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33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7.92mm"/>
    </style:style>
    <style:style style:name="co5" style:family="table-column">
      <style:table-column-properties fo:break-before="auto" style:column-width="42.21mm"/>
    </style:style>
    <style:style style:name="co6" style:family="table-column">
      <style:table-column-properties fo:break-before="auto" style:column-width="43.57mm"/>
    </style:style>
    <style:style style:name="co7" style:family="table-column">
      <style:table-column-properties fo:break-before="auto" style:column-width="28.36mm"/>
    </style:style>
    <style:style style:name="co8" style:family="table-column">
      <style:table-column-properties fo:break-before="auto" style:column-width="45.28mm"/>
    </style:style>
    <style:style style:name="co9" style:family="table-column">
      <style:table-column-properties fo:break-before="auto" style:column-width="44.98mm"/>
    </style:style>
    <style:style style:name="co10" style:family="table-column">
      <style:table-column-properties fo:break-before="auto" style:column-width="32.37mm"/>
    </style:style>
    <style:style style:name="co11" style:family="table-column">
      <style:table-column-properties fo:break-before="auto" style:column-width="36.39mm"/>
    </style:style>
    <style:style style:name="co12" style:family="table-column">
      <style:table-column-properties fo:break-before="auto" style:column-width="43.27mm"/>
    </style:style>
    <style:style style:name="co13" style:family="table-column">
      <style:table-column-properties fo:break-before="auto" style:column-width="32.76mm"/>
    </style:style>
    <style:style style:name="co14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06mm" fo:break-before="auto" style:use-optimal-row-height="false"/>
    </style:style>
    <style:style style:name="ro3" style:family="table-row">
      <style:table-row-properties style:row-height="11.89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1.25pt solid #000000" fo:border-left="1.25pt solid #000000" fo:border-right="none" fo:border-top="1.25pt solid #000000"/>
    </style:style>
    <style:style style:name="ce4" style:family="table-cell" style:parent-style-name="Default">
      <style:table-cell-properties fo:border-bottom="1.76pt solid #000000" fo:border-left="1.76pt solid #000000" fo:border-right="none" fo:border-top="1.76pt solid #000000"/>
    </style:style>
    <style:style style:name="ce5" style:family="table-cell" style:parent-style-name="Default">
      <style:table-cell-properties fo:border-bottom="none" fo:border-left="1.76pt solid #000000" fo:border-right="none" fo:border-top="none"/>
    </style:style>
    <style:style style:name="ce6" style:family="table-cell" style:parent-style-name="Default">
      <style:table-cell-properties fo:border-bottom="1.76pt solid #000000" fo:border-left="1.76pt solid #000000" fo:border-right="none" fo:border-top="none"/>
    </style:style>
    <style:style style:name="ce7" style:family="table-cell" style:parent-style-name="Default">
      <style:table-cell-properties fo:border-bottom="1.25pt solid #000000" fo:border-left="none" fo:border-right="1.25pt solid #000000" fo:border-top="1.25pt solid #000000"/>
    </style:style>
    <style:style style:name="ce8" style:family="table-cell" style:parent-style-name="Default">
      <style:table-cell-properties fo:border-bottom="1.76pt solid #000000" fo:border-left="none" fo:border-right="1.76pt solid #000000" fo:border-top="1.76pt solid #000000"/>
    </style:style>
    <style:style style:name="ce9" style:family="table-cell" style:parent-style-name="Default">
      <style:table-cell-properties fo:border-bottom="none" fo:border-left="none" fo:border-right="1.76pt solid #000000" fo:border-top="none"/>
    </style:style>
    <style:style style:name="ce10" style:family="table-cell" style:parent-style-name="Default">
      <style:table-cell-properties fo:border-bottom="1.76pt solid #000000" fo:border-left="none" fo:border-right="1.76pt solid #000000" fo:border-top="none"/>
    </style:style>
    <style:style style:name="ce11" style:family="table-cell" style:parent-style-name="Default">
      <style:table-cell-properties fo:border-bottom="none" fo:border-left="1.76pt solid #000000" fo:border-right="none" fo:border-top="1.76pt solid #000000"/>
    </style:style>
    <style:style style:name="ce12" style:family="table-cell" style:parent-style-name="Default">
      <style:table-cell-properties fo:border-bottom="none" fo:border-left="none" fo:border-right="1.76pt solid #000000" fo:border-top="1.76pt solid #000000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fo:border-bottom="none" fo:border-left="1.5pt solid #000000" fo:border-right="none" fo:border-top="1.5pt solid #000000"/>
    </style:style>
    <style:style style:name="ce15" style:family="table-cell" style:parent-style-name="Default">
      <style:table-cell-properties fo:border-bottom="none" fo:border-left="1.5pt solid #000000" fo:border-right="none" fo:border-top="none"/>
    </style:style>
    <style:style style:name="ce16" style:family="table-cell" style:parent-style-name="Default">
      <style:table-cell-properties fo:border-bottom="1.5pt solid #000000" fo:border-left="1.5pt solid #000000" fo:border-right="none" fo:border-top="none"/>
    </style:style>
    <style:style style:name="ce17" style:family="table-cell" style:parent-style-name="Default">
      <style:table-cell-properties fo:border-bottom="none" fo:border-left="none" fo:border-right="none" fo:border-top="1.5pt solid #000000"/>
    </style:style>
    <style:style style:name="ce18" style:family="table-cell" style:parent-style-name="Default">
      <style:table-cell-properties fo:border-bottom="1.5pt solid #000000" fo:border-left="none" fo:border-right="none" fo:border-top="none"/>
    </style:style>
    <style:style style:name="ce19" style:family="table-cell" style:parent-style-name="Default">
      <style:table-cell-properties fo:border-bottom="none" fo:background-color="#99ff66" fo:border-left="2.49pt solid #000000" fo:border-right="2.49pt solid #000000" fo:border-top="2.49pt solid #000000"/>
    </style:style>
    <style:style style:name="ce20" style:family="table-cell" style:parent-style-name="Default">
      <style:table-cell-properties fo:border-bottom="none" fo:background-color="#99ff66" fo:border-left="2.49pt solid #000000" fo:border-right="2.49pt solid #000000" fo:border-top="none"/>
    </style:style>
    <style:style style:name="ce21" style:family="table-cell" style:parent-style-name="Default">
      <style:table-cell-properties fo:border-bottom="2.49pt solid #000000" fo:background-color="#99ff66" fo:border-left="2.49pt solid #000000" fo:border-right="2.49pt solid #000000" fo:border-top="none"/>
    </style:style>
    <style:style style:name="ce22" style:family="table-cell" style:parent-style-name="Default">
      <style:table-cell-properties fo:border-bottom="2.01pt solid #000000" fo:background-color="#99ff66" fo:border-left="2.01pt solid #000000" fo:border-right="none" fo:border-top="2.01pt solid #000000"/>
    </style:style>
    <style:style style:name="ce23" style:family="table-cell" style:parent-style-name="Default">
      <style:table-cell-properties fo:border-bottom="none" fo:background-color="#99ff66" fo:border-left="2.01pt solid #000000" fo:border-right="none" fo:border-top="none"/>
    </style:style>
    <style:style style:name="ce24" style:family="table-cell" style:parent-style-name="Default">
      <style:table-cell-properties fo:border-bottom="2.01pt solid #000000" fo:background-color="#99ff66" fo:border-left="2.01pt solid #000000" fo:border-right="none" fo:border-top="none"/>
    </style:style>
    <style:style style:name="ce25" style:family="table-cell" style:parent-style-name="Default">
      <style:table-cell-properties fo:border-bottom="none" fo:border-left="none" fo:border-right="1.5pt solid #000000" fo:border-top="1.5pt solid #000000"/>
    </style:style>
    <style:style style:name="ce26" style:family="table-cell" style:parent-style-name="Default">
      <style:table-cell-properties fo:border-bottom="none" fo:border-left="none" fo:border-right="1.5pt solid #000000" fo:border-top="none"/>
    </style:style>
    <style:style style:name="ce27" style:family="table-cell" style:parent-style-name="Default">
      <style:table-cell-properties fo:border-bottom="1.5pt solid #000000" fo:border-left="none" fo:border-right="1.5pt solid #000000" fo:border-top="none"/>
    </style:style>
    <style:style style:name="ce28" style:family="table-cell" style:parent-style-name="Default">
      <style:table-cell-properties fo:border-bottom="2.01pt solid #000000" fo:background-color="#99ff66" fo:border-left="none" fo:border-right="none" fo:border-top="2.01pt solid #000000"/>
    </style:style>
    <style:style style:name="ce29" style:family="table-cell" style:parent-style-name="Default">
      <style:table-cell-properties fo:border-bottom="none" fo:background-color="#99ff66" fo:border-left="2.01pt solid #000000" fo:border-right="none" fo:border-top="2.01pt solid #000000"/>
    </style:style>
    <style:style style:name="ce30" style:family="table-cell" style:parent-style-name="Default">
      <style:table-cell-properties fo:border-bottom="2.01pt solid #000000" fo:background-color="#99ff66" fo:border-left="none" fo:border-right="2.01pt solid #000000" fo:border-top="2.01pt solid #000000"/>
    </style:style>
    <style:style style:name="ce31" style:family="table-cell" style:parent-style-name="Default">
      <style:table-cell-properties fo:border-bottom="none" fo:background-color="#99ff66" fo:border-left="none" fo:border-right="2.01pt solid #000000" fo:border-top="none"/>
    </style:style>
    <style:style style:name="ce32" style:family="table-cell" style:parent-style-name="Default">
      <style:table-cell-properties fo:border-bottom="2.01pt solid #000000" fo:background-color="#99ff66" fo:wrap-option="wrap" fo:border-left="none" fo:border-right="2.01pt solid #000000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background-color="#99ff66" fo:border-left="none" fo:border-right="none" fo:border-top="2.01pt solid #000000"/>
    </style:style>
    <style:style style:name="ce34" style:family="table-cell" style:parent-style-name="Default">
      <style:table-cell-properties fo:background-color="#99ff66"/>
    </style:style>
    <style:style style:name="ce35" style:family="table-cell" style:parent-style-name="Default">
      <style:table-cell-properties fo:border-bottom="2.01pt solid #000000" fo:background-color="#99ff66" fo:border-left="none" fo:border-right="none" fo:border-top="none"/>
    </style:style>
    <style:style style:name="ce36" style:family="table-cell" style:parent-style-name="Default">
      <style:table-cell-properties fo:border-bottom="none" fo:background-color="#99ff66" fo:border-left="none" fo:border-right="2.01pt solid #000000" fo:border-top="2.01pt solid #000000"/>
    </style:style>
    <style:style style:name="ce37" style:family="table-cell" style:parent-style-name="Default">
      <style:table-cell-properties fo:border-bottom="2.01pt solid #000000" fo:background-color="#99ff66" fo:border-left="none" fo:border-right="2.01pt solid #000000" fo:border-top="none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gr4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5.8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onnées_QUCS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3" table:default-cell-style-name="ce9"/>
        <table:table-column table:style-name="co3" table:number-columns-repeated="14" table:default-cell-style-name="Default"/>
        <table:table-row table:style-name="ro1">
          <table:table-cell table:style-name="ce1" office:value-type="string" calcext:value-type="string" table:number-columns-spanned="18" table:number-rows-spanned="2">
            <text:p>TENSION DE SORTIE DU DETECTEUR HF </text:p>
            <text:p>Simulation par Qucs (BAS70)</text:p>
          </table:table-cell>
          <table:covered-table-cell table:number-columns-repeated="3" table:style-name="Default"/>
          <table:covered-table-cell table:number-columns-repeated="14"/>
        </table:table-row>
        <table:table-row table:style-name="ro2">
          <table:covered-table-cell table:style-name="ce2"/>
          <table:covered-table-cell table:number-columns-repeated="3" table:style-name="Default"/>
          <table:covered-table-cell table:number-columns-repeated="14"/>
        </table:table-row>
        <table:table-row table:style-name="ro1">
          <table:table-cell table:style-name="Default" table:number-columns-repeated="4"/>
          <table:table-cell table:number-columns-repeated="14"/>
        </table:table-row>
        <table:table-row table:style-name="ro1">
          <table:table-cell table:style-name="ce3" office:value-type="string" calcext:value-type="string">
            <text:p>couplage (dB)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string" calcext:value-type="string">
            <text:p>500MHz</text:p>
          </table:table-cell>
          <table:table-cell table:style-name="ce12"/>
          <table:table-cell office:value-type="string" calcext:value-type="string">
            <text:p>150MHz</text:p>
          </table:table-cell>
          <table:table-cell/>
          <table:table-cell office:value-type="string" calcext:value-type="string">
            <text:p>50MHz</text:p>
          </table:table-cell>
          <table:table-cell/>
          <table:table-cell office:value-type="string" calcext:value-type="string">
            <text:p>30MHz</text:p>
          </table:table-cell>
          <table:table-cell/>
          <table:table-cell office:value-type="string" calcext:value-type="string">
            <text:p>14MHz</text:p>
          </table:table-cell>
          <table:table-cell/>
          <table:table-cell office:value-type="string" calcext:value-type="string">
            <text:p>7MHz</text:p>
          </table:table-cell>
          <table:table-cell/>
          <table:table-cell office:value-type="string" calcext:value-type="string">
            <text:p>3,5MHz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Pin coupleur (W)</text:p>
          </table:table-cell>
          <table:table-cell table:style-name="ce8" office:value-type="string" calcext:value-type="string">
            <text:p>Pin coupleur (dBm)</text:p>
          </table:table-cell>
          <table:table-cell table:style-name="ce6" office:value-type="string" calcext:value-type="string">
            <text:p>Pin détecteur</text:p>
          </table:table-cell>
          <table:table-cell table:style-name="ce10"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table:number-columns-repeated="2"/>
        </table:table-row>
        <table:table-row table:style-name="ro1">
          <table:table-cell table:formula="of:=(10^([.B6]/10))/1000" office:value-type="float" office:value="0.0501187233627272" calcext:value-type="float">
            <office:annotation office:display="true" draw:style-name="gr1" draw:text-style-name="P2" svg:width="28.99mm" svg:height="13.86mm" svg:x="0.79mm" svg:y="4.57mm" draw:caption-point-x="33.77mm" draw:caption-point-y="28.65mm">
              <dc:date>2019-07-07T00:00:00</dc:date>
              <text:p text:style-name="P1">Pin_coupleur = Pin_détecteur + couplage</text:p>
            </office:annotation>
            <text:p>0,050118723362727</text:p>
          </table:table-cell>
          <table:table-cell table:formula="of:=[.C6]+[.$B$4]" office:value-type="float" office:value="17" calcext:value-type="float">
            <text:p>17</text:p>
          </table:table-cell>
          <table:table-cell office:value-type="float" office:value="-13" calcext:value-type="float">
            <office:annotation office:display="true" draw:style-name="gr2" draw:text-style-name="P2" svg:width="28.99mm" svg:height="9.91mm" svg:x="55.29mm" svg:y="5.36mm" draw:caption-point-x="35.15mm" draw:caption-point-y="27.86mm">
              <dc:date>2019-07-07T00:00:00</dc:date>
              <text:p text:style-name="P1">Relevé dans Qucs</text:p>
            </office:annotation>
            <text:p>-13</text:p>
          </table:table-cell>
          <table:table-cell table:formula="of:=130*10^(-6)" office:value-type="float" office:value="0.00013" calcext:value-type="float">
            <text:p>0,00013</text:p>
          </table:table-cell>
          <table:table-cell table:number-columns-repeated="14"/>
        </table:table-row>
        <table:table-row table:style-name="ro1">
          <table:table-cell table:formula="of:=(10^([.B7]/10))/1000" office:value-type="float" office:value="0.0630957344480193" calcext:value-type="float">
            <text:p>0,063095734448019</text:p>
          </table:table-cell>
          <table:table-cell table:formula="of:=[.C7]+[.$B$4]"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formula="of:=200*10^(-6)" office:value-type="float" office:value="0.0002" calcext:value-type="float">
            <text:p>0,0002</text:p>
          </table:table-cell>
          <table:table-cell table:number-columns-repeated="14"/>
        </table:table-row>
        <table:table-row table:style-name="ro1">
          <table:table-cell table:formula="of:=(10^([.B8]/10))/1000" office:value-type="float" office:value="0.0794328234724281" calcext:value-type="float">
            <text:p>0,079432823472428</text:p>
          </table:table-cell>
          <table:table-cell table:formula="of:=[.C8]+[.$B$4]" office:value-type="float" office:value="19" calcext:value-type="float">
            <text:p>19</text:p>
          </table:table-cell>
          <table:table-cell office:value-type="float" office:value="-11" calcext:value-type="float">
            <text:p>-11</text:p>
          </table:table-cell>
          <table:table-cell table:formula="of:=350*10^(-6)" office:value-type="float" office:value="0.00035" calcext:value-type="float">
            <text:p>0,00035</text:p>
          </table:table-cell>
          <table:table-cell table:number-columns-repeated="14"/>
        </table:table-row>
        <table:table-row table:style-name="ro1">
          <table:table-cell table:formula="of:=(10^([.B9]/10))/1000" office:value-type="float" office:value="0.1" calcext:value-type="float">
            <text:p>0,1</text:p>
          </table:table-cell>
          <table:table-cell table:formula="of:=[.C9]+[.$B$4]" office:value-type="float" office:value="20" calcext:value-type="float">
            <text:p>20</text:p>
          </table:table-cell>
          <table:table-cell table:formula="of:=-10" office:value-type="float" office:value="-10" calcext:value-type="float">
            <text:p>-10</text:p>
          </table:table-cell>
          <table:table-cell table:formula="of:=400*10^(-6)" office:value-type="float" office:value="0.0004" calcext:value-type="float">
            <text:p>0,0004</text:p>
          </table:table-cell>
          <table:table-cell table:number-columns-repeated="14"/>
        </table:table-row>
        <table:table-row table:style-name="ro1">
          <table:table-cell table:formula="of:=(10^([.B10]/10))/1000" office:value-type="float" office:value="0.125892541179417" calcext:value-type="float">
            <text:p>0,125892541179417</text:p>
          </table:table-cell>
          <table:table-cell table:formula="of:=[.C10]+[.$B$4]" office:value-type="float" office:value="21" calcext:value-type="float">
            <text:p>21</text:p>
          </table:table-cell>
          <table:table-cell table:formula="of:=[.C9]+1" office:value-type="float" office:value="-9" calcext:value-type="float">
            <text:p>-9</text:p>
          </table:table-cell>
          <table:table-cell table:formula="of:=722*10^(-6)" office:value-type="float" office:value="0.000722" calcext:value-type="float">
            <text:p>0,000722</text:p>
          </table:table-cell>
          <table:table-cell table:number-columns-repeated="14"/>
        </table:table-row>
        <table:table-row table:style-name="ro1">
          <table:table-cell table:formula="of:=(10^([.B11]/10))/1000" office:value-type="float" office:value="0.158489319246111" calcext:value-type="float">
            <text:p>0,158489319246111</text:p>
          </table:table-cell>
          <table:table-cell table:formula="of:=[.C11]+[.$B$4]" office:value-type="float" office:value="22" calcext:value-type="float">
            <text:p>22</text:p>
          </table:table-cell>
          <table:table-cell table:formula="of:=[.C10]+1" office:value-type="float" office:value="-8" calcext:value-type="float">
            <text:p>-8</text:p>
          </table:table-cell>
          <table:table-cell table:formula="of:=1.01*10^(-3)" office:value-type="float" office:value="0.00101" calcext:value-type="float">
            <text:p>0,00101</text:p>
          </table:table-cell>
          <table:table-cell table:number-columns-repeated="14"/>
        </table:table-row>
        <table:table-row table:style-name="ro1">
          <table:table-cell table:formula="of:=(10^([.B12]/10))/1000" office:value-type="float" office:value="0.199526231496888" calcext:value-type="float">
            <text:p>0,199526231496888</text:p>
          </table:table-cell>
          <table:table-cell table:formula="of:=[.C12]+[.$B$4]" office:value-type="float" office:value="23" calcext:value-type="float">
            <text:p>23</text:p>
          </table:table-cell>
          <table:table-cell table:formula="of:=[.C11]+1" office:value-type="float" office:value="-7" calcext:value-type="float">
            <text:p>-7</text:p>
          </table:table-cell>
          <table:table-cell table:formula="of:=1.6*10^(-3)" office:value-type="float" office:value="0.0016" calcext:value-type="float">
            <text:p>0,0016</text:p>
          </table:table-cell>
          <table:table-cell table:number-columns-repeated="14"/>
        </table:table-row>
        <table:table-row table:style-name="ro1">
          <table:table-cell table:formula="of:=(10^([.B13]/10))/1000" office:value-type="float" office:value="0.251188643150958" calcext:value-type="float">
            <text:p>0,251188643150958</text:p>
          </table:table-cell>
          <table:table-cell table:formula="of:=[.C13]+[.$B$4]" office:value-type="float" office:value="24" calcext:value-type="float">
            <text:p>24</text:p>
          </table:table-cell>
          <table:table-cell table:formula="of:=[.C12]+1" office:value-type="float" office:value="-6" calcext:value-type="float">
            <text:p>-6</text:p>
          </table:table-cell>
          <table:table-cell table:formula="of:=2.44*10^(-3)" office:value-type="float" office:value="0.00244" calcext:value-type="float">
            <text:p>0,00244</text:p>
          </table:table-cell>
          <table:table-cell table:number-columns-repeated="14"/>
        </table:table-row>
        <table:table-row table:style-name="ro1">
          <table:table-cell table:formula="of:=(10^([.B14]/10))/1000" office:value-type="float" office:value="0.316227766016838" calcext:value-type="float">
            <text:p>0,316227766016838</text:p>
          </table:table-cell>
          <table:table-cell table:formula="of:=[.C14]+[.$B$4]" office:value-type="float" office:value="25" calcext:value-type="float">
            <text:p>25</text:p>
          </table:table-cell>
          <table:table-cell table:formula="of:=[.C13]+1" office:value-type="float" office:value="-5" calcext:value-type="float">
            <text:p>-5</text:p>
          </table:table-cell>
          <table:table-cell table:formula="of:=5.29*10^(-3)" office:value-type="float" office:value="0.00529" calcext:value-type="float">
            <text:p>0,00529</text:p>
          </table:table-cell>
          <table:table-cell table:number-columns-repeated="14"/>
        </table:table-row>
        <table:table-row table:style-name="ro1">
          <table:table-cell table:formula="of:=(10^([.B15]/10))/1000" office:value-type="float" office:value="0.398107170553497" calcext:value-type="float">
            <text:p>0,398107170553497</text:p>
          </table:table-cell>
          <table:table-cell table:formula="of:=[.C15]+[.$B$4]" office:value-type="float" office:value="26" calcext:value-type="float">
            <text:p>26</text:p>
          </table:table-cell>
          <table:table-cell table:formula="of:=[.C14]+1" office:value-type="float" office:value="-4" calcext:value-type="float">
            <text:p>-4</text:p>
          </table:table-cell>
          <table:table-cell table:formula="of:=6.5*10^(-3)" office:value-type="float" office:value="0.0065" calcext:value-type="float">
            <text:p>0,0065</text:p>
          </table:table-cell>
          <table:table-cell table:number-columns-repeated="14"/>
        </table:table-row>
        <table:table-row table:style-name="ro1">
          <table:table-cell table:formula="of:=(10^([.B16]/10))/1000" office:value-type="float" office:value="0.501187233627272" calcext:value-type="float">
            <text:p>0,501187233627272</text:p>
          </table:table-cell>
          <table:table-cell table:formula="of:=[.C16]+[.$B$4]" office:value-type="float" office:value="27" calcext:value-type="float">
            <text:p>27</text:p>
          </table:table-cell>
          <table:table-cell table:formula="of:=[.C15]+1" office:value-type="float" office:value="-3" calcext:value-type="float">
            <text:p>-3</text:p>
          </table:table-cell>
          <table:table-cell table:formula="of:=10*10^(-3)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table:formula="of:=(10^([.B17]/10))/1000" office:value-type="float" office:value="0.630957344480193" calcext:value-type="float">
            <text:p>0,630957344480193</text:p>
          </table:table-cell>
          <table:table-cell table:formula="of:=[.C17]+[.$B$4]" office:value-type="float" office:value="28" calcext:value-type="float">
            <text:p>28</text:p>
          </table:table-cell>
          <table:table-cell table:formula="of:=[.C16]+1" office:value-type="float" office:value="-2" calcext:value-type="float">
            <text:p>-2</text:p>
          </table:table-cell>
          <table:table-cell table:formula="of:=16.6*10^(-3)" office:value-type="float" office:value="0.0166" calcext:value-type="float">
            <text:p>0,0166</text:p>
          </table:table-cell>
          <table:table-cell table:number-columns-repeated="14"/>
        </table:table-row>
        <table:table-row table:style-name="ro1">
          <table:table-cell table:formula="of:=(10^([.B18]/10))/1000" office:value-type="float" office:value="0.794328234724281" calcext:value-type="float">
            <text:p>0,794328234724281</text:p>
          </table:table-cell>
          <table:table-cell table:formula="of:=[.C18]+[.$B$4]" office:value-type="float" office:value="29" calcext:value-type="float">
            <text:p>29</text:p>
          </table:table-cell>
          <table:table-cell table:formula="of:=[.C17]+1" office:value-type="float" office:value="-1" calcext:value-type="float">
            <text:p>-1</text:p>
          </table:table-cell>
          <table:table-cell table:formula="of:=25.9*10^(-3)" office:value-type="float" office:value="0.0259" calcext:value-type="float">
            <text:p>0,0259</text:p>
          </table:table-cell>
          <table:table-cell table:number-columns-repeated="14"/>
        </table:table-row>
        <table:table-row table:style-name="ro1">
          <table:table-cell table:formula="of:=(10^([.B19]/10))/1000" office:value-type="float" office:value="1" calcext:value-type="float">
            <text:p>1</text:p>
          </table:table-cell>
          <table:table-cell table:formula="of:=[.C19]+[.$B$4]" office:value-type="float" office:value="30" calcext:value-type="float">
            <text:p>30</text:p>
          </table:table-cell>
          <table:table-cell table:formula="of:=[.C18]+1" office:value-type="float" office:value="0" calcext:value-type="float">
            <text:p>0</text:p>
          </table:table-cell>
          <table:table-cell table:formula="of:=38.8*10^(-3)" office:value-type="float" office:value="0.0388" calcext:value-type="float">
            <text:p>0,0388</text:p>
          </table:table-cell>
          <table:table-cell table:number-columns-repeated="14"/>
        </table:table-row>
        <table:table-row table:style-name="ro1">
          <table:table-cell table:formula="of:=(10^([.B20]/10))/1000" office:value-type="float" office:value="1.25892541179417" calcext:value-type="float">
            <text:p>1,25892541179417</text:p>
          </table:table-cell>
          <table:table-cell table:formula="of:=[.C20]+[.$B$4]" office:value-type="float" office:value="31" calcext:value-type="float">
            <text:p>31</text:p>
          </table:table-cell>
          <table:table-cell table:formula="of:=[.C19]+1" office:value-type="float" office:value="1" calcext:value-type="float">
            <text:p>1</text:p>
          </table:table-cell>
          <table:table-cell table:formula="of:=0.0522" office:value-type="float" office:value="0.0522" calcext:value-type="float">
            <text:p>0,0522</text:p>
          </table:table-cell>
          <table:table-cell table:number-columns-repeated="14"/>
        </table:table-row>
        <table:table-row table:style-name="ro1">
          <table:table-cell table:formula="of:=(10^([.B21]/10))/1000" office:value-type="float" office:value="1.58489319246111" calcext:value-type="float">
            <text:p>1,58489319246111</text:p>
          </table:table-cell>
          <table:table-cell table:formula="of:=[.C21]+[.$B$4]" office:value-type="float" office:value="32" calcext:value-type="float">
            <text:p>32</text:p>
          </table:table-cell>
          <table:table-cell table:formula="of:=[.C20]+1" office:value-type="float" office:value="2" calcext:value-type="float">
            <text:p>2</text:p>
          </table:table-cell>
          <table:table-cell table:formula="of:=0.0798" office:value-type="float" office:value="0.0798" calcext:value-type="float">
            <text:p>0,0798</text:p>
          </table:table-cell>
          <table:table-cell table:number-columns-repeated="14"/>
        </table:table-row>
        <table:table-row table:style-name="ro1">
          <table:table-cell table:formula="of:=(10^([.B22]/10))/1000" office:value-type="float" office:value="1.99526231496888" calcext:value-type="float">
            <text:p>1,99526231496888</text:p>
          </table:table-cell>
          <table:table-cell table:formula="of:=[.C22]+[.$B$4]" office:value-type="float" office:value="33" calcext:value-type="float">
            <text:p>33</text:p>
          </table:table-cell>
          <table:table-cell table:formula="of:=[.C21]+1" office:value-type="float" office:value="3" calcext:value-type="float">
            <text:p>3</text:p>
          </table:table-cell>
          <table:table-cell table:formula="of:=0.1" office:value-type="float" office:value="0.1" calcext:value-type="float">
            <text:p>0,1</text:p>
          </table:table-cell>
          <table:table-cell table:number-columns-repeated="14"/>
        </table:table-row>
        <table:table-row table:style-name="ro1">
          <table:table-cell table:formula="of:=(10^([.B23]/10))/1000" office:value-type="float" office:value="2.51188643150958" calcext:value-type="float">
            <text:p>2,51188643150958</text:p>
          </table:table-cell>
          <table:table-cell table:formula="of:=[.C23]+[.$B$4]" office:value-type="float" office:value="34" calcext:value-type="float">
            <text:p>34</text:p>
          </table:table-cell>
          <table:table-cell table:formula="of:=[.C22]+1" office:value-type="float" office:value="4" calcext:value-type="float">
            <text:p>4</text:p>
          </table:table-cell>
          <table:table-cell table:formula="of:=0.135" office:value-type="float" office:value="0.135" calcext:value-type="float">
            <text:p>0,135</text:p>
          </table:table-cell>
          <table:table-cell table:number-columns-repeated="14"/>
        </table:table-row>
        <table:table-row table:style-name="ro1">
          <table:table-cell table:formula="of:=(10^([.B24]/10))/1000" office:value-type="float" office:value="3.16227766016838" calcext:value-type="float">
            <text:p>3,16227766016838</text:p>
          </table:table-cell>
          <table:table-cell table:formula="of:=[.C24]+[.$B$4]" office:value-type="float" office:value="35" calcext:value-type="float">
            <text:p>35</text:p>
          </table:table-cell>
          <table:table-cell table:formula="of:=[.C23]+1" office:value-type="float" office:value="5" calcext:value-type="float">
            <text:p>5</text:p>
          </table:table-cell>
          <table:table-cell table:formula="of:=0.17" office:value-type="float" office:value="0.17" calcext:value-type="float">
            <text:p>0,17</text:p>
          </table:table-cell>
          <table:table-cell table:number-columns-repeated="14"/>
        </table:table-row>
        <table:table-row table:style-name="ro1">
          <table:table-cell table:formula="of:=(10^([.B25]/10))/1000" office:value-type="float" office:value="3.98107170553497" calcext:value-type="float">
            <text:p>3,98107170553497</text:p>
          </table:table-cell>
          <table:table-cell table:formula="of:=[.C25]+[.$B$4]" office:value-type="float" office:value="36" calcext:value-type="float">
            <text:p>36</text:p>
          </table:table-cell>
          <table:table-cell table:formula="of:=[.C24]+1" office:value-type="float" office:value="6" calcext:value-type="float">
            <text:p>6</text:p>
          </table:table-cell>
          <table:table-cell office:value-type="float" office:value="0.208" calcext:value-type="float">
            <text:p>0,208</text:p>
          </table:table-cell>
          <table:table-cell table:number-columns-repeated="14"/>
        </table:table-row>
        <table:table-row table:style-name="ro1">
          <table:table-cell table:formula="of:=(10^([.B26]/10))/1000" office:value-type="float" office:value="5.01187233627272" calcext:value-type="float">
            <text:p>5,01187233627272</text:p>
          </table:table-cell>
          <table:table-cell table:formula="of:=[.C26]+[.$B$4]" office:value-type="float" office:value="37" calcext:value-type="float">
            <text:p>37</text:p>
          </table:table-cell>
          <table:table-cell table:formula="of:=[.C25]+1" office:value-type="float" office:value="7" calcext:value-type="float">
            <text:p>7</text:p>
          </table:table-cell>
          <table:table-cell office:value-type="float" office:value="0.244" calcext:value-type="float">
            <text:p>0,244</text:p>
          </table:table-cell>
          <table:table-cell table:number-columns-repeated="14"/>
        </table:table-row>
        <table:table-row table:style-name="ro1">
          <table:table-cell table:formula="of:=(10^([.B27]/10))/1000" office:value-type="float" office:value="6.30957344480193" calcext:value-type="float">
            <text:p>6,30957344480193</text:p>
          </table:table-cell>
          <table:table-cell table:formula="of:=[.C27]+[.$B$4]" office:value-type="float" office:value="38" calcext:value-type="float">
            <text:p>38</text:p>
          </table:table-cell>
          <table:table-cell table:formula="of:=[.C26]+1" office:value-type="float" office:value="8" calcext:value-type="float">
            <text:p>8</text:p>
          </table:table-cell>
          <table:table-cell office:value-type="float" office:value="0.303" calcext:value-type="float">
            <text:p>0,303</text:p>
          </table:table-cell>
          <table:table-cell table:number-columns-repeated="14"/>
        </table:table-row>
        <table:table-row table:style-name="ro1">
          <table:table-cell table:formula="of:=(10^([.B28]/10))/1000" office:value-type="float" office:value="7.94328234724281" calcext:value-type="float">
            <text:p>7,94328234724281</text:p>
          </table:table-cell>
          <table:table-cell table:formula="of:=[.C28]+[.$B$4]" office:value-type="float" office:value="39" calcext:value-type="float">
            <text:p>39</text:p>
          </table:table-cell>
          <table:table-cell table:formula="of:=[.C27]+1" office:value-type="float" office:value="9" calcext:value-type="float">
            <text:p>9</text:p>
          </table:table-cell>
          <table:table-cell office:value-type="float" office:value="0.364" calcext:value-type="float">
            <text:p>0,364</text:p>
          </table:table-cell>
          <table:table-cell table:number-columns-repeated="14"/>
        </table:table-row>
        <table:table-row table:style-name="ro1">
          <table:table-cell table:formula="of:=(10^([.B29]/10))/1000" office:value-type="float" office:value="10" calcext:value-type="float">
            <text:p>10</text:p>
          </table:table-cell>
          <table:table-cell table:formula="of:=[.C29]+[.$B$4]" office:value-type="float" office:value="40" calcext:value-type="float">
            <text:p>40</text:p>
          </table:table-cell>
          <table:table-cell table:formula="of:=[.C28]+1" office:value-type="float" office:value="10" calcext:value-type="float">
            <text:p>10</text:p>
          </table:table-cell>
          <table:table-cell office:value-type="float" office:value="0.437" calcext:value-type="float">
            <text:p>0,437</text:p>
          </table:table-cell>
          <table:table-cell table:number-columns-repeated="14"/>
        </table:table-row>
        <table:table-row table:style-name="ro1">
          <table:table-cell table:formula="of:=(10^([.B30]/10))/1000" office:value-type="float" office:value="12.5892541179417" calcext:value-type="float">
            <text:p>12,5892541179417</text:p>
          </table:table-cell>
          <table:table-cell table:formula="of:=[.C30]+[.$B$4]" office:value-type="float" office:value="41" calcext:value-type="float">
            <text:p>41</text:p>
          </table:table-cell>
          <table:table-cell table:formula="of:=[.C29]+1" office:value-type="float" office:value="11" calcext:value-type="float">
            <text:p>11</text:p>
          </table:table-cell>
          <table:table-cell office:value-type="float" office:value="0.503" calcext:value-type="float">
            <text:p>0,503</text:p>
          </table:table-cell>
          <table:table-cell table:number-columns-repeated="14"/>
        </table:table-row>
        <table:table-row table:style-name="ro1">
          <table:table-cell table:formula="of:=(10^([.B31]/10))/1000" office:value-type="float" office:value="15.8489319246111" calcext:value-type="float">
            <text:p>15,8489319246111</text:p>
          </table:table-cell>
          <table:table-cell table:formula="of:=[.C31]+[.$B$4]" office:value-type="float" office:value="42" calcext:value-type="float">
            <text:p>42</text:p>
          </table:table-cell>
          <table:table-cell table:formula="of:=[.C30]+1" office:value-type="float" office:value="12" calcext:value-type="float">
            <text:p>12</text:p>
          </table:table-cell>
          <table:table-cell office:value-type="float" office:value="0.596" calcext:value-type="float">
            <text:p>0,596</text:p>
          </table:table-cell>
          <table:table-cell table:number-columns-repeated="14"/>
        </table:table-row>
        <table:table-row table:style-name="ro1">
          <table:table-cell table:formula="of:=(10^([.B32]/10))/1000" office:value-type="float" office:value="19.9526231496888" calcext:value-type="float">
            <text:p>19,9526231496888</text:p>
          </table:table-cell>
          <table:table-cell table:formula="of:=[.C32]+[.$B$4]" office:value-type="float" office:value="43" calcext:value-type="float">
            <text:p>43</text:p>
          </table:table-cell>
          <table:table-cell table:formula="of:=[.C31]+1" office:value-type="float" office:value="13" calcext:value-type="float">
            <text:p>13</text:p>
          </table:table-cell>
          <table:table-cell office:value-type="float" office:value="0.706" calcext:value-type="float">
            <text:p>0,706</text:p>
          </table:table-cell>
          <table:table-cell table:number-columns-repeated="14"/>
        </table:table-row>
        <table:table-row table:style-name="ro1">
          <table:table-cell table:formula="of:=(10^([.B33]/10))/1000" office:value-type="float" office:value="25.1188643150958" calcext:value-type="float">
            <text:p>25,1188643150958</text:p>
          </table:table-cell>
          <table:table-cell table:formula="of:=[.C33]+[.$B$4]" office:value-type="float" office:value="44" calcext:value-type="float">
            <text:p>44</text:p>
          </table:table-cell>
          <table:table-cell table:formula="of:=[.C32]+1" office:value-type="float" office:value="14" calcext:value-type="float">
            <text:p>14</text:p>
          </table:table-cell>
          <table:table-cell office:value-type="float" office:value="0.814" calcext:value-type="float">
            <text:p>0,814</text:p>
          </table:table-cell>
          <table:table-cell table:number-columns-repeated="14"/>
        </table:table-row>
        <table:table-row table:style-name="ro1">
          <table:table-cell table:formula="of:=(10^([.B34]/10))/1000" office:value-type="float" office:value="31.6227766016838" calcext:value-type="float">
            <text:p>31,6227766016838</text:p>
          </table:table-cell>
          <table:table-cell table:formula="of:=[.C34]+[.$B$4]" office:value-type="float" office:value="45" calcext:value-type="float">
            <text:p>45</text:p>
          </table:table-cell>
          <table:table-cell table:formula="of:=[.C33]+1" office:value-type="float" office:value="15" calcext:value-type="float">
            <text:p>15</text:p>
          </table:table-cell>
          <table:table-cell office:value-type="float" office:value="0.938" calcext:value-type="float">
            <text:p>0,938</text:p>
          </table:table-cell>
          <table:table-cell table:number-columns-repeated="14"/>
        </table:table-row>
        <table:table-row table:style-name="ro1">
          <table:table-cell table:formula="of:=(10^([.B35]/10))/1000" office:value-type="float" office:value="39.8107170553497" calcext:value-type="float">
            <text:p>39,8107170553497</text:p>
          </table:table-cell>
          <table:table-cell table:formula="of:=[.C35]+[.$B$4]" office:value-type="float" office:value="46" calcext:value-type="float">
            <text:p>46</text:p>
          </table:table-cell>
          <table:table-cell table:formula="of:=[.C34]+1" office:value-type="float" office:value="16" calcext:value-type="float">
            <text:p>16</text:p>
          </table:table-cell>
          <table:table-cell office:value-type="float" office:value="1.1" calcext:value-type="float">
            <text:p>1,1</text:p>
          </table:table-cell>
          <table:table-cell table:number-columns-repeated="14"/>
        </table:table-row>
        <table:table-row table:style-name="ro1">
          <table:table-cell table:formula="of:=(10^([.B36]/10))/1000" office:value-type="float" office:value="50.1187233627273" calcext:value-type="float">
            <text:p>50,1187233627273</text:p>
          </table:table-cell>
          <table:table-cell table:formula="of:=[.C36]+[.$B$4]" office:value-type="float" office:value="47" calcext:value-type="float">
            <text:p>47</text:p>
          </table:table-cell>
          <table:table-cell table:formula="of:=[.C35]+1" office:value-type="float" office:value="17" calcext:value-type="float">
            <text:p>17</text:p>
          </table:table-cell>
          <table:table-cell office:value-type="float" office:value="1.27" calcext:value-type="float">
            <text:p>1,27</text:p>
          </table:table-cell>
          <table:table-cell table:number-columns-repeated="14"/>
        </table:table-row>
        <table:table-row table:style-name="ro1">
          <table:table-cell table:formula="of:=(10^([.B37]/10))/1000" office:value-type="float" office:value="63.0957344480193" calcext:value-type="float">
            <text:p>63,0957344480193</text:p>
          </table:table-cell>
          <table:table-cell table:formula="of:=[.C37]+[.$B$4]" office:value-type="float" office:value="48" calcext:value-type="float">
            <text:p>48</text:p>
          </table:table-cell>
          <table:table-cell table:formula="of:=[.C36]+1" office:value-type="float" office:value="18" calcext:value-type="float">
            <text:p>18</text:p>
          </table:table-cell>
          <table:table-cell office:value-type="float" office:value="1.45" calcext:value-type="float">
            <text:p>1,45</text:p>
          </table:table-cell>
          <table:table-cell table:number-columns-repeated="14"/>
        </table:table-row>
        <table:table-row table:style-name="ro1">
          <table:table-cell table:formula="of:=(10^([.B38]/10))/1000" office:value-type="float" office:value="79.4328234724282" calcext:value-type="float">
            <text:p>79,4328234724282</text:p>
          </table:table-cell>
          <table:table-cell table:formula="of:=[.C38]+[.$B$4]" office:value-type="float" office:value="49" calcext:value-type="float">
            <text:p>49</text:p>
          </table:table-cell>
          <table:table-cell table:formula="of:=[.C37]+1" office:value-type="float" office:value="19" calcext:value-type="float">
            <text:p>19</text:p>
          </table:table-cell>
          <table:table-cell office:value-type="float" office:value="1.66" calcext:value-type="float">
            <text:p>1,66</text:p>
          </table:table-cell>
          <table:table-cell table:number-columns-repeated="14"/>
        </table:table-row>
        <table:table-row table:style-name="ro1">
          <table:table-cell table:formula="of:=(10^([.B39]/10))/1000" office:value-type="float" office:value="100" calcext:value-type="float">
            <text:p>100</text:p>
          </table:table-cell>
          <table:table-cell table:formula="of:=[.C39]+[.$B$4]" office:value-type="float" office:value="50" calcext:value-type="float">
            <text:p>50</text:p>
          </table:table-cell>
          <table:table-cell table:formula="of:=[.C38]+1" office:value-type="float" office:value="20" calcext:value-type="float">
            <text:p>20</text:p>
          </table:table-cell>
          <table:table-cell office:value-type="float" office:value="1.9" calcext:value-type="float">
            <text:p>1,9</text:p>
          </table:table-cell>
          <table:table-cell table:number-columns-repeated="14"/>
        </table:table-row>
        <table:table-row table:style-name="ro1">
          <table:table-cell table:formula="of:=(10^([.B40]/10))/1000" office:value-type="float" office:value="125.892541179417" calcext:value-type="float">
            <text:p>125,892541179417</text:p>
          </table:table-cell>
          <table:table-cell table:formula="of:=[.C40]+[.$B$4]" office:value-type="float" office:value="51" calcext:value-type="float">
            <text:p>51</text:p>
          </table:table-cell>
          <table:table-cell table:formula="of:=[.C39]+1" office:value-type="float" office:value="21" calcext:value-type="float">
            <text:p>21</text:p>
          </table:table-cell>
          <table:table-cell office:value-type="float" office:value="2.16" calcext:value-type="float">
            <text:p>2,16</text:p>
          </table:table-cell>
          <table:table-cell table:number-columns-repeated="14"/>
        </table:table-row>
        <table:table-row table:style-name="ro1">
          <table:table-cell table:formula="of:=(10^([.B41]/10))/1000" office:value-type="float" office:value="158.489319246111" calcext:value-type="float">
            <text:p>158,489319246111</text:p>
          </table:table-cell>
          <table:table-cell table:formula="of:=[.C41]+[.$B$4]" office:value-type="float" office:value="52" calcext:value-type="float">
            <text:p>52</text:p>
          </table:table-cell>
          <table:table-cell table:formula="of:=[.C40]+1" office:value-type="float" office:value="22" calcext:value-type="float">
            <text:p>22</text:p>
          </table:table-cell>
          <table:table-cell office:value-type="float" office:value="2.46" calcext:value-type="float">
            <text:p>2,46</text:p>
          </table:table-cell>
          <table:table-cell table:number-columns-repeated="14"/>
        </table:table-row>
        <table:table-row table:style-name="ro1">
          <table:table-cell table:formula="of:=(10^([.B42]/10))/1000" office:value-type="float" office:value="199.526231496888" calcext:value-type="float">
            <text:p>199,526231496888</text:p>
          </table:table-cell>
          <table:table-cell table:formula="of:=[.C42]+[.$B$4]" office:value-type="float" office:value="53" calcext:value-type="float">
            <text:p>53</text:p>
          </table:table-cell>
          <table:table-cell table:formula="of:=[.C41]+1" office:value-type="float" office:value="23" calcext:value-type="float">
            <text:p>23</text:p>
          </table:table-cell>
          <table:table-cell office:value-type="float" office:value="2.79" calcext:value-type="float">
            <text:p>2,79</text:p>
          </table:table-cell>
          <table:table-cell table:number-columns-repeated="14"/>
        </table:table-row>
        <table:table-row table:style-name="ro1">
          <table:table-cell table:formula="of:=(10^([.B43]/10))/1000" office:value-type="float" office:value="251.188643150958" calcext:value-type="float">
            <text:p>251,188643150958</text:p>
          </table:table-cell>
          <table:table-cell table:formula="of:=[.C43]+[.$B$4]" office:value-type="float" office:value="54" calcext:value-type="float">
            <text:p>54</text:p>
          </table:table-cell>
          <table:table-cell table:formula="of:=[.C42]+1" office:value-type="float" office:value="24" calcext:value-type="float">
            <text:p>24</text:p>
          </table:table-cell>
          <table:table-cell office:value-type="float" office:value="3.17" calcext:value-type="float">
            <text:p>3,17</text:p>
          </table:table-cell>
          <table:table-cell table:number-columns-repeated="14"/>
        </table:table-row>
        <table:table-row table:style-name="ro1">
          <table:table-cell table:formula="of:=(10^([.B44]/10))/1000" office:value-type="float" office:value="316.227766016838" calcext:value-type="float">
            <text:p>316,227766016838</text:p>
          </table:table-cell>
          <table:table-cell table:formula="of:=[.C44]+[.$B$4]" office:value-type="float" office:value="55" calcext:value-type="float">
            <text:p>55</text:p>
          </table:table-cell>
          <table:table-cell table:formula="of:=[.C43]+1" office:value-type="float" office:value="25" calcext:value-type="float">
            <text:p>25</text:p>
          </table:table-cell>
          <table:table-cell office:value-type="float" office:value="3.59" calcext:value-type="float">
            <text:p>3,59</text:p>
          </table:table-cell>
          <table:table-cell table:number-columns-repeated="14"/>
        </table:table-row>
        <table:table-row table:style-name="ro1">
          <table:table-cell table:formula="of:=(10^([.B45]/10))/1000" office:value-type="float" office:value="398.107170553497" calcext:value-type="float">
            <text:p>398,107170553497</text:p>
          </table:table-cell>
          <table:table-cell table:formula="of:=[.C45]+[.$B$4]" office:value-type="float" office:value="56" calcext:value-type="float">
            <text:p>56</text:p>
          </table:table-cell>
          <table:table-cell table:formula="of:=[.C44]+1" office:value-type="float" office:value="26" calcext:value-type="float">
            <text:p>26</text:p>
          </table:table-cell>
          <table:table-cell office:value-type="float" office:value="4.02" calcext:value-type="float">
            <text:p>4,02</text:p>
          </table:table-cell>
          <table:table-cell table:number-columns-repeated="14"/>
        </table:table-row>
        <table:table-row table:style-name="ro1">
          <table:table-cell table:formula="of:=(10^([.B46]/10))/1000" office:value-type="float" office:value="501.187233627272" calcext:value-type="float">
            <text:p>501,187233627272</text:p>
          </table:table-cell>
          <table:table-cell table:formula="of:=[.C46]+[.$B$4]" office:value-type="float" office:value="57" calcext:value-type="float">
            <text:p>57</text:p>
          </table:table-cell>
          <table:table-cell table:formula="of:=[.C45]+1" office:value-type="float" office:value="27" calcext:value-type="float">
            <text:p>27</text:p>
          </table:table-cell>
          <table:table-cell office:value-type="float" office:value="4.55" calcext:value-type="float">
            <text:p>4,55</text:p>
          </table:table-cell>
          <table:table-cell table:number-columns-repeated="14"/>
        </table:table-row>
        <table:table-row table:style-name="ro1">
          <table:table-cell table:style-name="ce6" table:formula="of:=(10^([.B47]/10))/1000" office:value-type="float" office:value="630.957344480193" calcext:value-type="float">
            <text:p>630,957344480193</text:p>
          </table:table-cell>
          <table:table-cell table:style-name="ce10" table:formula="of:=[.C47]+[.$B$4]" office:value-type="float" office:value="58" calcext:value-type="float">
            <text:p>58</text:p>
          </table:table-cell>
          <table:table-cell table:style-name="ce6" table:formula="of:=[.C46]+1" office:value-type="float" office:value="28" calcext:value-type="float">
            <text:p>28</text:p>
          </table:table-cell>
          <table:table-cell table:style-name="ce10" office:value-type="float" office:value="5.14" calcext:value-type="float">
            <text:p>5,14</text:p>
          </table:table-cell>
          <table:table-cell table:number-columns-repeated="14"/>
        </table:table-row>
      </table:table>
      <table:table table:name="Courbes Vout=f(Pin)" table:style-name="ta1">
        <table:shapes>
          <draw:frame draw:z-index="0" draw:style-name="gr3" draw:text-style-name="P3" svg:width="159.99mm" svg:height="89.99mm" svg:x="15.04mm" svg:y="3.92mm">
            <loext:p draw:notify-on-update-of-ranges="Données_QUCS.C5:Données_QUCS.C47 Données_QUCS.B4:Données_QUCS.B4 Données_QUCS.D5:Données_QUCS.D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3" draw:text-style-name="P3" svg:width="159.99mm" svg:height="89.99mm" svg:x="182.84mm" svg:y="5.33mm">
            <loext:p draw:notify-on-update-of-ranges="Données_QUCS.C5:Données_QUCS.C47 Données_QUCS.B4:Données_QUCS.B4 Données_QUCS.D5:Données_QUCS.D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3" draw:text-style-name="P3" svg:width="159.99mm" svg:height="89.99mm" svg:x="107.56mm" svg:y="116.81mm">
            <loext:p draw:notify-on-update-of-ranges="'Courbes Vout=f(Pin)'.A25:'Courbes Vout=f(Pin)'.A45 'Courbes Vout=f(Pin)'.B25:'Courbes Vout=f(Pin)'.B4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7" table:default-cell-style-name="Default"/>
        <table:table-row table:style-name="ro1" table:number-rows-repeated="24"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^[.A25]" office:value-type="float" office:value="1" calcext:value-type="float">
            <text:p>1</text:p>
          </table:table-cell>
          <table:table-cell table:formula="of:=LOG([.B25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10^[.A26]" office:value-type="float" office:value="10" calcext:value-type="float">
            <text:p>10</text:p>
          </table:table-cell>
          <table:table-cell table:number-columns-repeated="14"/>
          <table:table-cell table:formula="of:=62.5*10^(-6)" office:value-type="float" office:value="0.0000625" calcext:value-type="float">
            <text:p>6,25E-05</text:p>
          </table:table-cell>
        </table:table-row>
        <table:table-row table:style-name="ro1">
          <table:table-cell table:formula="of:=[.A26]+1" office:value-type="float" office:value="2" calcext:value-type="float">
            <text:p>2</text:p>
          </table:table-cell>
          <table:table-cell table:formula="of:=10^[.A27]" office:value-type="float" office:value="100" calcext:value-type="float">
            <text:p>100</text:p>
          </table:table-cell>
          <table:table-cell table:number-columns-repeated="14"/>
          <table:table-cell table:formula="of:=10^(-30)" office:value-type="float" office:value="1E-030" calcext:value-type="float">
            <text:p>1E-30</text:p>
          </table:table-cell>
        </table:table-row>
        <table:table-row table:style-name="ro1">
          <table:table-cell table:formula="of:=[.A27]+1" office:value-type="float" office:value="3" calcext:value-type="float">
            <text:p>3</text:p>
          </table:table-cell>
          <table:table-cell table:formula="of:=10^[.A28]" office:value-type="float" office:value="1000" calcext:value-type="float">
            <text:p>1000</text:p>
          </table:table-cell>
          <table:table-cell table:number-columns-repeated="14"/>
          <table:table-cell table:formula="of:=[.Q26]/[.Q27]" office:value-type="float" office:value="6.25E+025" calcext:value-type="float">
            <text:p>6,25E+025</text:p>
          </table:table-cell>
        </table:table-row>
        <table:table-row table:style-name="ro1">
          <table:table-cell table:formula="of:=[.A28]+1" office:value-type="float" office:value="4" calcext:value-type="float">
            <text:p>4</text:p>
          </table:table-cell>
          <table:table-cell table:formula="of:=10^[.A29]"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 table:formula="of:=[.A29]+1" office:value-type="float" office:value="5" calcext:value-type="float">
            <text:p>5</text:p>
          </table:table-cell>
          <table:table-cell table:formula="of:=10^[.A30]" office:value-type="float" office:value="100000" calcext:value-type="float">
            <text:p>100000</text:p>
          </table:table-cell>
          <table:table-cell table:number-columns-repeated="15"/>
        </table:table-row>
        <table:table-row table:style-name="ro1">
          <table:table-cell table:formula="of:=[.A30]+1" office:value-type="float" office:value="6" calcext:value-type="float">
            <text:p>6</text:p>
          </table:table-cell>
          <table:table-cell table:formula="of:=10^[.A31]" office:value-type="float" office:value="1000000" calcext:value-type="float">
            <text:p>1000000</text:p>
          </table:table-cell>
          <table:table-cell table:number-columns-repeated="15"/>
        </table:table-row>
        <table:table-row table:style-name="ro1">
          <table:table-cell table:formula="of:=[.A31]+1" office:value-type="float" office:value="7" calcext:value-type="float">
            <text:p>7</text:p>
          </table:table-cell>
          <table:table-cell table:formula="of:=10^[.A32]" office:value-type="float" office:value="10000000" calcext:value-type="float">
            <text:p>10000000</text:p>
          </table:table-cell>
          <table:table-cell table:number-columns-repeated="15"/>
        </table:table-row>
        <table:table-row table:style-name="ro1">
          <table:table-cell table:formula="of:=[.A32]+1" office:value-type="float" office:value="8" calcext:value-type="float">
            <text:p>8</text:p>
          </table:table-cell>
          <table:table-cell table:formula="of:=10^[.A33]" office:value-type="float" office:value="100000000" calcext:value-type="float">
            <text:p>100000000</text:p>
          </table:table-cell>
          <table:table-cell table:number-columns-repeated="15"/>
        </table:table-row>
        <table:table-row table:style-name="ro1">
          <table:table-cell table:formula="of:=[.A33]+1" office:value-type="float" office:value="9" calcext:value-type="float">
            <text:p>9</text:p>
          </table:table-cell>
          <table:table-cell table:formula="of:=10^[.A34]" office:value-type="float" office:value="1000000000" calcext:value-type="float">
            <text:p>1000000000</text:p>
          </table:table-cell>
          <table:table-cell table:number-columns-repeated="15"/>
        </table:table-row>
        <table:table-row table:style-name="ro1">
          <table:table-cell table:formula="of:=[.A34]+1" office:value-type="float" office:value="10" calcext:value-type="float">
            <text:p>10</text:p>
          </table:table-cell>
          <table:table-cell table:formula="of:=10^[.A35]" office:value-type="float" office:value="10000000000" calcext:value-type="float">
            <text:p>10000000000</text:p>
          </table:table-cell>
          <table:table-cell table:number-columns-repeated="15"/>
        </table:table-row>
        <table:table-row table:style-name="ro1">
          <table:table-cell table:formula="of:=[.A35]+1" office:value-type="float" office:value="11" calcext:value-type="float">
            <text:p>11</text:p>
          </table:table-cell>
          <table:table-cell table:formula="of:=10^[.A36]" office:value-type="float" office:value="100000000000" calcext:value-type="float">
            <text:p>100000000000</text:p>
          </table:table-cell>
          <table:table-cell table:number-columns-repeated="15"/>
        </table:table-row>
        <table:table-row table:style-name="ro1">
          <table:table-cell table:formula="of:=[.A36]+1" office:value-type="float" office:value="12" calcext:value-type="float">
            <text:p>12</text:p>
          </table:table-cell>
          <table:table-cell table:formula="of:=10^[.A37]" office:value-type="float" office:value="1000000000000" calcext:value-type="float">
            <text:p>1000000000000</text:p>
          </table:table-cell>
          <table:table-cell table:number-columns-repeated="15"/>
        </table:table-row>
        <table:table-row table:style-name="ro1">
          <table:table-cell table:formula="of:=[.A37]+1" office:value-type="float" office:value="13" calcext:value-type="float">
            <text:p>13</text:p>
          </table:table-cell>
          <table:table-cell table:formula="of:=10^[.A38]" office:value-type="float" office:value="10000000000000" calcext:value-type="float">
            <text:p>10000000000000</text:p>
          </table:table-cell>
          <table:table-cell table:number-columns-repeated="15"/>
        </table:table-row>
        <table:table-row table:style-name="ro1">
          <table:table-cell table:formula="of:=[.A38]+1" office:value-type="float" office:value="14" calcext:value-type="float">
            <text:p>14</text:p>
          </table:table-cell>
          <table:table-cell table:formula="of:=10^[.A39]" office:value-type="float" office:value="100000000000000" calcext:value-type="float">
            <text:p>100000000000000</text:p>
          </table:table-cell>
          <table:table-cell table:number-columns-repeated="15"/>
        </table:table-row>
        <table:table-row table:style-name="ro1">
          <table:table-cell table:formula="of:=[.A39]+1" office:value-type="float" office:value="15" calcext:value-type="float">
            <text:p>15</text:p>
          </table:table-cell>
          <table:table-cell table:formula="of:=10^[.A40]" office:value-type="float" office:value="1000000000000000" calcext:value-type="float">
            <text:p>1000000000000000</text:p>
          </table:table-cell>
          <table:table-cell table:number-columns-repeated="15"/>
        </table:table-row>
        <table:table-row table:style-name="ro1">
          <table:table-cell table:formula="of:=[.A40]+1" office:value-type="float" office:value="16" calcext:value-type="float">
            <text:p>16</text:p>
          </table:table-cell>
          <table:table-cell table:formula="of:=10^[.A41]" office:value-type="float" office:value="1E+016" calcext:value-type="float">
            <text:p>1E+016</text:p>
          </table:table-cell>
          <table:table-cell table:number-columns-repeated="15"/>
        </table:table-row>
        <table:table-row table:style-name="ro1">
          <table:table-cell table:formula="of:=[.A41]+1" office:value-type="float" office:value="17" calcext:value-type="float">
            <text:p>17</text:p>
          </table:table-cell>
          <table:table-cell table:formula="of:=10^[.A42]" office:value-type="float" office:value="1E+017" calcext:value-type="float">
            <text:p>1E+017</text:p>
          </table:table-cell>
          <table:table-cell table:number-columns-repeated="15"/>
        </table:table-row>
        <table:table-row table:style-name="ro1">
          <table:table-cell table:formula="of:=[.A42]+1" office:value-type="float" office:value="18" calcext:value-type="float">
            <text:p>18</text:p>
          </table:table-cell>
          <table:table-cell table:formula="of:=10^[.A43]" office:value-type="float" office:value="1E+018" calcext:value-type="float">
            <text:p>1E+018</text:p>
          </table:table-cell>
          <table:table-cell table:number-columns-repeated="15"/>
        </table:table-row>
        <table:table-row table:style-name="ro1">
          <table:table-cell table:formula="of:=[.A43]+1" office:value-type="float" office:value="19" calcext:value-type="float">
            <text:p>19</text:p>
          </table:table-cell>
          <table:table-cell table:formula="of:=10^[.A44]" office:value-type="float" office:value="1E+019" calcext:value-type="float">
            <text:p>1E+019</text:p>
          </table:table-cell>
          <table:table-cell table:number-columns-repeated="15"/>
        </table:table-row>
        <table:table-row table:style-name="ro1">
          <table:table-cell table:formula="of:=[.A44]+1" office:value-type="float" office:value="20" calcext:value-type="float">
            <text:p>20</text:p>
          </table:table-cell>
          <table:table-cell table:formula="of:=10^[.A45]" office:value-type="float" office:value="1E+020" calcext:value-type="float">
            <text:p>1E+020</text:p>
          </table:table-cell>
          <table:table-cell table:number-columns-repeated="15"/>
        </table:table-row>
      </table:table>
      <table:table table:name="Calibration" table:style-name="ta1">
        <table:shapes>
          <draw:frame draw:z-index="0" draw:style-name="gr3" draw:text-style-name="P3" svg:width="159.99mm" svg:height="89.99mm" svg:x="549.47mm" svg:y="281.53mm">
            <loext:p draw:notify-on-update-of-ranges="Calibration.B95:Calibration.B117 Calibration.H95:Calibration.H11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3" draw:text-style-name="P3" svg:width="256.12mm" svg:height="144.06mm" svg:x="27.96mm" svg:y="502.92mm">
            <loext:p draw:notify-on-update-of-ranges="Calibration.C95:Calibration.C105 Calibration.D94:Calibration.D94 Calibration.D95:Calibration.D105 Calibration.K93:Calibration.K93 Calibration.K95:Calibration.K105 Calibration.H93:Calibration.H93 Calibration.H95:Calibration.H10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9" table:default-cell-style-name="Default"/>
        <table:table-row table:style-name="ro1">
          <table:table-cell table:style-name="ce1" office:value-type="string" calcext:value-type="string" table:number-columns-spanned="18" table:number-rows-spanned="2">
            <text:p>CALIBRATION DU COUPLEUR ET DU DETECTEUR HF </text:p>
            <text:p>Interpolation</text:p>
          </table:table-cell>
          <table:covered-table-cell table:number-columns-repeated="17"/>
        </table:table-row>
        <table:table-row table:style-name="ro3">
          <table:covered-table-cell table:number-columns-repeated="18"/>
        </table:table-row>
        <table:table-row table:style-name="ro4">
          <table:table-cell table:style-name="ce13" office:value-type="string" calcext:value-type="string">
            <text:p>1/Renseigner le facteur de coupla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rtes coupleur</text:p>
          </table:table-cell>
          <table:table-cell office:value-type="float" office:value="40" calcext:value-type="float">
            <office:annotation office:display="true" draw:style-name="gr4" draw:text-style-name="P2" svg:width="92.7mm" svg:height="13.86mm" svg:x="113.31mm" svg:y="7.73mm" draw:caption-point-x="-23.28mm" draw:caption-point-y="14.89mm">
              <dc:date>2019-07-07T00:00:00</dc:date>
              <text:p text:style-name="P1">Régler le couplage pour que l’intervalle de puissance d’entrée à calibrer rentre dans la « Square Law Region » du détecteur</text:p>
            </office:annotation>
            <text:p>40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4">
          <table:table-cell table:style-name="ce13" office:value-type="string" calcext:value-type="string">
            <text:p>2/Renseigner les specs de l’AD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ésolution ADC</text:p>
          </table:table-cell>
          <table:table-cell office:value-type="float" office:value="16" calcext:value-type="float">
            <office:annotation office:display="true" draw:style-name="gr5" draw:text-style-name="P2" svg:width="94.55mm" svg:height="7.89mm" svg:x="111.75mm" svg:y="35.96mm" draw:caption-point-x="-21.72mm" draw:caption-point-y="1.81mm">
              <dc:date>2019-07-07T00:00:00</dc:date>
              <text:p text:style-name="P1">Mettre la résolution et Vref de l’ADC</text:p>
            </office:annotation>
            <text:p>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2.048" calcext:value-type="float">
            <text:p>2,048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quantum</text:p>
          </table:table-cell>
          <table:table-cell table:formula="of:=[.B8]/2^([.B7])" office:value-type="float" office:value="0.00003125" calcext:value-type="float">
            <text:p>3,125E-05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V(Pcal=Pin_détecteur_valeur_</text:p>
            <text:p>Basse_de_calibration)</text:p>
          </table:table-cell>
          <table:table-cell table:formula="of:=[.B10]*10" office:value-type="float" office:value="0.0003125" calcext:value-type="float">
            <text:p>0,0003125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4">
          <table:table-cell table:style-name="ce13" office:value-type="string" calcext:value-type="string">
            <text:p>3/Calcul de R1 et R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libration à 1W</text:p>
          </table:table-cell>
          <table:table-cell office:value-type="string" calcext:value-type="string">
            <text:p>Vout (Pin coupleur=1W)</text:p>
          </table:table-cell>
          <table:table-cell/>
          <table:table-cell office:value-type="string" calcext:value-type="string">
            <text:p>R2/R1+R2</text:p>
          </table:table-cell>
          <table:table-cell/>
          <table:table-cell office:value-type="string" calcext:value-type="string">
            <text:p>R1+R2</text:p>
          </table:table-cell>
          <table:table-cell table:number-columns-repeated="12"/>
        </table:table-row>
        <table:table-row table:style-name="ro1">
          <table:table-cell/>
          <table:table-cell table:formula="of:=[.F27]" office:value-type="float" office:value="0.0004" calcext:value-type="float">
            <office:annotation office:display="true" draw:style-name="gr6" draw:text-style-name="P2" svg:width="110.99mm" svg:height="29.66mm" svg:x="247.21mm" svg:y="51.31mm" draw:caption-point-x="-157.18mm" draw:caption-point-y="32.64mm">
              <dc:date>2019-07-07T00:00:00</dc:date>
              <text:p text:style-name="P1">Renseigner Vout détecteur Qucs pour Pin_coupleur = valeur basse dans l’intervalle de calibration</text:p>
            </office:annotation>
            <text:p>0,0004</text:p>
          </table:table-cell>
          <table:table-cell/>
          <table:table-cell table:formula="of:=[.B11]/[.B16]" office:value-type="float" office:value="0.78125" calcext:value-type="float">
            <text:p>0,78125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R1</text:p>
          </table:table-cell>
          <table:table-cell table:formula="of:=[.F16]-[.B19]" office:value-type="float" office:value="21875" calcext:value-type="float">
            <text:p>21875</text:p>
          </table:table-cell>
          <table:table-cell/>
          <table:table-cell office:value-type="float" office:value="21875" calcext:value-type="float">
            <text:p>218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2</text:p>
          </table:table-cell>
          <table:table-cell table:formula="of:=[.D16]*[.F16]" office:value-type="float" office:value="78125" calcext:value-type="float">
            <text:p>78125</text:p>
          </table:table-cell>
          <table:table-cell/>
          <table:table-cell office:value-type="float" office:value="78125" calcext:value-type="float">
            <text:p>78125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Pin coupleur (dBm)</text:p>
          </table:table-cell>
          <table:table-cell office:value-type="string" calcext:value-type="string">
            <text:p>Pin coupleur (W)</text:p>
          </table:table-cell>
          <table:table-cell/>
          <table:table-cell office:value-type="string" calcext:value-type="string">
            <text:p>Pin détecteur</text:p>
          </table:table-cell>
          <table:table-cell/>
          <table:table-cell office:value-type="string" calcext:value-type="string">
            <text:p>Vout détecteur QUCS (V)</text:p>
          </table:table-cell>
          <table:table-cell office:value-type="string" calcext:value-type="string">
            <text:p>Vout calibré (pont de résistance)</text:p>
          </table:table-cell>
          <table:table-cell table:number-columns-repeated="11"/>
        </table:table-row>
        <table:table-row table:style-name="ro1">
          <table:table-cell table:formula="of:=[.D24]+[.$B$4]" office:value-type="float" office:value="27" calcext:value-type="float">
            <text:p>27</text:p>
          </table:table-cell>
          <table:table-cell table:formula="of:=10^(([.A24]-30)/10)" office:value-type="float" office:value="0.501187233627272" calcext:value-type="float">
            <text:p>0,501187233627272</text:p>
          </table:table-cell>
          <table:table-cell/>
          <table:table-cell table:formula="of:=-13" office:value-type="float" office:value="-13" calcext:value-type="float">
            <text:p>-13</text:p>
          </table:table-cell>
          <table:table-cell/>
          <table:table-cell table:formula="of:=130*10^(-6)" office:value-type="float" office:value="0.00013" calcext:value-type="float">
            <text:p>0,00013</text:p>
          </table:table-cell>
          <table:table-cell table:formula="of:=[.F24]*[.$D$19]/([.$D$18]+[.$D$19])" office:value-type="float" office:value="0.0001015625" calcext:value-type="float">
            <text:p>0,0001015625</text:p>
          </table:table-cell>
          <table:table-cell table:number-columns-repeated="11"/>
        </table:table-row>
        <table:table-row table:style-name="ro1">
          <table:table-cell table:formula="of:=[.D25]+[.$B$4]" office:value-type="float" office:value="28" calcext:value-type="float">
            <text:p>28</text:p>
          </table:table-cell>
          <table:table-cell table:formula="of:=10^(([.A25]-30)/10)" office:value-type="float" office:value="0.630957344480193" calcext:value-type="float">
            <text:p>0,630957344480193</text:p>
          </table:table-cell>
          <table:table-cell/>
          <table:table-cell table:formula="of:=[.D24]+1" office:value-type="float" office:value="-12" calcext:value-type="float">
            <text:p>-12</text:p>
          </table:table-cell>
          <table:table-cell/>
          <table:table-cell table:formula="of:=200*10^(-6)" office:value-type="float" office:value="0.0002" calcext:value-type="float">
            <text:p>0,0002</text:p>
          </table:table-cell>
          <table:table-cell table:formula="of:=[.F25]*[.$D$19]/([.$D$18]+[.$D$19])" office:value-type="float" office:value="0.00015625" calcext:value-type="float">
            <text:p>0,00015625</text:p>
          </table:table-cell>
          <table:table-cell table:number-columns-repeated="11"/>
        </table:table-row>
        <table:table-row table:style-name="ro1">
          <table:table-cell table:formula="of:=[.D26]+[.$B$4]" office:value-type="float" office:value="29" calcext:value-type="float">
            <text:p>29</text:p>
          </table:table-cell>
          <table:table-cell table:formula="of:=10^(([.A26]-30)/10)" office:value-type="float" office:value="0.794328234724282" calcext:value-type="float">
            <text:p>0,794328234724282</text:p>
          </table:table-cell>
          <table:table-cell/>
          <table:table-cell table:formula="of:=[.D25]+1" office:value-type="float" office:value="-11" calcext:value-type="float">
            <text:p>-11</text:p>
          </table:table-cell>
          <table:table-cell/>
          <table:table-cell table:formula="of:=350*10^(-6)" office:value-type="float" office:value="0.00035" calcext:value-type="float">
            <text:p>0,00035</text:p>
          </table:table-cell>
          <table:table-cell table:formula="of:=[.F26]*[.$D$19]/([.$D$18]+[.$D$19])" office:value-type="float" office:value="0.0002734375" calcext:value-type="float">
            <text:p>0,0002734375</text:p>
          </table:table-cell>
          <table:table-cell table:number-columns-repeated="11"/>
        </table:table-row>
        <table:table-row table:style-name="ro1">
          <table:table-cell table:formula="of:=[.D27]+[.$B$4]" office:value-type="float" office:value="30" calcext:value-type="float">
            <text:p>30</text:p>
          </table:table-cell>
          <table:table-cell table:formula="of:=10^(([.A27]-30)/10)" office:value-type="float" office:value="1" calcext:value-type="float">
            <text:p>1</text:p>
          </table:table-cell>
          <table:table-cell/>
          <table:table-cell table:style-name="ce19" table:formula="of:=[.D26]+1" office:value-type="float" office:value="-10" calcext:value-type="float">
            <office:annotation office:display="true" draw:style-name="gr7" draw:text-style-name="P2" svg:width="28.99mm" svg:height="9.91mm" svg:x="168.06mm" svg:y="118.52mm" draw:caption-point-x="-6.1mm" draw:caption-point-y="15.1mm">
              <dc:date>2019-07-07T00:00:00</dc:date>
              <text:p text:style-name="P1">Square Law Region</text:p>
            </office:annotation>
            <text:p>-10</text:p>
          </table:table-cell>
          <table:table-cell/>
          <table:table-cell table:formula="of:=400*10^(-6)" office:value-type="float" office:value="0.0004" calcext:value-type="float">
            <text:p>0,0004</text:p>
          </table:table-cell>
          <table:table-cell table:formula="of:=[.F27]*[.$D$19]/([.$D$18]+[.$D$19])" office:value-type="float" office:value="0.0003125" calcext:value-type="float">
            <text:p>0,0003125</text:p>
          </table:table-cell>
          <table:table-cell table:number-columns-repeated="11"/>
        </table:table-row>
        <table:table-row table:style-name="ro1">
          <table:table-cell table:formula="of:=[.D28]+[.$B$4]" office:value-type="float" office:value="31" calcext:value-type="float">
            <text:p>31</text:p>
          </table:table-cell>
          <table:table-cell table:formula="of:=10^(([.A28]-30)/10)" office:value-type="float" office:value="1.25892541179417" calcext:value-type="float">
            <text:p>1,25892541179417</text:p>
          </table:table-cell>
          <table:table-cell/>
          <table:table-cell table:style-name="ce20" table:formula="of:=[.D27]+1" office:value-type="float" office:value="-9" calcext:value-type="float">
            <text:p>-9</text:p>
          </table:table-cell>
          <table:table-cell/>
          <table:table-cell table:formula="of:=722*10^(-6)" office:value-type="float" office:value="0.000722" calcext:value-type="float">
            <text:p>0,000722</text:p>
          </table:table-cell>
          <table:table-cell table:formula="of:=[.F28]*[.$D$19]/([.$D$18]+[.$D$19])" office:value-type="float" office:value="0.0005640625" calcext:value-type="float">
            <text:p>0,0005640625</text:p>
          </table:table-cell>
          <table:table-cell table:number-columns-repeated="11"/>
        </table:table-row>
        <table:table-row table:style-name="ro1">
          <table:table-cell table:formula="of:=[.D29]+[.$B$4]" office:value-type="float" office:value="32" calcext:value-type="float">
            <text:p>32</text:p>
          </table:table-cell>
          <table:table-cell table:formula="of:=10^(([.A29]-30)/10)" office:value-type="float" office:value="1.58489319246111" calcext:value-type="float">
            <text:p>1,58489319246111</text:p>
          </table:table-cell>
          <table:table-cell/>
          <table:table-cell table:style-name="ce20" table:formula="of:=[.D28]+1" office:value-type="float" office:value="-8" calcext:value-type="float">
            <text:p>-8</text:p>
          </table:table-cell>
          <table:table-cell/>
          <table:table-cell table:formula="of:=1.01*10^(-3)" office:value-type="float" office:value="0.00101" calcext:value-type="float">
            <text:p>0,00101</text:p>
          </table:table-cell>
          <table:table-cell table:formula="of:=[.F29]*[.$D$19]/([.$D$18]+[.$D$19])" office:value-type="float" office:value="0.0007890625" calcext:value-type="float">
            <text:p>0,0007890625</text:p>
          </table:table-cell>
          <table:table-cell table:number-columns-repeated="11"/>
        </table:table-row>
        <table:table-row table:style-name="ro1">
          <table:table-cell table:formula="of:=[.D30]+[.$B$4]" office:value-type="float" office:value="33" calcext:value-type="float">
            <text:p>33</text:p>
          </table:table-cell>
          <table:table-cell table:formula="of:=10^(([.A30]-30)/10)" office:value-type="float" office:value="1.99526231496888" calcext:value-type="float">
            <text:p>1,99526231496888</text:p>
          </table:table-cell>
          <table:table-cell/>
          <table:table-cell table:style-name="ce20" table:formula="of:=[.D29]+1" office:value-type="float" office:value="-7" calcext:value-type="float">
            <text:p>-7</text:p>
          </table:table-cell>
          <table:table-cell/>
          <table:table-cell table:formula="of:=1.6*10^(-3)" office:value-type="float" office:value="0.0016" calcext:value-type="float">
            <text:p>0,0016</text:p>
          </table:table-cell>
          <table:table-cell table:formula="of:=[.F30]*[.$D$19]/([.$D$18]+[.$D$19])" office:value-type="float" office:value="0.00125" calcext:value-type="float">
            <text:p>0,00125</text:p>
          </table:table-cell>
          <table:table-cell table:number-columns-repeated="11"/>
        </table:table-row>
        <table:table-row table:style-name="ro1">
          <table:table-cell table:formula="of:=[.D31]+[.$B$4]" office:value-type="float" office:value="34" calcext:value-type="float">
            <text:p>34</text:p>
          </table:table-cell>
          <table:table-cell table:formula="of:=10^(([.A31]-30)/10)" office:value-type="float" office:value="2.51188643150958" calcext:value-type="float">
            <text:p>2,51188643150958</text:p>
          </table:table-cell>
          <table:table-cell/>
          <table:table-cell table:style-name="ce20" table:formula="of:=[.D30]+1" office:value-type="float" office:value="-6" calcext:value-type="float">
            <text:p>-6</text:p>
          </table:table-cell>
          <table:table-cell/>
          <table:table-cell table:formula="of:=2.44*10^(-3)" office:value-type="float" office:value="0.00244" calcext:value-type="float">
            <text:p>0,00244</text:p>
          </table:table-cell>
          <table:table-cell table:formula="of:=[.F31]*[.$D$19]/([.$D$18]+[.$D$19])" office:value-type="float" office:value="0.00190625" calcext:value-type="float">
            <text:p>0,00190625</text:p>
          </table:table-cell>
          <table:table-cell table:number-columns-repeated="11"/>
        </table:table-row>
        <table:table-row table:style-name="ro1">
          <table:table-cell table:formula="of:=[.D32]+[.$B$4]" office:value-type="float" office:value="35" calcext:value-type="float">
            <text:p>35</text:p>
          </table:table-cell>
          <table:table-cell table:formula="of:=10^(([.A32]-30)/10)" office:value-type="float" office:value="3.16227766016838" calcext:value-type="float">
            <text:p>3,16227766016838</text:p>
          </table:table-cell>
          <table:table-cell/>
          <table:table-cell table:style-name="ce20" table:formula="of:=[.D31]+1" office:value-type="float" office:value="-5" calcext:value-type="float">
            <text:p>-5</text:p>
          </table:table-cell>
          <table:table-cell/>
          <table:table-cell table:formula="of:=5.29*10^(-3)" office:value-type="float" office:value="0.00529" calcext:value-type="float">
            <text:p>0,00529</text:p>
          </table:table-cell>
          <table:table-cell table:formula="of:=[.F32]*[.$D$19]/([.$D$18]+[.$D$19])" office:value-type="float" office:value="0.0041328125" calcext:value-type="float">
            <text:p>0,0041328125</text:p>
          </table:table-cell>
          <table:table-cell table:number-columns-repeated="11"/>
        </table:table-row>
        <table:table-row table:style-name="ro1">
          <table:table-cell table:formula="of:=[.D33]+[.$B$4]" office:value-type="float" office:value="36" calcext:value-type="float">
            <text:p>36</text:p>
          </table:table-cell>
          <table:table-cell table:formula="of:=10^(([.A33]-30)/10)" office:value-type="float" office:value="3.98107170553497" calcext:value-type="float">
            <text:p>3,98107170553497</text:p>
          </table:table-cell>
          <table:table-cell/>
          <table:table-cell table:style-name="ce20" table:formula="of:=[.D32]+1" office:value-type="float" office:value="-4" calcext:value-type="float">
            <text:p>-4</text:p>
          </table:table-cell>
          <table:table-cell/>
          <table:table-cell table:formula="of:=6.5*10^(-3)" office:value-type="float" office:value="0.0065" calcext:value-type="float">
            <text:p>0,0065</text:p>
          </table:table-cell>
          <table:table-cell table:formula="of:=[.F33]*[.$D$19]/([.$D$18]+[.$D$19])" office:value-type="float" office:value="0.005078125" calcext:value-type="float">
            <text:p>0,005078125</text:p>
          </table:table-cell>
          <table:table-cell table:number-columns-repeated="11"/>
        </table:table-row>
        <table:table-row table:style-name="ro1">
          <table:table-cell table:formula="of:=[.D34]+[.$B$4]" office:value-type="float" office:value="37" calcext:value-type="float">
            <text:p>37</text:p>
          </table:table-cell>
          <table:table-cell table:formula="of:=10^(([.A34]-30)/10)" office:value-type="float" office:value="5.01187233627272" calcext:value-type="float">
            <text:p>5,01187233627272</text:p>
          </table:table-cell>
          <table:table-cell/>
          <table:table-cell table:style-name="ce20" table:formula="of:=[.D33]+1" office:value-type="float" office:value="-3" calcext:value-type="float">
            <text:p>-3</text:p>
          </table:table-cell>
          <table:table-cell/>
          <table:table-cell table:formula="of:=10*10^(-3)" office:value-type="float" office:value="0.01" calcext:value-type="float">
            <text:p>0,01</text:p>
          </table:table-cell>
          <table:table-cell table:formula="of:=[.F34]*[.$D$19]/([.$D$18]+[.$D$19])" office:value-type="float" office:value="0.0078125" calcext:value-type="float">
            <text:p>0,0078125</text:p>
          </table:table-cell>
          <table:table-cell table:number-columns-repeated="11"/>
        </table:table-row>
        <table:table-row table:style-name="ro1">
          <table:table-cell table:formula="of:=[.D35]+[.$B$4]" office:value-type="float" office:value="38" calcext:value-type="float">
            <text:p>38</text:p>
          </table:table-cell>
          <table:table-cell table:formula="of:=10^(([.A35]-30)/10)" office:value-type="float" office:value="6.30957344480193" calcext:value-type="float">
            <text:p>6,30957344480193</text:p>
          </table:table-cell>
          <table:table-cell/>
          <table:table-cell table:style-name="ce20" table:formula="of:=[.D34]+1" office:value-type="float" office:value="-2" calcext:value-type="float">
            <text:p>-2</text:p>
          </table:table-cell>
          <table:table-cell/>
          <table:table-cell table:formula="of:=16.6*10^(-3)" office:value-type="float" office:value="0.0166" calcext:value-type="float">
            <text:p>0,0166</text:p>
          </table:table-cell>
          <table:table-cell table:formula="of:=[.F35]*[.$D$19]/([.$D$18]+[.$D$19])" office:value-type="float" office:value="0.01296875" calcext:value-type="float">
            <text:p>0,01296875</text:p>
          </table:table-cell>
          <table:table-cell table:number-columns-repeated="11"/>
        </table:table-row>
        <table:table-row table:style-name="ro1">
          <table:table-cell table:formula="of:=[.D36]+[.$B$4]" office:value-type="float" office:value="39" calcext:value-type="float">
            <text:p>39</text:p>
          </table:table-cell>
          <table:table-cell table:formula="of:=10^(([.A36]-30)/10)" office:value-type="float" office:value="7.94328234724282" calcext:value-type="float">
            <text:p>7,94328234724282</text:p>
          </table:table-cell>
          <table:table-cell/>
          <table:table-cell table:style-name="ce20" table:formula="of:=[.D35]+1" office:value-type="float" office:value="-1" calcext:value-type="float">
            <text:p>-1</text:p>
          </table:table-cell>
          <table:table-cell/>
          <table:table-cell table:formula="of:=25.9*10^(-3)" office:value-type="float" office:value="0.0259" calcext:value-type="float">
            <text:p>0,0259</text:p>
          </table:table-cell>
          <table:table-cell table:formula="of:=[.F36]*[.$D$19]/([.$D$18]+[.$D$19])" office:value-type="float" office:value="0.020234375" calcext:value-type="float">
            <text:p>0,020234375</text:p>
          </table:table-cell>
          <table:table-cell table:number-columns-repeated="11"/>
        </table:table-row>
        <table:table-row table:style-name="ro1">
          <table:table-cell table:formula="of:=[.D37]+[.$B$4]" office:value-type="float" office:value="40" calcext:value-type="float">
            <text:p>40</text:p>
          </table:table-cell>
          <table:table-cell table:formula="of:=10^(([.A37]-30)/10)" office:value-type="float" office:value="10" calcext:value-type="float">
            <text:p>10</text:p>
          </table:table-cell>
          <table:table-cell/>
          <table:table-cell table:style-name="ce21" table:formula="of:=[.D36]+1" office:value-type="float" office:value="0" calcext:value-type="float">
            <text:p>0</text:p>
          </table:table-cell>
          <table:table-cell/>
          <table:table-cell table:formula="of:=38.8*10^(-3)" office:value-type="float" office:value="0.0388" calcext:value-type="float">
            <text:p>0,0388</text:p>
          </table:table-cell>
          <table:table-cell table:formula="of:=[.F37]*[.$D$19]/([.$D$18]+[.$D$19])" office:value-type="float" office:value="0.0303125" calcext:value-type="float">
            <text:p>0,0303125</text:p>
          </table:table-cell>
          <table:table-cell table:number-columns-repeated="11"/>
        </table:table-row>
        <table:table-row table:style-name="ro1">
          <table:table-cell table:formula="of:=[.D38]+[.$B$4]" office:value-type="float" office:value="41" calcext:value-type="float">
            <text:p>41</text:p>
          </table:table-cell>
          <table:table-cell table:formula="of:=10^(([.A38]-30)/10)" office:value-type="float" office:value="12.5892541179417" calcext:value-type="float">
            <text:p>12,5892541179417</text:p>
          </table:table-cell>
          <table:table-cell/>
          <table:table-cell table:formula="of:=[.D37]+1" office:value-type="float" office:value="1" calcext:value-type="float">
            <text:p>1</text:p>
          </table:table-cell>
          <table:table-cell/>
          <table:table-cell table:formula="of:=0.0522" office:value-type="float" office:value="0.0522" calcext:value-type="float">
            <text:p>0,0522</text:p>
          </table:table-cell>
          <table:table-cell table:formula="of:=[.F38]*[.$D$19]/([.$D$18]+[.$D$19])" office:value-type="float" office:value="0.04078125" calcext:value-type="float">
            <text:p>0,04078125</text:p>
          </table:table-cell>
          <table:table-cell table:number-columns-repeated="11"/>
        </table:table-row>
        <table:table-row table:style-name="ro1">
          <table:table-cell table:formula="of:=[.D39]+[.$B$4]" office:value-type="float" office:value="42" calcext:value-type="float">
            <text:p>42</text:p>
          </table:table-cell>
          <table:table-cell table:formula="of:=10^(([.A39]-30)/10)" office:value-type="float" office:value="15.8489319246111" calcext:value-type="float">
            <text:p>15,8489319246111</text:p>
          </table:table-cell>
          <table:table-cell/>
          <table:table-cell table:formula="of:=[.D38]+1" office:value-type="float" office:value="2" calcext:value-type="float">
            <text:p>2</text:p>
          </table:table-cell>
          <table:table-cell/>
          <table:table-cell table:formula="of:=0.0798" office:value-type="float" office:value="0.0798" calcext:value-type="float">
            <text:p>0,0798</text:p>
          </table:table-cell>
          <table:table-cell table:formula="of:=[.F39]*[.$D$19]/([.$D$18]+[.$D$19])" office:value-type="float" office:value="0.06234375" calcext:value-type="float">
            <text:p>0,06234375</text:p>
          </table:table-cell>
          <table:table-cell table:number-columns-repeated="11"/>
        </table:table-row>
        <table:table-row table:style-name="ro1">
          <table:table-cell table:formula="of:=[.D40]+[.$B$4]" office:value-type="float" office:value="43" calcext:value-type="float">
            <text:p>43</text:p>
          </table:table-cell>
          <table:table-cell table:formula="of:=10^(([.A40]-30)/10)" office:value-type="float" office:value="19.9526231496888" calcext:value-type="float">
            <text:p>19,9526231496888</text:p>
          </table:table-cell>
          <table:table-cell/>
          <table:table-cell table:formula="of:=[.D39]+1" office:value-type="float" office:value="3" calcext:value-type="float">
            <text:p>3</text:p>
          </table:table-cell>
          <table:table-cell/>
          <table:table-cell table:formula="of:=0.1" office:value-type="float" office:value="0.1" calcext:value-type="float">
            <text:p>0,1</text:p>
          </table:table-cell>
          <table:table-cell table:formula="of:=[.F40]*[.$D$19]/([.$D$18]+[.$D$19])" office:value-type="float" office:value="0.078125" calcext:value-type="float">
            <text:p>0,078125</text:p>
          </table:table-cell>
          <table:table-cell table:number-columns-repeated="11"/>
        </table:table-row>
        <table:table-row table:style-name="ro1">
          <table:table-cell table:formula="of:=[.D41]+[.$B$4]" office:value-type="float" office:value="44" calcext:value-type="float">
            <text:p>44</text:p>
          </table:table-cell>
          <table:table-cell table:formula="of:=10^(([.A41]-30)/10)" office:value-type="float" office:value="25.1188643150958" calcext:value-type="float">
            <text:p>25,1188643150958</text:p>
          </table:table-cell>
          <table:table-cell/>
          <table:table-cell table:formula="of:=[.D40]+1" office:value-type="float" office:value="4" calcext:value-type="float">
            <text:p>4</text:p>
          </table:table-cell>
          <table:table-cell/>
          <table:table-cell table:formula="of:=0.135" office:value-type="float" office:value="0.135" calcext:value-type="float">
            <text:p>0,135</text:p>
          </table:table-cell>
          <table:table-cell table:formula="of:=[.F41]*[.$D$19]/([.$D$18]+[.$D$19])" office:value-type="float" office:value="0.10546875" calcext:value-type="float">
            <text:p>0,10546875</text:p>
          </table:table-cell>
          <table:table-cell table:number-columns-repeated="11"/>
        </table:table-row>
        <table:table-row table:style-name="ro1">
          <table:table-cell table:formula="of:=[.D42]+[.$B$4]" office:value-type="float" office:value="45" calcext:value-type="float">
            <text:p>45</text:p>
          </table:table-cell>
          <table:table-cell table:formula="of:=10^(([.A42]-30)/10)" office:value-type="float" office:value="31.6227766016838" calcext:value-type="float">
            <text:p>31,6227766016838</text:p>
          </table:table-cell>
          <table:table-cell/>
          <table:table-cell table:formula="of:=[.D41]+1" office:value-type="float" office:value="5" calcext:value-type="float">
            <text:p>5</text:p>
          </table:table-cell>
          <table:table-cell/>
          <table:table-cell table:formula="of:=0.17" office:value-type="float" office:value="0.17" calcext:value-type="float">
            <text:p>0,17</text:p>
          </table:table-cell>
          <table:table-cell table:formula="of:=[.F42]*[.$D$19]/([.$D$18]+[.$D$19])" office:value-type="float" office:value="0.1328125" calcext:value-type="float">
            <text:p>0,1328125</text:p>
          </table:table-cell>
          <table:table-cell table:number-columns-repeated="11"/>
        </table:table-row>
        <table:table-row table:style-name="ro1">
          <table:table-cell table:formula="of:=[.D43]+[.$B$4]" office:value-type="float" office:value="46" calcext:value-type="float">
            <text:p>46</text:p>
          </table:table-cell>
          <table:table-cell table:formula="of:=10^(([.A43]-30)/10)" office:value-type="float" office:value="39.8107170553497" calcext:value-type="float">
            <text:p>39,8107170553497</text:p>
          </table:table-cell>
          <table:table-cell/>
          <table:table-cell table:formula="of:=[.D42]+1" office:value-type="float" office:value="6" calcext:value-type="float">
            <text:p>6</text:p>
          </table:table-cell>
          <table:table-cell/>
          <table:table-cell office:value-type="float" office:value="0.208" calcext:value-type="float">
            <text:p>0,208</text:p>
          </table:table-cell>
          <table:table-cell table:formula="of:=[.F43]*[.$D$19]/([.$D$18]+[.$D$19])" office:value-type="float" office:value="0.1625" calcext:value-type="float">
            <text:p>0,1625</text:p>
          </table:table-cell>
          <table:table-cell table:number-columns-repeated="11"/>
        </table:table-row>
        <table:table-row table:style-name="ro1">
          <table:table-cell table:formula="of:=[.D44]+[.$B$4]" office:value-type="float" office:value="47" calcext:value-type="float">
            <text:p>47</text:p>
          </table:table-cell>
          <table:table-cell table:formula="of:=10^(([.A44]-30)/10)" office:value-type="float" office:value="50.1187233627272" calcext:value-type="float">
            <text:p>50,1187233627272</text:p>
          </table:table-cell>
          <table:table-cell/>
          <table:table-cell table:formula="of:=[.D43]+1" office:value-type="float" office:value="7" calcext:value-type="float">
            <text:p>7</text:p>
          </table:table-cell>
          <table:table-cell/>
          <table:table-cell office:value-type="float" office:value="0.244" calcext:value-type="float">
            <text:p>0,244</text:p>
          </table:table-cell>
          <table:table-cell table:formula="of:=[.F44]*[.$D$19]/([.$D$18]+[.$D$19])" office:value-type="float" office:value="0.190625" calcext:value-type="float">
            <text:p>0,190625</text:p>
          </table:table-cell>
          <table:table-cell table:number-columns-repeated="11"/>
        </table:table-row>
        <table:table-row table:style-name="ro1">
          <table:table-cell table:formula="of:=[.D45]+[.$B$4]" office:value-type="float" office:value="48" calcext:value-type="float">
            <text:p>48</text:p>
          </table:table-cell>
          <table:table-cell table:formula="of:=10^(([.A45]-30)/10)" office:value-type="float" office:value="63.0957344480193" calcext:value-type="float">
            <text:p>63,0957344480193</text:p>
          </table:table-cell>
          <table:table-cell/>
          <table:table-cell table:formula="of:=[.D44]+1" office:value-type="float" office:value="8" calcext:value-type="float">
            <text:p>8</text:p>
          </table:table-cell>
          <table:table-cell/>
          <table:table-cell office:value-type="float" office:value="0.303" calcext:value-type="float">
            <text:p>0,303</text:p>
          </table:table-cell>
          <table:table-cell table:formula="of:=[.F45]*[.$D$19]/([.$D$18]+[.$D$19])" office:value-type="float" office:value="0.23671875" calcext:value-type="float">
            <text:p>0,23671875</text:p>
          </table:table-cell>
          <table:table-cell table:number-columns-repeated="11"/>
        </table:table-row>
        <table:table-row table:style-name="ro1">
          <table:table-cell table:formula="of:=[.D46]+[.$B$4]" office:value-type="float" office:value="49" calcext:value-type="float">
            <text:p>49</text:p>
          </table:table-cell>
          <table:table-cell table:formula="of:=10^(([.A46]-30)/10)" office:value-type="float" office:value="79.4328234724281" calcext:value-type="float">
            <text:p>79,4328234724281</text:p>
          </table:table-cell>
          <table:table-cell/>
          <table:table-cell table:formula="of:=[.D45]+1" office:value-type="float" office:value="9" calcext:value-type="float">
            <text:p>9</text:p>
          </table:table-cell>
          <table:table-cell/>
          <table:table-cell office:value-type="float" office:value="0.364" calcext:value-type="float">
            <text:p>0,364</text:p>
          </table:table-cell>
          <table:table-cell table:formula="of:=[.F46]*[.$D$19]/([.$D$18]+[.$D$19])" office:value-type="float" office:value="0.284375" calcext:value-type="float">
            <text:p>0,284375</text:p>
          </table:table-cell>
          <table:table-cell table:number-columns-repeated="11"/>
        </table:table-row>
        <table:table-row table:style-name="ro1">
          <table:table-cell table:formula="of:=[.D47]+[.$B$4]" office:value-type="float" office:value="50" calcext:value-type="float">
            <text:p>50</text:p>
          </table:table-cell>
          <table:table-cell table:formula="of:=10^(([.A47]-30)/10)" office:value-type="float" office:value="100" calcext:value-type="float">
            <text:p>100</text:p>
          </table:table-cell>
          <table:table-cell/>
          <table:table-cell table:formula="of:=[.D46]+1" office:value-type="float" office:value="10" calcext:value-type="float">
            <text:p>10</text:p>
          </table:table-cell>
          <table:table-cell/>
          <table:table-cell office:value-type="float" office:value="0.437" calcext:value-type="float">
            <text:p>0,437</text:p>
          </table:table-cell>
          <table:table-cell table:formula="of:=[.F47]*[.$D$19]/([.$D$18]+[.$D$19])" office:value-type="float" office:value="0.34140625" calcext:value-type="float">
            <text:p>0,34140625</text:p>
          </table:table-cell>
          <table:table-cell table:number-columns-repeated="11"/>
        </table:table-row>
        <table:table-row table:style-name="ro1">
          <table:table-cell table:formula="of:=[.D48]+[.$B$4]" office:value-type="float" office:value="51" calcext:value-type="float">
            <text:p>51</text:p>
          </table:table-cell>
          <table:table-cell table:formula="of:=10^(([.A48]-30)/10)" office:value-type="float" office:value="125.892541179417" calcext:value-type="float">
            <text:p>125,892541179417</text:p>
          </table:table-cell>
          <table:table-cell/>
          <table:table-cell table:formula="of:=[.D47]+1" office:value-type="float" office:value="11" calcext:value-type="float">
            <text:p>11</text:p>
          </table:table-cell>
          <table:table-cell/>
          <table:table-cell office:value-type="float" office:value="0.503" calcext:value-type="float">
            <text:p>0,503</text:p>
          </table:table-cell>
          <table:table-cell table:formula="of:=[.F48]*[.$D$19]/([.$D$18]+[.$D$19])" office:value-type="float" office:value="0.39296875" calcext:value-type="float">
            <text:p>0,39296875</text:p>
          </table:table-cell>
          <table:table-cell table:number-columns-repeated="11"/>
        </table:table-row>
        <table:table-row table:style-name="ro1">
          <table:table-cell table:formula="of:=[.D49]+[.$B$4]" office:value-type="float" office:value="52" calcext:value-type="float">
            <text:p>52</text:p>
          </table:table-cell>
          <table:table-cell table:formula="of:=10^(([.A49]-30)/10)" office:value-type="float" office:value="158.489319246111" calcext:value-type="float">
            <text:p>158,489319246111</text:p>
          </table:table-cell>
          <table:table-cell/>
          <table:table-cell table:formula="of:=[.D48]+1" office:value-type="float" office:value="12" calcext:value-type="float">
            <text:p>12</text:p>
          </table:table-cell>
          <table:table-cell/>
          <table:table-cell office:value-type="float" office:value="0.596" calcext:value-type="float">
            <text:p>0,596</text:p>
          </table:table-cell>
          <table:table-cell table:formula="of:=[.F49]*[.$D$19]/([.$D$18]+[.$D$19])" office:value-type="float" office:value="0.465625" calcext:value-type="float">
            <text:p>0,465625</text:p>
          </table:table-cell>
          <table:table-cell table:number-columns-repeated="11"/>
        </table:table-row>
        <table:table-row table:style-name="ro1">
          <table:table-cell table:formula="of:=[.D50]+[.$B$4]" office:value-type="float" office:value="53" calcext:value-type="float">
            <text:p>53</text:p>
          </table:table-cell>
          <table:table-cell table:formula="of:=10^(([.A50]-30)/10)" office:value-type="float" office:value="199.526231496888" calcext:value-type="float">
            <text:p>199,526231496888</text:p>
          </table:table-cell>
          <table:table-cell/>
          <table:table-cell table:formula="of:=[.D49]+1" office:value-type="float" office:value="13" calcext:value-type="float">
            <text:p>13</text:p>
          </table:table-cell>
          <table:table-cell/>
          <table:table-cell office:value-type="float" office:value="0.706" calcext:value-type="float">
            <text:p>0,706</text:p>
          </table:table-cell>
          <table:table-cell table:formula="of:=[.F50]*[.$D$19]/([.$D$18]+[.$D$19])" office:value-type="float" office:value="0.5515625" calcext:value-type="float">
            <text:p>0,5515625</text:p>
          </table:table-cell>
          <table:table-cell table:number-columns-repeated="11"/>
        </table:table-row>
        <table:table-row table:style-name="ro1">
          <table:table-cell table:formula="of:=[.D51]+[.$B$4]" office:value-type="float" office:value="54" calcext:value-type="float">
            <text:p>54</text:p>
          </table:table-cell>
          <table:table-cell table:formula="of:=10^(([.A51]-30)/10)" office:value-type="float" office:value="251.188643150958" calcext:value-type="float">
            <text:p>251,188643150958</text:p>
          </table:table-cell>
          <table:table-cell/>
          <table:table-cell table:formula="of:=[.D50]+1" office:value-type="float" office:value="14" calcext:value-type="float">
            <text:p>14</text:p>
          </table:table-cell>
          <table:table-cell/>
          <table:table-cell office:value-type="float" office:value="0.814" calcext:value-type="float">
            <text:p>0,814</text:p>
          </table:table-cell>
          <table:table-cell table:formula="of:=[.F51]*[.$D$19]/([.$D$18]+[.$D$19])" office:value-type="float" office:value="0.6359375" calcext:value-type="float">
            <text:p>0,6359375</text:p>
          </table:table-cell>
          <table:table-cell table:number-columns-repeated="11"/>
        </table:table-row>
        <table:table-row table:style-name="ro1">
          <table:table-cell table:formula="of:=[.D52]+[.$B$4]" office:value-type="float" office:value="55" calcext:value-type="float">
            <text:p>55</text:p>
          </table:table-cell>
          <table:table-cell table:formula="of:=10^(([.A52]-30)/10)" office:value-type="float" office:value="316.227766016838" calcext:value-type="float">
            <text:p>316,227766016838</text:p>
          </table:table-cell>
          <table:table-cell/>
          <table:table-cell table:formula="of:=[.D51]+1" office:value-type="float" office:value="15" calcext:value-type="float">
            <text:p>15</text:p>
          </table:table-cell>
          <table:table-cell/>
          <table:table-cell office:value-type="float" office:value="0.938" calcext:value-type="float">
            <text:p>0,938</text:p>
          </table:table-cell>
          <table:table-cell table:formula="of:=[.F52]*[.$D$19]/([.$D$18]+[.$D$19])" office:value-type="float" office:value="0.7328125" calcext:value-type="float">
            <text:p>0,7328125</text:p>
          </table:table-cell>
          <table:table-cell table:number-columns-repeated="11"/>
        </table:table-row>
        <table:table-row table:style-name="ro1">
          <table:table-cell table:formula="of:=[.D53]+[.$B$4]" office:value-type="float" office:value="56" calcext:value-type="float">
            <text:p>56</text:p>
          </table:table-cell>
          <table:table-cell table:formula="of:=10^(([.A53]-30)/10)" office:value-type="float" office:value="398.107170553497" calcext:value-type="float">
            <text:p>398,107170553497</text:p>
          </table:table-cell>
          <table:table-cell/>
          <table:table-cell table:formula="of:=[.D52]+1" office:value-type="float" office:value="16" calcext:value-type="float">
            <text:p>16</text:p>
          </table:table-cell>
          <table:table-cell/>
          <table:table-cell office:value-type="float" office:value="1.1" calcext:value-type="float">
            <text:p>1,1</text:p>
          </table:table-cell>
          <table:table-cell table:formula="of:=[.F53]*[.$D$19]/([.$D$18]+[.$D$19])" office:value-type="float" office:value="0.859375" calcext:value-type="float">
            <text:p>0,859375</text:p>
          </table:table-cell>
          <table:table-cell table:number-columns-repeated="11"/>
        </table:table-row>
        <table:table-row table:style-name="ro1">
          <table:table-cell table:formula="of:=[.D54]+[.$B$4]" office:value-type="float" office:value="57" calcext:value-type="float">
            <text:p>57</text:p>
          </table:table-cell>
          <table:table-cell table:formula="of:=10^(([.A54]-30)/10)" office:value-type="float" office:value="501.187233627272" calcext:value-type="float">
            <text:p>501,187233627272</text:p>
          </table:table-cell>
          <table:table-cell/>
          <table:table-cell table:formula="of:=[.D53]+1" office:value-type="float" office:value="17" calcext:value-type="float">
            <text:p>17</text:p>
          </table:table-cell>
          <table:table-cell/>
          <table:table-cell office:value-type="float" office:value="1.27" calcext:value-type="float">
            <text:p>1,27</text:p>
          </table:table-cell>
          <table:table-cell table:formula="of:=[.F54]*[.$D$19]/([.$D$18]+[.$D$19])" office:value-type="float" office:value="0.9921875" calcext:value-type="float">
            <text:p>0,9921875</text:p>
          </table:table-cell>
          <table:table-cell table:number-columns-repeated="11"/>
        </table:table-row>
        <table:table-row table:style-name="ro1">
          <table:table-cell table:formula="of:=[.D55]+[.$B$4]" office:value-type="float" office:value="58" calcext:value-type="float">
            <text:p>58</text:p>
          </table:table-cell>
          <table:table-cell table:formula="of:=10^(([.A55]-30)/10)" office:value-type="float" office:value="630.957344480193" calcext:value-type="float">
            <text:p>630,957344480193</text:p>
          </table:table-cell>
          <table:table-cell/>
          <table:table-cell table:formula="of:=[.D54]+1" office:value-type="float" office:value="18" calcext:value-type="float">
            <text:p>18</text:p>
          </table:table-cell>
          <table:table-cell/>
          <table:table-cell office:value-type="float" office:value="1.45" calcext:value-type="float">
            <text:p>1,45</text:p>
          </table:table-cell>
          <table:table-cell table:formula="of:=[.F55]*[.$D$19]/([.$D$18]+[.$D$19])" office:value-type="float" office:value="1.1328125" calcext:value-type="float">
            <text:p>1,1328125</text:p>
          </table:table-cell>
          <table:table-cell table:number-columns-repeated="11"/>
        </table:table-row>
        <table:table-row table:style-name="ro1">
          <table:table-cell table:formula="of:=[.D56]+[.$B$4]" office:value-type="float" office:value="59" calcext:value-type="float">
            <text:p>59</text:p>
          </table:table-cell>
          <table:table-cell table:formula="of:=10^(([.A56]-30)/10)" office:value-type="float" office:value="794.328234724281" calcext:value-type="float">
            <text:p>794,328234724281</text:p>
          </table:table-cell>
          <table:table-cell/>
          <table:table-cell table:formula="of:=[.D55]+1" office:value-type="float" office:value="19" calcext:value-type="float">
            <text:p>19</text:p>
          </table:table-cell>
          <table:table-cell/>
          <table:table-cell office:value-type="float" office:value="1.66" calcext:value-type="float">
            <text:p>1,66</text:p>
          </table:table-cell>
          <table:table-cell table:formula="of:=[.F56]*[.$D$19]/([.$D$18]+[.$D$19])" office:value-type="float" office:value="1.296875" calcext:value-type="float">
            <text:p>1,296875</text:p>
          </table:table-cell>
          <table:table-cell table:number-columns-repeated="11"/>
        </table:table-row>
        <table:table-row table:style-name="ro1">
          <table:table-cell table:formula="of:=[.D57]+[.$B$4]" office:value-type="float" office:value="60" calcext:value-type="float">
            <text:p>60</text:p>
          </table:table-cell>
          <table:table-cell table:formula="of:=10^(([.A57]-30)/10)" office:value-type="float" office:value="1000" calcext:value-type="float">
            <text:p>1000</text:p>
          </table:table-cell>
          <table:table-cell/>
          <table:table-cell table:formula="of:=[.D56]+1" office:value-type="float" office:value="20" calcext:value-type="float">
            <text:p>20</text:p>
          </table:table-cell>
          <table:table-cell/>
          <table:table-cell office:value-type="float" office:value="1.9" calcext:value-type="float">
            <text:p>1,9</text:p>
          </table:table-cell>
          <table:table-cell table:formula="of:=[.F57]*[.$D$19]/([.$D$18]+[.$D$19])" office:value-type="float" office:value="1.484375" calcext:value-type="float">
            <text:p>1,484375</text:p>
          </table:table-cell>
          <table:table-cell table:number-columns-repeated="11"/>
        </table:table-row>
        <table:table-row table:style-name="ro1">
          <table:table-cell table:formula="of:=[.D58]+[.$B$4]" office:value-type="float" office:value="61" calcext:value-type="float">
            <text:p>61</text:p>
          </table:table-cell>
          <table:table-cell table:formula="of:=10^(([.A58]-30)/10)" office:value-type="float" office:value="1258.92541179417" calcext:value-type="float">
            <text:p>1258,92541179417</text:p>
          </table:table-cell>
          <table:table-cell/>
          <table:table-cell table:formula="of:=[.D57]+1" office:value-type="float" office:value="21" calcext:value-type="float">
            <text:p>21</text:p>
          </table:table-cell>
          <table:table-cell/>
          <table:table-cell office:value-type="float" office:value="2.16" calcext:value-type="float">
            <text:p>2,16</text:p>
          </table:table-cell>
          <table:table-cell table:formula="of:=[.F58]*[.$D$19]/([.$D$18]+[.$D$19])" office:value-type="float" office:value="1.6875" calcext:value-type="float">
            <text:p>1,6875</text:p>
          </table:table-cell>
          <table:table-cell table:number-columns-repeated="11"/>
        </table:table-row>
        <table:table-row table:style-name="ro1">
          <table:table-cell table:formula="of:=[.D59]+[.$B$4]" office:value-type="float" office:value="62" calcext:value-type="float">
            <text:p>62</text:p>
          </table:table-cell>
          <table:table-cell table:formula="of:=10^(([.A59]-30)/10)" office:value-type="float" office:value="1584.89319246111" calcext:value-type="float">
            <text:p>1584,89319246111</text:p>
          </table:table-cell>
          <table:table-cell/>
          <table:table-cell table:formula="of:=[.D58]+1" office:value-type="float" office:value="22" calcext:value-type="float">
            <text:p>22</text:p>
          </table:table-cell>
          <table:table-cell/>
          <table:table-cell office:value-type="float" office:value="2.46" calcext:value-type="float">
            <text:p>2,46</text:p>
          </table:table-cell>
          <table:table-cell table:formula="of:=[.F59]*[.$D$19]/([.$D$18]+[.$D$19])" office:value-type="float" office:value="1.921875" calcext:value-type="float">
            <text:p>1,921875</text:p>
          </table:table-cell>
          <table:table-cell table:number-columns-repeated="11"/>
        </table:table-row>
        <table:table-row table:style-name="ro1">
          <table:table-cell table:formula="of:=[.D60]+[.$B$4]" office:value-type="float" office:value="63" calcext:value-type="float">
            <text:p>63</text:p>
          </table:table-cell>
          <table:table-cell table:formula="of:=10^(([.A60]-30)/10)" office:value-type="float" office:value="1995.26231496888" calcext:value-type="float">
            <text:p>1995,26231496888</text:p>
          </table:table-cell>
          <table:table-cell/>
          <table:table-cell table:formula="of:=[.D59]+1" office:value-type="float" office:value="23" calcext:value-type="float">
            <text:p>23</text:p>
          </table:table-cell>
          <table:table-cell/>
          <table:table-cell office:value-type="float" office:value="2.79" calcext:value-type="float">
            <text:p>2,79</text:p>
          </table:table-cell>
          <table:table-cell table:formula="of:=[.F60]*[.$D$19]/([.$D$18]+[.$D$19])" office:value-type="float" office:value="2.1796875" calcext:value-type="float">
            <text:p>2,1796875</text:p>
          </table:table-cell>
          <table:table-cell table:number-columns-repeated="11"/>
        </table:table-row>
        <table:table-row table:style-name="ro1">
          <table:table-cell table:formula="of:=[.D61]+[.$B$4]" office:value-type="float" office:value="64" calcext:value-type="float">
            <text:p>64</text:p>
          </table:table-cell>
          <table:table-cell table:formula="of:=10^(([.A61]-30)/10)" office:value-type="float" office:value="2511.88643150958" calcext:value-type="float">
            <text:p>2511,88643150958</text:p>
          </table:table-cell>
          <table:table-cell/>
          <table:table-cell table:formula="of:=[.D60]+1" office:value-type="float" office:value="24" calcext:value-type="float">
            <text:p>24</text:p>
          </table:table-cell>
          <table:table-cell/>
          <table:table-cell office:value-type="float" office:value="3.17" calcext:value-type="float">
            <text:p>3,17</text:p>
          </table:table-cell>
          <table:table-cell table:formula="of:=[.F61]*[.$D$19]/([.$D$18]+[.$D$19])" office:value-type="float" office:value="2.4765625" calcext:value-type="float">
            <text:p>2,4765625</text:p>
          </table:table-cell>
          <table:table-cell table:number-columns-repeated="11"/>
        </table:table-row>
        <table:table-row table:style-name="ro1">
          <table:table-cell table:formula="of:=[.D62]+[.$B$4]" office:value-type="float" office:value="65" calcext:value-type="float">
            <text:p>65</text:p>
          </table:table-cell>
          <table:table-cell table:formula="of:=10^(([.A62]-30)/10)" office:value-type="float" office:value="3162.27766016838" calcext:value-type="float">
            <text:p>3162,27766016838</text:p>
          </table:table-cell>
          <table:table-cell/>
          <table:table-cell table:formula="of:=[.D61]+1" office:value-type="float" office:value="25" calcext:value-type="float">
            <text:p>25</text:p>
          </table:table-cell>
          <table:table-cell/>
          <table:table-cell office:value-type="float" office:value="3.59" calcext:value-type="float">
            <text:p>3,59</text:p>
          </table:table-cell>
          <table:table-cell table:formula="of:=[.F62]*[.$D$19]/([.$D$18]+[.$D$19])" office:value-type="float" office:value="2.8046875" calcext:value-type="float">
            <text:p>2,8046875</text:p>
          </table:table-cell>
          <table:table-cell table:number-columns-repeated="11"/>
        </table:table-row>
        <table:table-row table:style-name="ro1">
          <table:table-cell table:formula="of:=[.D63]+[.$B$4]" office:value-type="float" office:value="66" calcext:value-type="float">
            <text:p>66</text:p>
          </table:table-cell>
          <table:table-cell table:formula="of:=10^(([.A63]-30)/10)" office:value-type="float" office:value="3981.07170553497" calcext:value-type="float">
            <text:p>3981,07170553497</text:p>
          </table:table-cell>
          <table:table-cell/>
          <table:table-cell table:formula="of:=[.D62]+1" office:value-type="float" office:value="26" calcext:value-type="float">
            <text:p>26</text:p>
          </table:table-cell>
          <table:table-cell/>
          <table:table-cell office:value-type="float" office:value="4.02" calcext:value-type="float">
            <text:p>4,02</text:p>
          </table:table-cell>
          <table:table-cell table:formula="of:=[.F63]*[.$D$19]/([.$D$18]+[.$D$19])" office:value-type="float" office:value="3.140625" calcext:value-type="float">
            <text:p>3,140625</text:p>
          </table:table-cell>
          <table:table-cell table:number-columns-repeated="11"/>
        </table:table-row>
        <table:table-row table:style-name="ro1">
          <table:table-cell table:formula="of:=[.D64]+[.$B$4]" office:value-type="float" office:value="67" calcext:value-type="float">
            <text:p>67</text:p>
          </table:table-cell>
          <table:table-cell table:formula="of:=10^(([.A64]-30)/10)" office:value-type="float" office:value="5011.87233627272" calcext:value-type="float">
            <text:p>5011,87233627272</text:p>
          </table:table-cell>
          <table:table-cell/>
          <table:table-cell table:formula="of:=[.D63]+1" office:value-type="float" office:value="27" calcext:value-type="float">
            <text:p>27</text:p>
          </table:table-cell>
          <table:table-cell/>
          <table:table-cell office:value-type="float" office:value="4.55" calcext:value-type="float">
            <text:p>4,55</text:p>
          </table:table-cell>
          <table:table-cell table:formula="of:=[.F64]*[.$D$19]/([.$D$18]+[.$D$19])" office:value-type="float" office:value="3.5546875" calcext:value-type="float">
            <text:p>3,5546875</text:p>
          </table:table-cell>
          <table:table-cell table:number-columns-repeated="11"/>
        </table:table-row>
        <table:table-row table:style-name="ro1">
          <table:table-cell table:formula="of:=[.D65]+[.$B$4]" office:value-type="float" office:value="68" calcext:value-type="float">
            <text:p>68</text:p>
          </table:table-cell>
          <table:table-cell table:formula="of:=10^(([.A65]-30)/10)" office:value-type="float" office:value="6309.57344480193" calcext:value-type="float">
            <text:p>6309,57344480193</text:p>
          </table:table-cell>
          <table:table-cell/>
          <table:table-cell table:formula="of:=[.D64]+1" office:value-type="float" office:value="28" calcext:value-type="float">
            <text:p>28</text:p>
          </table:table-cell>
          <table:table-cell/>
          <table:table-cell office:value-type="float" office:value="5.14" calcext:value-type="float">
            <text:p>5,14</text:p>
          </table:table-cell>
          <table:table-cell table:formula="of:=[.F65]*[.$D$19]/([.$D$18]+[.$D$19])" office:value-type="float" office:value="4.015625" calcext:value-type="float">
            <text:p>4,015625</text:p>
          </table:table-cell>
          <table:table-cell table:number-columns-repeated="11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string" calcext:value-type="string">
            <text:p>Vout (Pin=valeur basse)</text:p>
          </table:table-cell>
          <table:table-cell office:value-type="string" calcext:value-type="string">
            <text:p>Vout (Pin=valeur haute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table:formula="of:=[.C95]" office:value-type="float" office:value="0.0003125" calcext:value-type="float">
            <text:p>0,0003125</text:p>
          </table:table-cell>
          <table:table-cell table:formula="of:=[.C105]" office:value-type="float" office:value="0.0303125" calcext:value-type="float">
            <text:p>0,03031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table:formula="of:=[.D95]" office:value-type="float" office:value="30" calcext:value-type="float">
            <text:p>30</text:p>
          </table:table-cell>
          <table:table-cell table:formula="of:=[.D105]" office:value-type="float" office:value="40" calcext:value-type="float">
            <text:p>40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interpolation linéai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[1W;10W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/a</text:p>
          </table:table-cell>
          <table:table-cell office:value-type="string" calcext:value-type="string">
            <text:p>'-b</text:p>
          </table:table-cell>
          <table:table-cell table:number-columns-repeated="13"/>
        </table:table-row>
        <table:table-row table:style-name="ro1">
          <table:table-cell/>
          <table:table-cell table:formula="of:=([.C71]-[.B71])/([.C70]-[.B70])" office:value-type="float" office:value="333.333333333333" calcext:value-type="float">
            <text:p>333,333333333333</text:p>
          </table:table-cell>
          <table:table-cell table:formula="of:=[.B71]-[.B75]*[.B70]" office:value-type="float" office:value="29.8958333333333" calcext:value-type="float">
            <text:p>29,8958333333333</text:p>
          </table:table-cell>
          <table:table-cell table:formula="of:=1/[.B75]" office:value-type="float" office:value="0.003" calcext:value-type="float">
            <text:p>0,003</text:p>
          </table:table-cell>
          <table:table-cell table:formula="of:=-[.C75]" office:value-type="float" office:value="-29.8958333333333" calcext:value-type="float">
            <text:p>-29,8958333333333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y=b*exp(ax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=ln(y1/y0) / (x1-x0)</text:p>
          </table:table-cell>
          <table:table-cell table:number-columns-repeated="2"/>
          <table:table-cell table:style-name="ce22" office:value-type="string" calcext:value-type="string">
            <office:annotation office:display="true" draw:style-name="gr4" draw:text-style-name="P2" svg:width="79.05mm" svg:height="13.86mm" svg:x="230.87mm" svg:y="339.24mm" draw:caption-point-x="-68.91mm" draw:caption-point-y="29.19mm">
              <dc:date>2019-07-07T00:00:00</dc:date>
              <text:p text:style-name="P1">Calcul de a et b qui suit la loi P=b*exp(a*Vout) </text:p>
            </office:annotation>
            <text:p>interpolation exp sur 2 points</text:p>
          </table:table-cell>
          <table:table-cell table:style-name="ce28"/>
          <table:table-cell table:style-name="ce30"/>
          <table:table-cell table:number-columns-repeated="12"/>
        </table:table-row>
        <table:table-row table:style-name="ro1">
          <table:table-cell office:value-type="string" calcext:value-type="string">
            <text:p>ln(y1)-ln(y0)</text:p>
          </table:table-cell>
          <table:table-cell table:formula="of:=LN([.C71])-LN([.B71])" office:value-type="float" office:value="0.287682072451781" calcext:value-type="float">
            <text:p>0,287682072451781</text:p>
          </table:table-cell>
          <table:table-cell/>
          <table:table-cell table:style-name="ce23"/>
          <table:table-cell table:style-name="ce23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1-x0</text:p>
          </table:table-cell>
          <table:table-cell table:formula="of:=[.C70]-[.B70]" office:value-type="float" office:value="0.03" calcext:value-type="float">
            <text:p>0,03</text:p>
          </table:table-cell>
          <table:table-cell/>
          <table:table-cell table:style-name="ce24"/>
          <table:table-cell table:style-name="ce24" table:formula="of:=[.B80]/[.B81]" office:value-type="float" office:value="9.58940241505936" calcext:value-type="float">
            <text:p>9,58940241505936</text:p>
          </table:table-cell>
          <table:table-cell table:style-name="ce32" table:formula="of:=[.B71]/[.B83]" office:value-type="float" office:value="29.9102339200136" calcext:value-type="float">
            <text:p>29,91023392001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=y0/exp(ax0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xp(ax0)</text:p>
          </table:table-cell>
          <table:table-cell table:formula="of:=EXP([.E81]*[.B70])" office:value-type="float" office:value="1.00300118281343" calcext:value-type="float">
            <text:p>1,00300118281343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y=a*m^x</text:p>
          </table:table-cell>
          <table:table-cell table:number-columns-repeated="3"/>
          <table:table-cell office:value-type="string" calcext:value-type="string">
            <text:p>y=a*exp(b*x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2"/>
        </table:table-row>
        <table:table-row table:style-name="ro1">
          <table:table-cell table:number-matrix-columns-spanned="2" table:number-matrix-rows-spanned="1" table:formula="of:=LOGEST([.D95:.D105];[.C95:.C105];1;0)" office:value-type="float" office:value="4375.17735753215" calcext:value-type="float">
            <text:p>4375,17735753215</text:p>
          </table:table-cell>
          <table:table-cell office:value-type="float" office:value="32.6608850784878" calcext:value-type="float">
            <text:p>32,6608850784878</text:p>
          </table:table-cell>
          <table:table-cell table:number-columns-repeated="2"/>
          <table:table-cell table:formula="of:=[.B87]" office:value-type="float" office:value="32.6608850784878" calcext:value-type="float">
            <text:p>32,6608850784878</text:p>
          </table:table-cell>
          <table:table-cell table:formula="of:=LN([.A87])" office:value-type="float" office:value="8.38370233683453" calcext:value-type="float">
            <text:p>8,38370233683453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office:value-type="float" office:value="29.34" calcext:value-type="float">
            <text:p>29,34</text:p>
          </table:table-cell>
          <table:table-cell office:value-type="float" office:value="0.029" calcext:value-type="float">
            <text:p>0,029</text:p>
          </table:table-cell>
          <table:table-cell table:number-columns-repeated="1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4"/>
          <table:table-cell table:style-name="ce29" office:value-type="string" calcext:value-type="string">
            <text:p>interpolation linéaire</text:p>
          </table:table-cell>
          <table:table-cell table:style-name="ce33"/>
          <table:table-cell table:style-name="ce36"/>
          <table:table-cell table:style-name="ce22" office:value-type="string" calcext:value-type="string">
            <text:p>interpolation exp sur 2 points</text:p>
          </table:table-cell>
          <table:table-cell table:style-name="ce28"/>
          <table:table-cell table:style-name="ce30"/>
          <table:table-cell office:value-type="string" calcext:value-type="string">
            <text:p>interpolation exp par LOGREG de Libre Office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Pin_coupleur(dBm)</text:p>
          </table:table-cell>
          <table:table-cell table:style-name="ce17" office:value-type="string" calcext:value-type="string">
            <text:p>Pin_coupleur(W)</text:p>
          </table:table-cell>
          <table:table-cell table:style-name="ce17" office:value-type="string" calcext:value-type="string">
            <text:p>Vout</text:p>
          </table:table-cell>
          <table:table-cell table:style-name="ce25" office:value-type="string" calcext:value-type="string">
            <text:p>Pin</text:p>
          </table:table-cell>
          <table:table-cell table:style-name="ce29" office:value-type="string" calcext:value-type="string">
            <text:p>Pin (dBm)</text:p>
          </table:table-cell>
          <table:table-cell table:style-name="ce33" office:value-type="string" calcext:value-type="string">
            <text:p>Pin (W)</text:p>
          </table:table-cell>
          <table:table-cell table:style-name="ce36" office:value-type="string" calcext:value-type="string">
            <text:p>%err</text:p>
          </table:table-cell>
          <table:table-cell table:style-name="ce23" office:value-type="string" calcext:value-type="string">
            <text:p>Pin</text:p>
          </table:table-cell>
          <table:table-cell table:style-name="ce34"/>
          <table:table-cell table:style-name="ce31" office:value-type="string" calcext:value-type="string">
            <text:p>%err</text:p>
          </table:table-cell>
          <table:table-cell office:value-type="string" calcext:value-type="string">
            <text:p>Pin</text:p>
          </table:table-cell>
          <table:table-cell/>
          <table:table-cell office:value-type="string" calcext:value-type="string">
            <text:p>%err</text:p>
          </table:table-cell>
          <table:table-cell table:number-columns-repeated="5"/>
        </table:table-row>
        <table:table-row table:style-name="ro1">
          <table:table-cell table:style-name="ce15" table:formula="of:=[.A27]" office:value-type="float" office:value="30" calcext:value-type="float">
            <text:p>30</text:p>
          </table:table-cell>
          <table:table-cell table:formula="of:=[.B27]" office:value-type="float" office:value="1" calcext:value-type="float">
            <text:p>1</text:p>
          </table:table-cell>
          <table:table-cell table:formula="of:=[.G27]" office:value-type="float" office:value="0.0003125" calcext:value-type="float">
            <text:p>0,0003125</text:p>
          </table:table-cell>
          <table:table-cell table:style-name="ce26" table:formula="of:=[.A95]" office:value-type="float" office:value="30" calcext:value-type="float">
            <text:p>30</text:p>
          </table:table-cell>
          <table:table-cell table:style-name="ce23" table:formula="of:=[.$B$75]*[.C95]+[.$C$75]" office:value-type="float" office:value="30" calcext:value-type="float">
            <office:annotation office:display="true" draw:style-name="gr8" draw:text-style-name="P2" svg:width="69.42mm" svg:height="17.81mm" svg:x="264.63mm" svg:y="392.61mm" draw:caption-point-x="-57.39mm" draw:caption-point-y="48.07mm">
              <dc:date>2019-07-07T00:00:00</dc:date>
              <text:p text:style-name="P1">Valeur de Pin déduite de Vout, suivant une relation linéaire</text:p>
            </office:annotation>
            <text:p>30</text:p>
          </table:table-cell>
          <table:table-cell table:style-name="ce34" table:formula="of:=10^(([.E95]-30)/10)" office:value-type="float" office:value="1" calcext:value-type="float">
            <text:p>1</text:p>
          </table:table-cell>
          <table:table-cell table:style-name="ce31" table:formula="of:=100*([.B95]-[.F95])/[.A95]" office:value-type="float" office:value="0" calcext:value-type="float">
            <text:p>0</text:p>
          </table:table-cell>
          <table:table-cell table:style-name="ce23" table:formula="of:=[.$F$81]*(EXP([.$E$81]*[.C95]))" office:value-type="float" office:value="30" calcext:value-type="float">
            <office:annotation office:display="true" draw:style-name="gr8" draw:text-style-name="P2" svg:width="64.02mm" svg:height="17.81mm" svg:x="340.52mm" svg:y="405.11mm" draw:caption-point-x="-19.54mm" draw:caption-point-y="35.57mm">
              <dc:date>2019-07-07T00:00:00</dc:date>
              <text:p text:style-name="P1">Valeur de Pin déduit de Vout, suivant la loi P=b*exp(a*Vout)</text:p>
            </office:annotation>
            <text:p>30</text:p>
          </table:table-cell>
          <table:table-cell table:style-name="ce34" table:formula="of:=10^(([.H95]-30)/10)" office:value-type="float" office:value="1" calcext:value-type="float">
            <text:p>1</text:p>
          </table:table-cell>
          <table:table-cell table:style-name="ce31" table:formula="of:=100*([.B95]-[.I95])/[.B95]" office:value-type="float" office:value="0" calcext:value-type="float">
            <text:p>0</text:p>
          </table:table-cell>
          <table:table-cell table:formula="of:=[.$E$87]*(EXP([.$F$87]*[.C95]))" office:value-type="float" office:value="32.7465657479697" calcext:value-type="float">
            <text:p>32,7465657479697</text:p>
          </table:table-cell>
          <table:table-cell/>
          <table:table-cell table:formula="of:=100*([.D95]-[.K95])/[.D95]" office:value-type="float" office:value="-9.15521915989904" calcext:value-type="float">
            <text:p>-9,15521915989904</text:p>
          </table:table-cell>
          <table:table-cell table:number-columns-repeated="5"/>
        </table:table-row>
        <table:table-row table:style-name="ro1">
          <table:table-cell table:style-name="ce15" table:formula="of:=[.A28]" office:value-type="float" office:value="31" calcext:value-type="float">
            <text:p>31</text:p>
          </table:table-cell>
          <table:table-cell table:formula="of:=[.B28]" office:value-type="float" office:value="1.25892541179417" calcext:value-type="float">
            <text:p>1,25892541179417</text:p>
          </table:table-cell>
          <table:table-cell table:formula="of:=[.G28]" office:value-type="float" office:value="0.0005640625" calcext:value-type="float">
            <text:p>0,0005640625</text:p>
          </table:table-cell>
          <table:table-cell table:style-name="ce26" table:formula="of:=[.A96]" office:value-type="float" office:value="31" calcext:value-type="float">
            <text:p>31</text:p>
          </table:table-cell>
          <table:table-cell table:style-name="ce23" table:formula="of:=[.$B$75]*[.C96]+[.$C$75]" office:value-type="float" office:value="30.0838541666667" calcext:value-type="float">
            <text:p>30,0838541666667</text:p>
          </table:table-cell>
          <table:table-cell table:style-name="ce34" table:formula="of:=10^(([.E96]-30)/10)" office:value-type="float" office:value="1.01949574296719" calcext:value-type="float">
            <text:p>1,01949574296719</text:p>
          </table:table-cell>
          <table:table-cell table:style-name="ce31" table:formula="of:=100*([.B96]-[.F96])/[.A96]" office:value-type="float" office:value="0.772353770409603" calcext:value-type="float">
            <text:p>0,772353770409603</text:p>
          </table:table-cell>
          <table:table-cell table:style-name="ce23" table:formula="of:=[.$F$81]*(EXP([.$E$81]*[.C96]))" office:value-type="float" office:value="30.0724573819178" calcext:value-type="float">
            <text:p>30,0724573819178</text:p>
          </table:table-cell>
          <table:table-cell table:style-name="ce34" table:formula="of:=10^(([.H96]-30)/10)" office:value-type="float" office:value="1.01682388273147" calcext:value-type="float">
            <text:p>1,01682388273147</text:p>
          </table:table-cell>
          <table:table-cell table:style-name="ce31" table:formula="of:=100*([.B96]-[.I96])/[.B96]" office:value-type="float" office:value="19.2308080204423" calcext:value-type="float">
            <text:p>19,2308080204423</text:p>
          </table:table-cell>
          <table:table-cell table:formula="of:=[.$E$87]*(EXP([.$F$87]*[.C96]))" office:value-type="float" office:value="32.8157019570712" calcext:value-type="float">
            <text:p>32,8157019570712</text:p>
          </table:table-cell>
          <table:table-cell/>
          <table:table-cell table:formula="of:=100*([.D96]-[.K96])/[.D96]" office:value-type="float" office:value="-5.85710308732635" calcext:value-type="float">
            <text:p>-5,85710308732635</text:p>
          </table:table-cell>
          <table:table-cell table:number-columns-repeated="5"/>
        </table:table-row>
        <table:table-row table:style-name="ro1">
          <table:table-cell table:style-name="ce15" table:formula="of:=[.A29]" office:value-type="float" office:value="32" calcext:value-type="float">
            <text:p>32</text:p>
          </table:table-cell>
          <table:table-cell table:formula="of:=[.B29]" office:value-type="float" office:value="1.58489319246111" calcext:value-type="float">
            <text:p>1,58489319246111</text:p>
          </table:table-cell>
          <table:table-cell table:formula="of:=[.G29]" office:value-type="float" office:value="0.0007890625" calcext:value-type="float">
            <text:p>0,0007890625</text:p>
          </table:table-cell>
          <table:table-cell table:style-name="ce26" table:formula="of:=[.A97]" office:value-type="float" office:value="32" calcext:value-type="float">
            <text:p>32</text:p>
          </table:table-cell>
          <table:table-cell table:style-name="ce23" table:formula="of:=[.$B$75]*[.C97]+[.$C$75]" office:value-type="float" office:value="30.1588541666667" calcext:value-type="float">
            <text:p>30,1588541666667</text:p>
          </table:table-cell>
          <table:table-cell table:style-name="ce34" table:formula="of:=10^(([.E97]-30)/10)" office:value-type="float" office:value="1.0372547126335" calcext:value-type="float">
            <text:p>1,0372547126335</text:p>
          </table:table-cell>
          <table:table-cell table:style-name="ce31" table:formula="of:=100*([.B97]-[.F97])/[.A97]" office:value-type="float" office:value="1.71137024946128" calcext:value-type="float">
            <text:p>1,71137024946128</text:p>
          </table:table-cell>
          <table:table-cell table:style-name="ce23" table:formula="of:=[.$F$81]*(EXP([.$E$81]*[.C97]))" office:value-type="float" office:value="30.1374122319913" calcext:value-type="float">
            <text:p>30,1374122319913</text:p>
          </table:table-cell>
          <table:table-cell table:style-name="ce34" table:formula="of:=10^(([.H97]-30)/10)" office:value-type="float" office:value="1.03214621239149" calcext:value-type="float">
            <text:p>1,03214621239149</text:p>
          </table:table-cell>
          <table:table-cell table:style-name="ce31" table:formula="of:=100*([.B97]-[.I97])/[.B97]" office:value-type="float" office:value="34.8759766714177" calcext:value-type="float">
            <text:p>34,8759766714177</text:p>
          </table:table-cell>
          <table:table-cell table:formula="of:=[.$E$87]*(EXP([.$F$87]*[.C97]))" office:value-type="float" office:value="32.8776617194378" calcext:value-type="float">
            <text:p>32,8776617194378</text:p>
          </table:table-cell>
          <table:table-cell/>
          <table:table-cell table:formula="of:=100*([.D97]-[.K97])/[.D97]" office:value-type="float" office:value="-2.74269287324325" calcext:value-type="float">
            <text:p>-2,74269287324325</text:p>
          </table:table-cell>
          <table:table-cell table:number-columns-repeated="5"/>
        </table:table-row>
        <table:table-row table:style-name="ro1">
          <table:table-cell table:style-name="ce15" table:formula="of:=[.A30]" office:value-type="float" office:value="33" calcext:value-type="float">
            <text:p>33</text:p>
          </table:table-cell>
          <table:table-cell table:formula="of:=[.B30]" office:value-type="float" office:value="1.99526231496888" calcext:value-type="float">
            <text:p>1,99526231496888</text:p>
          </table:table-cell>
          <table:table-cell table:formula="of:=[.G30]" office:value-type="float" office:value="0.00125" calcext:value-type="float">
            <text:p>0,00125</text:p>
          </table:table-cell>
          <table:table-cell table:style-name="ce26" table:formula="of:=[.A98]" office:value-type="float" office:value="33" calcext:value-type="float">
            <text:p>33</text:p>
          </table:table-cell>
          <table:table-cell table:style-name="ce23" table:formula="of:=[.$B$75]*[.C98]+[.$C$75]" office:value-type="float" office:value="30.3125" calcext:value-type="float">
            <text:p>30,3125</text:p>
          </table:table-cell>
          <table:table-cell table:style-name="ce34" table:formula="of:=10^(([.E98]-30)/10)" office:value-type="float" office:value="1.07460782832132" calcext:value-type="float">
            <text:p>1,07460782832132</text:p>
          </table:table-cell>
          <table:table-cell table:style-name="ce31" table:formula="of:=100*([.B98]-[.F98])/[.A98]" office:value-type="float" office:value="2.78986208075019" calcext:value-type="float">
            <text:p>2,78986208075019</text:p>
          </table:table-cell>
          <table:table-cell table:style-name="ce23" table:formula="of:=[.$F$81]*(EXP([.$E$81]*[.C98]))" office:value-type="float" office:value="30.2709179030123" calcext:value-type="float">
            <text:p>30,2709179030123</text:p>
          </table:table-cell>
          <table:table-cell table:style-name="ce34" table:formula="of:=10^(([.H98]-30)/10)" office:value-type="float" office:value="1.0643679539197" calcext:value-type="float">
            <text:p>1,0643679539197</text:p>
          </table:table-cell>
          <table:table-cell table:style-name="ce31" table:formula="of:=100*([.B98]-[.I98])/[.B98]" office:value-type="float" office:value="46.6552369613466" calcext:value-type="float">
            <text:p>46,6552369613466</text:p>
          </table:table-cell>
          <table:table-cell table:formula="of:=[.$E$87]*(EXP([.$F$87]*[.C98]))" office:value-type="float" office:value="33.0049587347134" calcext:value-type="float">
            <text:p>33,0049587347134</text:p>
          </table:table-cell>
          <table:table-cell/>
          <table:table-cell table:formula="of:=100*([.D98]-[.K98])/[.D98]" office:value-type="float" office:value="-0.0150264688284139" calcext:value-type="float">
            <text:p>-0,015026468828414</text:p>
          </table:table-cell>
          <table:table-cell table:number-columns-repeated="5"/>
        </table:table-row>
        <table:table-row table:style-name="ro1">
          <table:table-cell table:style-name="ce15" table:formula="of:=[.A31]" office:value-type="float" office:value="34" calcext:value-type="float">
            <text:p>34</text:p>
          </table:table-cell>
          <table:table-cell table:formula="of:=[.B31]" office:value-type="float" office:value="2.51188643150958" calcext:value-type="float">
            <text:p>2,51188643150958</text:p>
          </table:table-cell>
          <table:table-cell table:formula="of:=[.G31]" office:value-type="float" office:value="0.00190625" calcext:value-type="float">
            <text:p>0,00190625</text:p>
          </table:table-cell>
          <table:table-cell table:style-name="ce26" table:formula="of:=[.A99]" office:value-type="float" office:value="34" calcext:value-type="float">
            <text:p>34</text:p>
          </table:table-cell>
          <table:table-cell table:style-name="ce23" table:formula="of:=[.$B$75]*[.C99]+[.$C$75]" office:value-type="float" office:value="30.53125" calcext:value-type="float">
            <text:p>30,53125</text:p>
          </table:table-cell>
          <table:table-cell table:style-name="ce34" table:formula="of:=10^(([.E99]-30)/10)" office:value-type="float" office:value="1.13012114287856" calcext:value-type="float">
            <text:p>1,13012114287856</text:p>
          </table:table-cell>
          <table:table-cell table:style-name="ce31" table:formula="of:=100*([.B99]-[.F99])/[.A99]" office:value-type="float" office:value="4.06401555479712" calcext:value-type="float">
            <text:p>4,06401555479712</text:p>
          </table:table-cell>
          <table:table-cell table:style-name="ce23" table:formula="of:=[.$F$81]*(EXP([.$E$81]*[.C99]))" office:value-type="float" office:value="30.4620148218333" calcext:value-type="float">
            <text:p>30,4620148218333</text:p>
          </table:table-cell>
          <table:table-cell table:style-name="ce34" table:formula="of:=10^(([.H99]-30)/10)" office:value-type="float" office:value="1.11224761249737" calcext:value-type="float">
            <text:p>1,11224761249737</text:p>
          </table:table-cell>
          <table:table-cell table:style-name="ce31" table:formula="of:=100*([.B99]-[.I99])/[.B99]" office:value-type="float" office:value="55.720625003379" calcext:value-type="float">
            <text:p>55,720625003379</text:p>
          </table:table-cell>
          <table:table-cell table:formula="of:=[.$E$87]*(EXP([.$F$87]*[.C99]))" office:value-type="float" office:value="33.1870460154472" calcext:value-type="float">
            <text:p>33,1870460154472</text:p>
          </table:table-cell>
          <table:table-cell/>
          <table:table-cell table:formula="of:=100*([.D99]-[.K99])/[.D99]" office:value-type="float" office:value="2.39104113103773" calcext:value-type="float">
            <text:p>2,39104113103773</text:p>
          </table:table-cell>
          <table:table-cell table:number-columns-repeated="5"/>
        </table:table-row>
        <table:table-row table:style-name="ro1">
          <table:table-cell table:style-name="ce15" table:formula="of:=[.A32]" office:value-type="float" office:value="35" calcext:value-type="float">
            <text:p>35</text:p>
          </table:table-cell>
          <table:table-cell table:formula="of:=[.B32]" office:value-type="float" office:value="3.16227766016838" calcext:value-type="float">
            <text:p>3,16227766016838</text:p>
          </table:table-cell>
          <table:table-cell table:formula="of:=[.G32]" office:value-type="float" office:value="0.0041328125" calcext:value-type="float">
            <text:p>0,0041328125</text:p>
          </table:table-cell>
          <table:table-cell table:style-name="ce26" table:formula="of:=[.A100]" office:value-type="float" office:value="35" calcext:value-type="float">
            <text:p>35</text:p>
          </table:table-cell>
          <table:table-cell table:style-name="ce23" table:formula="of:=[.$B$75]*[.C100]+[.$C$75]" office:value-type="float" office:value="31.2734375" calcext:value-type="float">
            <text:p>31,2734375</text:p>
          </table:table-cell>
          <table:table-cell table:style-name="ce34" table:formula="of:=10^(([.E100]-30)/10)" office:value-type="float" office:value="1.34073747953841" calcext:value-type="float">
            <text:p>1,34073747953841</text:p>
          </table:table-cell>
          <table:table-cell table:style-name="ce31" table:formula="of:=100*([.B100]-[.F100])/[.A100]" office:value-type="float" office:value="5.20440051608562" calcext:value-type="float">
            <text:p>5,20440051608562</text:p>
          </table:table-cell>
          <table:table-cell table:style-name="ce23" table:formula="of:=[.$F$81]*(EXP([.$E$81]*[.C100]))" office:value-type="float" office:value="31.1194148332917" calcext:value-type="float">
            <text:p>31,1194148332917</text:p>
          </table:table-cell>
          <table:table-cell table:style-name="ce34" table:formula="of:=10^(([.H100]-30)/10)" office:value-type="float" office:value="1.29402147374932" calcext:value-type="float">
            <text:p>1,29402147374932</text:p>
          </table:table-cell>
          <table:table-cell table:style-name="ce31" table:formula="of:=100*([.B100]-[.I100])/[.B100]" office:value-type="float" office:value="59.0794480178437" calcext:value-type="float">
            <text:p>59,0794480178437</text:p>
          </table:table-cell>
          <table:table-cell table:formula="of:=[.$E$87]*(EXP([.$F$87]*[.C100]))" office:value-type="float" office:value="33.8123613741859" calcext:value-type="float">
            <text:p>33,8123613741859</text:p>
          </table:table-cell>
          <table:table-cell/>
          <table:table-cell table:formula="of:=100*([.D100]-[.K100])/[.D100]" office:value-type="float" office:value="3.39325321661162" calcext:value-type="float">
            <text:p>3,39325321661162</text:p>
          </table:table-cell>
          <table:table-cell table:number-columns-repeated="5"/>
        </table:table-row>
        <table:table-row table:style-name="ro1">
          <table:table-cell table:style-name="ce15" table:formula="of:=[.A33]" office:value-type="float" office:value="36" calcext:value-type="float">
            <text:p>36</text:p>
          </table:table-cell>
          <table:table-cell table:formula="of:=[.B33]" office:value-type="float" office:value="3.98107170553497" calcext:value-type="float">
            <text:p>3,98107170553497</text:p>
          </table:table-cell>
          <table:table-cell table:formula="of:=[.G33]" office:value-type="float" office:value="0.005078125" calcext:value-type="float">
            <text:p>0,005078125</text:p>
          </table:table-cell>
          <table:table-cell table:style-name="ce26" table:formula="of:=[.A101]" office:value-type="float" office:value="36" calcext:value-type="float">
            <text:p>36</text:p>
          </table:table-cell>
          <table:table-cell table:style-name="ce23" table:formula="of:=[.$B$75]*[.C101]+[.$C$75]" office:value-type="float" office:value="31.5885416666667" calcext:value-type="float">
            <text:p>31,5885416666667</text:p>
          </table:table-cell>
          <table:table-cell table:style-name="ce34" table:formula="of:=10^(([.E101]-30)/10)" office:value-type="float" office:value="1.44163117962919" calcext:value-type="float">
            <text:p>1,44163117962919</text:p>
          </table:table-cell>
          <table:table-cell table:style-name="ce31" table:formula="of:=100*([.B101]-[.F101])/[.A101]" office:value-type="float" office:value="7.05400146084941" calcext:value-type="float">
            <text:p>7,05400146084941</text:p>
          </table:table-cell>
          <table:table-cell table:style-name="ce23" table:formula="of:=[.$F$81]*(EXP([.$E$81]*[.C101]))" office:value-type="float" office:value="31.402794241772" calcext:value-type="float">
            <text:p>31,402794241772</text:p>
          </table:table-cell>
          <table:table-cell table:style-name="ce34" table:formula="of:=10^(([.H101]-30)/10)" office:value-type="float" office:value="1.38127268677595" calcext:value-type="float">
            <text:p>1,38127268677595</text:p>
          </table:table-cell>
          <table:table-cell table:style-name="ce31" table:formula="of:=100*([.B101]-[.I101])/[.B101]" office:value-type="float" office:value="65.3039987987271" calcext:value-type="float">
            <text:p>65,3039987987271</text:p>
          </table:table-cell>
          <table:table-cell table:formula="of:=[.$E$87]*(EXP([.$F$87]*[.C101]))" office:value-type="float" office:value="34.0813964025306" calcext:value-type="float">
            <text:p>34,0813964025306</text:p>
          </table:table-cell>
          <table:table-cell/>
          <table:table-cell table:formula="of:=100*([.D101]-[.K101])/[.D101]" office:value-type="float" office:value="5.329454437415" calcext:value-type="float">
            <text:p>5,329454437415</text:p>
          </table:table-cell>
          <table:table-cell table:number-columns-repeated="5"/>
        </table:table-row>
        <table:table-row table:style-name="ro1">
          <table:table-cell table:style-name="ce15" table:formula="of:=[.A34]" office:value-type="float" office:value="37" calcext:value-type="float">
            <text:p>37</text:p>
          </table:table-cell>
          <table:table-cell table:formula="of:=[.B34]" office:value-type="float" office:value="5.01187233627272" calcext:value-type="float">
            <text:p>5,01187233627272</text:p>
          </table:table-cell>
          <table:table-cell table:formula="of:=[.G34]" office:value-type="float" office:value="0.0078125" calcext:value-type="float">
            <text:p>0,0078125</text:p>
          </table:table-cell>
          <table:table-cell table:style-name="ce26" table:formula="of:=[.A102]" office:value-type="float" office:value="37" calcext:value-type="float">
            <text:p>37</text:p>
          </table:table-cell>
          <table:table-cell table:style-name="ce23" table:formula="of:=[.$B$75]*[.C102]+[.$C$75]" office:value-type="float" office:value="32.5" calcext:value-type="float">
            <text:p>32,5</text:p>
          </table:table-cell>
          <table:table-cell table:style-name="ce34" table:formula="of:=10^(([.E102]-30)/10)" office:value-type="float" office:value="1.77827941003892" calcext:value-type="float">
            <text:p>1,77827941003892</text:p>
          </table:table-cell>
          <table:table-cell table:style-name="ce31" table:formula="of:=100*([.B102]-[.F102])/[.A102]" office:value-type="float" office:value="8.73944034117243" calcext:value-type="float">
            <text:p>8,73944034117243</text:p>
          </table:table-cell>
          <table:table-cell table:style-name="ce23" table:formula="of:=[.$F$81]*(EXP([.$E$81]*[.C102]))" office:value-type="float" office:value="32.2370979547063" calcext:value-type="float">
            <text:p>32,2370979547063</text:p>
          </table:table-cell>
          <table:table-cell table:style-name="ce34" table:formula="of:=10^(([.H102]-30)/10)" office:value-type="float" office:value="1.67382401851736" calcext:value-type="float">
            <text:p>1,67382401851736</text:p>
          </table:table-cell>
          <table:table-cell table:style-name="ce31" table:formula="of:=100*([.B102]-[.I102])/[.B102]" office:value-type="float" office:value="66.6028201396253" calcext:value-type="float">
            <text:p>66,6028201396253</text:p>
          </table:table-cell>
          <table:table-cell table:formula="of:=[.$E$87]*(EXP([.$F$87]*[.C102]))" office:value-type="float" office:value="34.8717086985067" calcext:value-type="float">
            <text:p>34,8717086985067</text:p>
          </table:table-cell>
          <table:table-cell/>
          <table:table-cell table:formula="of:=100*([.D102]-[.K102])/[.D102]" office:value-type="float" office:value="5.75213865268465" calcext:value-type="float">
            <text:p>5,75213865268465</text:p>
          </table:table-cell>
          <table:table-cell table:number-columns-repeated="5"/>
        </table:table-row>
        <table:table-row table:style-name="ro1">
          <table:table-cell table:style-name="ce15" table:formula="of:=[.A35]" office:value-type="float" office:value="38" calcext:value-type="float">
            <text:p>38</text:p>
          </table:table-cell>
          <table:table-cell table:formula="of:=[.B35]" office:value-type="float" office:value="6.30957344480193" calcext:value-type="float">
            <text:p>6,30957344480193</text:p>
          </table:table-cell>
          <table:table-cell table:formula="of:=[.G35]" office:value-type="float" office:value="0.01296875" calcext:value-type="float">
            <text:p>0,01296875</text:p>
          </table:table-cell>
          <table:table-cell table:style-name="ce26" table:formula="of:=[.A103]" office:value-type="float" office:value="38" calcext:value-type="float">
            <text:p>38</text:p>
          </table:table-cell>
          <table:table-cell table:style-name="ce23" table:formula="of:=[.$B$75]*[.C103]+[.$C$75]" office:value-type="float" office:value="34.21875" calcext:value-type="float">
            <text:p>34,21875</text:p>
          </table:table-cell>
          <table:table-cell table:style-name="ce34" table:formula="of:=10^(([.E103]-30)/10)" office:value-type="float" office:value="2.64164832038609" calcext:value-type="float">
            <text:p>2,64164832038609</text:p>
          </table:table-cell>
          <table:table-cell table:style-name="ce31" table:formula="of:=100*([.B103]-[.F103])/[.A103]" office:value-type="float" office:value="9.65243453793642" calcext:value-type="float">
            <text:p>9,65243453793642</text:p>
          </table:table-cell>
          <table:table-cell table:style-name="ce23" table:formula="of:=[.$F$81]*(EXP([.$E$81]*[.C103]))" office:value-type="float" office:value="33.8711376835519" calcext:value-type="float">
            <text:p>33,8711376835519</text:p>
          </table:table-cell>
          <table:table-cell table:style-name="ce34" table:formula="of:=10^(([.H103]-30)/10)" office:value-type="float" office:value="2.43844951415867" calcext:value-type="float">
            <text:p>2,43844951415867</text:p>
          </table:table-cell>
          <table:table-cell table:style-name="ce31" table:formula="of:=100*([.B103]-[.I103])/[.B103]" office:value-type="float" office:value="61.3531796484981" calcext:value-type="float">
            <text:p>61,3531796484981</text:p>
          </table:table-cell>
          <table:table-cell table:formula="of:=[.$E$87]*(EXP([.$F$87]*[.C103]))" office:value-type="float" office:value="36.4122161416507" calcext:value-type="float">
            <text:p>36,4122161416507</text:p>
          </table:table-cell>
          <table:table-cell/>
          <table:table-cell table:formula="of:=100*([.D103]-[.K103])/[.D103]" office:value-type="float" office:value="4.17837857460354" calcext:value-type="float">
            <text:p>4,17837857460354</text:p>
          </table:table-cell>
          <table:table-cell table:number-columns-repeated="5"/>
        </table:table-row>
        <table:table-row table:style-name="ro1">
          <table:table-cell table:style-name="ce15" table:formula="of:=[.A36]" office:value-type="float" office:value="39" calcext:value-type="float">
            <text:p>39</text:p>
          </table:table-cell>
          <table:table-cell table:formula="of:=[.B36]" office:value-type="float" office:value="7.94328234724282" calcext:value-type="float">
            <text:p>7,94328234724282</text:p>
          </table:table-cell>
          <table:table-cell table:formula="of:=[.G36]" office:value-type="float" office:value="0.020234375" calcext:value-type="float">
            <text:p>0,020234375</text:p>
          </table:table-cell>
          <table:table-cell table:style-name="ce26" table:formula="of:=[.A104]" office:value-type="float" office:value="39" calcext:value-type="float">
            <text:p>39</text:p>
          </table:table-cell>
          <table:table-cell table:style-name="ce23" table:formula="of:=[.$B$75]*[.C104]+[.$C$75]" office:value-type="float" office:value="36.640625" calcext:value-type="float">
            <text:p>36,640625</text:p>
          </table:table-cell>
          <table:table-cell table:style-name="ce34" table:formula="of:=10^(([.E104]-30)/10)" office:value-type="float" office:value="4.61383968273321" calcext:value-type="float">
            <text:p>4,61383968273321</text:p>
          </table:table-cell>
          <table:table-cell table:style-name="ce31" table:formula="of:=100*([.B104]-[.F104])/[.A104]" office:value-type="float" office:value="8.53703247310154" calcext:value-type="float">
            <text:p>8,53703247310154</text:p>
          </table:table-cell>
          <table:table-cell table:style-name="ce23" table:formula="of:=[.$F$81]*(EXP([.$E$81]*[.C104]))" office:value-type="float" office:value="36.3151953331557" calcext:value-type="float">
            <text:p>36,3151953331557</text:p>
          </table:table-cell>
          <table:table-cell table:style-name="ce34" table:formula="of:=10^(([.H104]-30)/10)" office:value-type="float" office:value="4.2807467271968" calcext:value-type="float">
            <text:p>4,2807467271968</text:p>
          </table:table-cell>
          <table:table-cell table:style-name="ce31" table:formula="of:=100*([.B104]-[.I104])/[.B104]" office:value-type="float" office:value="46.1085916367723" calcext:value-type="float">
            <text:p>46,1085916367723</text:p>
          </table:table-cell>
          <table:table-cell table:formula="of:=[.$E$87]*(EXP([.$F$87]*[.C104]))" office:value-type="float" office:value="38.6991317319452" calcext:value-type="float">
            <text:p>38,6991317319452</text:p>
          </table:table-cell>
          <table:table-cell/>
          <table:table-cell table:formula="of:=100*([.D104]-[.K104])/[.D104]" office:value-type="float" office:value="0.771457097576317" calcext:value-type="float">
            <text:p>0,771457097576317</text:p>
          </table:table-cell>
          <table:table-cell table:number-columns-repeated="5"/>
        </table:table-row>
        <table:table-row table:style-name="ro1">
          <table:table-cell table:style-name="ce16" table:formula="of:=[.A37]" office:value-type="float" office:value="40" calcext:value-type="float">
            <text:p>40</text:p>
          </table:table-cell>
          <table:table-cell table:style-name="ce18" table:formula="of:=[.B37]" office:value-type="float" office:value="10" calcext:value-type="float">
            <text:p>10</text:p>
          </table:table-cell>
          <table:table-cell table:style-name="ce18" table:formula="of:=[.G37]" office:value-type="float" office:value="0.0303125" calcext:value-type="float">
            <text:p>0,0303125</text:p>
          </table:table-cell>
          <table:table-cell table:style-name="ce27" table:formula="of:=[.A105]" office:value-type="float" office:value="40" calcext:value-type="float">
            <text:p>40</text:p>
          </table:table-cell>
          <table:table-cell table:style-name="ce24" table:formula="of:=[.$B$75]*[.C105]+[.$C$75]" office:value-type="float" office:value="40" calcext:value-type="float">
            <text:p>40</text:p>
          </table:table-cell>
          <table:table-cell table:style-name="ce35" table:formula="of:=10^(([.E105]-30)/10)" office:value-type="float" office:value="10" calcext:value-type="float">
            <text:p>10</text:p>
          </table:table-cell>
          <table:table-cell table:style-name="ce37" table:formula="of:=100*([.B105]-[.F105])/[.A105]" office:value-type="float" office:value="0" calcext:value-type="float">
            <text:p>0</text:p>
          </table:table-cell>
          <table:table-cell table:style-name="ce24" table:formula="of:=[.$F$81]*(EXP([.$E$81]*[.C105]))" office:value-type="float" office:value="40" calcext:value-type="float">
            <text:p>40</text:p>
          </table:table-cell>
          <table:table-cell table:style-name="ce35" table:formula="of:=10^(([.H105]-30)/10)" office:value-type="float" office:value="10" calcext:value-type="float">
            <text:p>10</text:p>
          </table:table-cell>
          <table:table-cell table:style-name="ce37" table:formula="of:=100*([.B105]-[.I105])/[.B105]" office:value-type="float" office:value="0" calcext:value-type="float">
            <text:p>0</text:p>
          </table:table-cell>
          <table:table-cell table:formula="of:=[.$E$87]*(EXP([.$F$87]*[.C105]))" office:value-type="float" office:value="42.1110073614293" calcext:value-type="float">
            <text:p>42,1110073614293</text:p>
          </table:table-cell>
          <table:table-cell/>
          <table:table-cell table:formula="of:=100*([.D105]-[.K105])/[.D105]" office:value-type="float" office:value="-5.27751840357315" calcext:value-type="float">
            <text:p>-5,27751840357315</text:p>
          </table:table-cell>
          <table:table-cell table:number-columns-repeated="5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Formule du graphique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1" calcext:value-type="float">
            <office:annotation office:display="true" draw:style-name="gr2" draw:text-style-name="P2" svg:width="28.99mm" svg:height="13.86mm" svg:x="433.42mm" svg:y="494.63mm" draw:caption-point-x="-69.18mm" draw:caption-point-y="18.3mm">
              <dc:date>2019-07-07T00:00:00</dc:date>
              <text:p text:style-name="P1">Attention, x=[1;10] et non pas Vout !!!</text:p>
            </office:annotation>
            <text:p>1</text:p>
          </table:table-cell>
          <table:table-cell table:formula="of:=[.$E$89]*EXP([.$F$89]*[.I111])" office:value-type="float" office:value="30.2033176019003" calcext:value-type="float">
            <text:p>30,2033176019003</text:p>
          </table:table-cell>
          <table:table-cell table:formula="of:=100*([.H95]-[.J111])/[.D95]" office:value-type="float" office:value="-0.677725339667793" calcext:value-type="float">
            <text:p>-0,677725339667793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formula="of:=[.$E$89]*EXP([.$F$89]*[.I112])" office:value-type="float" office:value="31.0920379741398" calcext:value-type="float">
            <text:p>31,0920379741398</text:p>
          </table:table-cell>
          <table:table-cell table:formula="of:=100*([.H96]-[.J112])/[.D96]" office:value-type="float" office:value="-3.28896965232909" calcext:value-type="float">
            <text:p>-3,28896965232909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formula="of:=[.$E$89]*EXP([.$F$89]*[.I113])" office:value-type="float" office:value="32.0069085829343" calcext:value-type="float">
            <text:p>32,0069085829343</text:p>
          </table:table-cell>
          <table:table-cell table:formula="of:=100*([.H97]-[.J113])/[.D97]" office:value-type="float" office:value="-5.84217609669683" calcext:value-type="float">
            <text:p>-5,84217609669683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formula="of:=[.$E$89]*EXP([.$F$89]*[.I114])" office:value-type="float" office:value="32.9486988883897" calcext:value-type="float">
            <text:p>32,9486988883897</text:p>
          </table:table-cell>
          <table:table-cell table:formula="of:=100*([.H98]-[.J114])/[.D98]" office:value-type="float" office:value="-8.11448783447696" calcext:value-type="float">
            <text:p>-8,11448783447696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formula="of:=[.$E$89]*EXP([.$F$89]*[.I115])" office:value-type="float" office:value="33.9182009916638" calcext:value-type="float">
            <text:p>33,9182009916638</text:p>
          </table:table-cell>
          <table:table-cell table:formula="of:=100*([.H99]-[.J115])/[.D99]" office:value-type="float" office:value="-10.1652534406779" calcext:value-type="float">
            <text:p>-10,1652534406779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table:formula="of:=[.$E$89]*EXP([.$F$89]*[.I116])" office:value-type="float" office:value="34.9162303011694" calcext:value-type="float">
            <text:p>34,9162303011694</text:p>
          </table:table-cell>
          <table:table-cell table:formula="of:=100*([.H100]-[.J116])/[.D100]" office:value-type="float" office:value="-10.8480441939364" calcext:value-type="float">
            <text:p>-10,8480441939364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table:formula="of:=[.$E$89]*EXP([.$F$89]*[.I117])" office:value-type="float" office:value="35.9436262183816" calcext:value-type="float">
            <text:p>35,9436262183816</text:p>
          </table:table-cell>
          <table:table-cell table:formula="of:=100*([.H101]-[.J117])/[.D101]" office:value-type="float" office:value="-12.613422157249" calcext:value-type="float">
            <text:p>-12,613422157249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[.$E$89]*EXP([.$F$89]*[.I118])" office:value-type="float" office:value="37.0012528438232" calcext:value-type="float">
            <text:p>37,0012528438232</text:p>
          </table:table-cell>
          <table:table-cell table:formula="of:=100*([.H102]-[.J118])/[.D102]" office:value-type="float" office:value="-12.8760942949106" calcext:value-type="float">
            <text:p>-12,8760942949106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formula="of:=[.$E$89]*EXP([.$F$89]*[.I119])" office:value-type="float" office:value="38.0899997038245" calcext:value-type="float">
            <text:p>38,0899997038245</text:p>
          </table:table-cell>
          <table:table-cell table:formula="of:=100*([.H103]-[.J119])/[.D103]" office:value-type="float" office:value="-11.1022684744014" calcext:value-type="float">
            <text:p>-11,1022684744014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[.$E$89]*EXP([.$F$89]*[.I120])" office:value-type="float" office:value="39.2107824986673" calcext:value-type="float">
            <text:p>39,2107824986673</text:p>
          </table:table-cell>
          <table:table-cell table:formula="of:=100*([.H104]-[.J120])/[.D104]" office:value-type="float" office:value="-7.42458247567099" calcext:value-type="float">
            <text:p>-7,42458247567099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formula="of:=[.$E$89]*EXP([.$F$89]*[.I121])" office:value-type="float" office:value="40.3645438727432" calcext:value-type="float">
            <text:p>40,3645438727432</text:p>
          </table:table-cell>
          <table:table-cell table:formula="of:=100*([.H105]-[.J121])/[.D105]" office:value-type="float" office:value="-0.911359681857977" calcext:value-type="float">
            <text:p>-0,911359681857977</text:p>
          </table:table-cell>
          <table:table-cell table:number-columns-repeated="7"/>
        </table:table-row>
      </table:table>
      <table:table table:name="Feuille5" table:style-name="ta1">
        <table:table-column table:style-name="co13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Couplage ligne</text:p>
          </table:table-cell>
          <table:table-cell table:formula="of:=[Calibration.B4]" office:value-type="float" office:value="40" calcext:value-type="float">
            <text:p>40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in coupleur (W)</text:p>
          </table:table-cell>
          <table:table-cell office:value-type="string" calcext:value-type="string">
            <text:p>Pin coupleur (dBm)</text:p>
          </table:table-cell>
          <table:table-cell office:value-type="string" calcext:value-type="string">
            <text:p>Pin détecteur</text:p>
          </table:table-cell>
          <table:table-cell/>
          <table:table-cell office:value-type="string" calcext:value-type="string">
            <text:p>Vout détecteur THEORIQUE Quc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30+10*LOG([.A6])" office:value-type="float" office:value="30" calcext:value-type="float">
            <text:p>30</text:p>
          </table:table-cell>
          <table:table-cell table:formula="of:=[.B6]-[.$B$1]" office:value-type="float" office:value="-10" calcext:value-type="float">
            <text:p>-10</text:p>
          </table:table-cell>
          <table:table-cell/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table:formula="of:=[.A6]+0.1" office:value-type="float" office:value="1.1" calcext:value-type="float">
            <text:p>1,1</text:p>
          </table:table-cell>
          <table:table-cell table:formula="of:=30+10*LOG([.A7])" office:value-type="float" office:value="30.4139268515822" calcext:value-type="float">
            <text:p>30,4139268515822</text:p>
          </table:table-cell>
          <table:table-cell table:formula="of:=[.B7]-[.$B$1]" office:value-type="float" office:value="-9.58607314841775" calcext:value-type="float">
            <text:p>-9,58607314841775</text:p>
          </table:table-cell>
          <table:table-cell table:number-columns-repeated="2"/>
        </table:table-row>
        <table:table-row table:style-name="ro1">
          <table:table-cell table:formula="of:=[.A7]+0.1" office:value-type="float" office:value="1.2" calcext:value-type="float">
            <text:p>1,2</text:p>
          </table:table-cell>
          <table:table-cell table:formula="of:=30+10*LOG([.A8])" office:value-type="float" office:value="30.7918124604762" calcext:value-type="float">
            <text:p>30,7918124604762</text:p>
          </table:table-cell>
          <table:table-cell table:formula="of:=[.B8]-[.$B$1]" office:value-type="float" office:value="-9.20818753952375" calcext:value-type="float">
            <text:p>-9,20818753952375</text:p>
          </table:table-cell>
          <table:table-cell table:number-columns-repeated="2"/>
        </table:table-row>
        <table:table-row table:style-name="ro1">
          <table:table-cell table:formula="of:=[.A8]+0.1" office:value-type="float" office:value="1.3" calcext:value-type="float">
            <text:p>1,3</text:p>
          </table:table-cell>
          <table:table-cell table:formula="of:=30+10*LOG([.A9])" office:value-type="float" office:value="31.1394335230684" calcext:value-type="float">
            <text:p>31,1394335230684</text:p>
          </table:table-cell>
          <table:table-cell table:formula="of:=[.B9]-[.$B$1]" office:value-type="float" office:value="-8.86056647693163" calcext:value-type="float">
            <text:p>-8,86056647693163</text:p>
          </table:table-cell>
          <table:table-cell table:number-columns-repeated="2"/>
        </table:table-row>
        <table:table-row table:style-name="ro1">
          <table:table-cell table:formula="of:=[.A9]+0.1" office:value-type="float" office:value="1.4" calcext:value-type="float">
            <text:p>1,4</text:p>
          </table:table-cell>
          <table:table-cell table:formula="of:=30+10*LOG([.A10])" office:value-type="float" office:value="31.4612803567824" calcext:value-type="float">
            <text:p>31,4612803567824</text:p>
          </table:table-cell>
          <table:table-cell table:formula="of:=[.B10]-[.$B$1]" office:value-type="float" office:value="-8.53871964321762" calcext:value-type="float">
            <text:p>-8,53871964321762</text:p>
          </table:table-cell>
          <table:table-cell table:number-columns-repeated="2"/>
        </table:table-row>
        <table:table-row table:style-name="ro1">
          <table:table-cell table:formula="of:=[.A10]+0.1" office:value-type="float" office:value="1.5" calcext:value-type="float">
            <text:p>1,5</text:p>
          </table:table-cell>
          <table:table-cell table:formula="of:=30+10*LOG([.A11])" office:value-type="float" office:value="31.7609125905568" calcext:value-type="float">
            <text:p>31,7609125905568</text:p>
          </table:table-cell>
          <table:table-cell table:formula="of:=[.B11]-[.$B$1]" office:value-type="float" office:value="-8.23908740944319" calcext:value-type="float">
            <text:p>-8,23908740944319</text:p>
          </table:table-cell>
          <table:table-cell table:number-columns-repeated="2"/>
        </table:table-row>
        <table:table-row table:style-name="ro1">
          <table:table-cell table:formula="of:=[.A11]+0.1" office:value-type="float" office:value="1.6" calcext:value-type="float">
            <text:p>1,6</text:p>
          </table:table-cell>
          <table:table-cell table:formula="of:=30+10*LOG([.A12])" office:value-type="float" office:value="32.0411998265592" calcext:value-type="float">
            <text:p>32,0411998265592</text:p>
          </table:table-cell>
          <table:table-cell table:formula="of:=[.B12]-[.$B$1]" office:value-type="float" office:value="-7.95880017344075" calcext:value-type="float">
            <text:p>-7,95880017344075</text:p>
          </table:table-cell>
          <table:table-cell table:number-columns-repeated="2"/>
        </table:table-row>
        <table:table-row table:style-name="ro1">
          <table:table-cell table:formula="of:=[.A12]+0.1" office:value-type="float" office:value="1.7" calcext:value-type="float">
            <text:p>1,7</text:p>
          </table:table-cell>
          <table:table-cell table:formula="of:=30+10*LOG([.A13])" office:value-type="float" office:value="32.3044892137827" calcext:value-type="float">
            <text:p>32,3044892137827</text:p>
          </table:table-cell>
          <table:table-cell table:formula="of:=[.B13]-[.$B$1]" office:value-type="float" office:value="-7.69551078621726" calcext:value-type="float">
            <text:p>-7,69551078621726</text:p>
          </table:table-cell>
          <table:table-cell table:number-columns-repeated="2"/>
        </table:table-row>
        <table:table-row table:style-name="ro1">
          <table:table-cell table:formula="of:=[.A13]+0.1" office:value-type="float" office:value="1.8" calcext:value-type="float">
            <text:p>1,8</text:p>
          </table:table-cell>
          <table:table-cell table:formula="of:=30+10*LOG([.A14])" office:value-type="float" office:value="32.5527250510331" calcext:value-type="float">
            <text:p>32,5527250510331</text:p>
          </table:table-cell>
          <table:table-cell table:formula="of:=[.B14]-[.$B$1]" office:value-type="float" office:value="-7.44727494896694" calcext:value-type="float">
            <text:p>-7,44727494896694</text:p>
          </table:table-cell>
          <table:table-cell table:number-columns-repeated="2"/>
        </table:table-row>
        <table:table-row table:style-name="ro1">
          <table:table-cell table:formula="of:=[.A14]+0.1" office:value-type="float" office:value="1.9" calcext:value-type="float">
            <text:p>1,9</text:p>
          </table:table-cell>
          <table:table-cell table:formula="of:=30+10*LOG([.A15])" office:value-type="float" office:value="32.7875360095283" calcext:value-type="float">
            <text:p>32,7875360095283</text:p>
          </table:table-cell>
          <table:table-cell table:formula="of:=[.B15]-[.$B$1]" office:value-type="float" office:value="-7.21246399047171" calcext:value-type="float">
            <text:p>-7,21246399047171</text:p>
          </table:table-cell>
          <table:table-cell table:number-columns-repeated="2"/>
        </table:table-row>
        <table:table-row table:style-name="ro1">
          <table:table-cell table:formula="of:=[.A15]+0.1" office:value-type="float" office:value="2" calcext:value-type="float">
            <text:p>2</text:p>
          </table:table-cell>
          <table:table-cell table:formula="of:=30+10*LOG([.A16])" office:value-type="float" office:value="33.0102999566398" calcext:value-type="float">
            <text:p>33,0102999566398</text:p>
          </table:table-cell>
          <table:table-cell table:formula="of:=[.B16]-[.$B$1]" office:value-type="float" office:value="-6.98970004336019" calcext:value-type="float">
            <text:p>-6,98970004336019</text:p>
          </table:table-cell>
          <table:table-cell table:number-columns-repeated="2"/>
        </table:table-row>
        <table:table-row table:style-name="ro1">
          <table:table-cell table:formula="of:=[.A16]+0.1" office:value-type="float" office:value="2.1" calcext:value-type="float">
            <text:p>2,1</text:p>
          </table:table-cell>
          <table:table-cell table:formula="of:=30+10*LOG([.A17])" office:value-type="float" office:value="33.2221929473392" calcext:value-type="float">
            <text:p>33,2221929473392</text:p>
          </table:table-cell>
          <table:table-cell table:formula="of:=[.B17]-[.$B$1]" office:value-type="float" office:value="-6.77780705266081" calcext:value-type="float">
            <text:p>-6,77780705266081</text:p>
          </table:table-cell>
          <table:table-cell table:number-columns-repeated="2"/>
        </table:table-row>
        <table:table-row table:style-name="ro1">
          <table:table-cell table:formula="of:=[.A17]+0.1" office:value-type="float" office:value="2.2" calcext:value-type="float">
            <text:p>2,2</text:p>
          </table:table-cell>
          <table:table-cell table:formula="of:=30+10*LOG([.A18])" office:value-type="float" office:value="33.4242268082221" calcext:value-type="float">
            <text:p>33,4242268082221</text:p>
          </table:table-cell>
          <table:table-cell table:formula="of:=[.B18]-[.$B$1]" office:value-type="float" office:value="-6.57577319177793" calcext:value-type="float">
            <text:p>-6,57577319177793</text:p>
          </table:table-cell>
          <table:table-cell table:number-columns-repeated="2"/>
        </table:table-row>
        <table:table-row table:style-name="ro1">
          <table:table-cell table:formula="of:=[.A18]+0.1" office:value-type="float" office:value="2.3" calcext:value-type="float">
            <text:p>2,3</text:p>
          </table:table-cell>
          <table:table-cell table:formula="of:=30+10*LOG([.A19])" office:value-type="float" office:value="33.6172783601759" calcext:value-type="float">
            <text:p>33,6172783601759</text:p>
          </table:table-cell>
          <table:table-cell table:formula="of:=[.B19]-[.$B$1]" office:value-type="float" office:value="-6.38272163982407" calcext:value-type="float">
            <text:p>-6,38272163982407</text:p>
          </table:table-cell>
          <table:table-cell table:number-columns-repeated="2"/>
        </table:table-row>
        <table:table-row table:style-name="ro1">
          <table:table-cell table:formula="of:=[.A19]+0.1" office:value-type="float" office:value="2.4" calcext:value-type="float">
            <text:p>2,4</text:p>
          </table:table-cell>
          <table:table-cell table:formula="of:=30+10*LOG([.A20])" office:value-type="float" office:value="33.8021124171161" calcext:value-type="float">
            <text:p>33,8021124171161</text:p>
          </table:table-cell>
          <table:table-cell table:formula="of:=[.B20]-[.$B$1]" office:value-type="float" office:value="-6.19788758288394" calcext:value-type="float">
            <text:p>-6,19788758288394</text:p>
          </table:table-cell>
          <table:table-cell table:number-columns-repeated="2"/>
        </table:table-row>
        <table:table-row table:style-name="ro1">
          <table:table-cell table:formula="of:=[.A20]+0.1" office:value-type="float" office:value="2.5" calcext:value-type="float">
            <text:p>2,5</text:p>
          </table:table-cell>
          <table:table-cell table:formula="of:=30+10*LOG([.A21])" office:value-type="float" office:value="33.9794000867204" calcext:value-type="float">
            <text:p>33,9794000867204</text:p>
          </table:table-cell>
          <table:table-cell table:formula="of:=[.B21]-[.$B$1]" office:value-type="float" office:value="-6.02059991327963" calcext:value-type="float">
            <text:p>-6,02059991327963</text:p>
          </table:table-cell>
          <table:table-cell table:number-columns-repeated="2"/>
        </table:table-row>
        <table:table-row table:style-name="ro1">
          <table:table-cell table:formula="of:=[.A21]+0.1" office:value-type="float" office:value="2.6" calcext:value-type="float">
            <text:p>2,6</text:p>
          </table:table-cell>
          <table:table-cell table:formula="of:=30+10*LOG([.A22])" office:value-type="float" office:value="34.1497334797082" calcext:value-type="float">
            <text:p>34,1497334797082</text:p>
          </table:table-cell>
          <table:table-cell table:formula="of:=[.B22]-[.$B$1]" office:value-type="float" office:value="-5.85026652029182" calcext:value-type="float">
            <text:p>-5,85026652029182</text:p>
          </table:table-cell>
          <table:table-cell table:number-columns-repeated="2"/>
        </table:table-row>
        <table:table-row table:style-name="ro1">
          <table:table-cell table:formula="of:=[.A22]+0.1" office:value-type="float" office:value="2.7" calcext:value-type="float">
            <text:p>2,7</text:p>
          </table:table-cell>
          <table:table-cell table:formula="of:=30+10*LOG([.A23])" office:value-type="float" office:value="34.3136376415899" calcext:value-type="float">
            <text:p>34,3136376415899</text:p>
          </table:table-cell>
          <table:table-cell table:formula="of:=[.B23]-[.$B$1]" office:value-type="float" office:value="-5.68636235841012" calcext:value-type="float">
            <text:p>-5,68636235841012</text:p>
          </table:table-cell>
          <table:table-cell table:number-columns-repeated="2"/>
        </table:table-row>
        <table:table-row table:style-name="ro1">
          <table:table-cell table:formula="of:=[.A23]+0.1" office:value-type="float" office:value="2.8" calcext:value-type="float">
            <text:p>2,8</text:p>
          </table:table-cell>
          <table:table-cell table:formula="of:=30+10*LOG([.A24])" office:value-type="float" office:value="34.4715803134222" calcext:value-type="float">
            <text:p>34,4715803134222</text:p>
          </table:table-cell>
          <table:table-cell table:formula="of:=[.B24]-[.$B$1]" office:value-type="float" office:value="-5.52841968657781" calcext:value-type="float">
            <text:p>-5,52841968657781</text:p>
          </table:table-cell>
          <table:table-cell table:number-columns-repeated="2"/>
        </table:table-row>
        <table:table-row table:style-name="ro1">
          <table:table-cell table:formula="of:=[.A24]+0.1" office:value-type="float" office:value="2.9" calcext:value-type="float">
            <text:p>2,9</text:p>
          </table:table-cell>
          <table:table-cell table:formula="of:=30+10*LOG([.A25])" office:value-type="float" office:value="34.6239799789896" calcext:value-type="float">
            <text:p>34,6239799789896</text:p>
          </table:table-cell>
          <table:table-cell table:formula="of:=[.B25]-[.$B$1]" office:value-type="float" office:value="-5.37602002101043" calcext:value-type="float">
            <text:p>-5,37602002101043</text:p>
          </table:table-cell>
          <table:table-cell table:number-columns-repeated="2"/>
        </table:table-row>
        <table:table-row table:style-name="ro1">
          <table:table-cell table:formula="of:=[.A25]+0.1" office:value-type="float" office:value="3" calcext:value-type="float">
            <text:p>3</text:p>
          </table:table-cell>
          <table:table-cell table:formula="of:=30+10*LOG([.A26])" office:value-type="float" office:value="34.7712125471966" calcext:value-type="float">
            <text:p>34,7712125471966</text:p>
          </table:table-cell>
          <table:table-cell table:formula="of:=[.B26]-[.$B$1]" office:value-type="float" office:value="-5.22878745280337" calcext:value-type="float">
            <text:p>-5,22878745280337</text:p>
          </table:table-cell>
          <table:table-cell table:number-columns-repeated="2"/>
        </table:table-row>
        <table:table-row table:style-name="ro1">
          <table:table-cell table:formula="of:=[.A26]+0.1" office:value-type="float" office:value="3.1" calcext:value-type="float">
            <text:p>3,1</text:p>
          </table:table-cell>
          <table:table-cell table:formula="of:=30+10*LOG([.A27])" office:value-type="float" office:value="34.9136169383427" calcext:value-type="float">
            <text:p>34,9136169383427</text:p>
          </table:table-cell>
          <table:table-cell table:formula="of:=[.B27]-[.$B$1]" office:value-type="float" office:value="-5.08638306165727" calcext:value-type="float">
            <text:p>-5,08638306165727</text:p>
          </table:table-cell>
          <table:table-cell table:number-columns-repeated="2"/>
        </table:table-row>
        <table:table-row table:style-name="ro1">
          <table:table-cell table:formula="of:=[.A27]+0.1" office:value-type="float" office:value="3.2" calcext:value-type="float">
            <text:p>3,2</text:p>
          </table:table-cell>
          <table:table-cell table:formula="of:=30+10*LOG([.A28])" office:value-type="float" office:value="35.0514997831991" calcext:value-type="float">
            <text:p>35,0514997831991</text:p>
          </table:table-cell>
          <table:table-cell table:formula="of:=[.B28]-[.$B$1]" office:value-type="float" office:value="-4.94850021680094" calcext:value-type="float">
            <text:p>-4,94850021680094</text:p>
          </table:table-cell>
          <table:table-cell table:number-columns-repeated="2"/>
        </table:table-row>
        <table:table-row table:style-name="ro1">
          <table:table-cell table:formula="of:=[.A28]+0.1" office:value-type="float" office:value="3.3" calcext:value-type="float">
            <text:p>3,3</text:p>
          </table:table-cell>
          <table:table-cell table:formula="of:=30+10*LOG([.A29])" office:value-type="float" office:value="35.1851393987789" calcext:value-type="float">
            <text:p>35,1851393987789</text:p>
          </table:table-cell>
          <table:table-cell table:formula="of:=[.B29]-[.$B$1]" office:value-type="float" office:value="-4.81486060122112" calcext:value-type="float">
            <text:p>-4,81486060122112</text:p>
          </table:table-cell>
          <table:table-cell table:number-columns-repeated="2"/>
        </table:table-row>
        <table:table-row table:style-name="ro1">
          <table:table-cell table:formula="of:=[.A29]+0.1" office:value-type="float" office:value="3.4" calcext:value-type="float">
            <text:p>3,4</text:p>
          </table:table-cell>
          <table:table-cell table:formula="of:=30+10*LOG([.A30])" office:value-type="float" office:value="35.3147891704226" calcext:value-type="float">
            <text:p>35,3147891704226</text:p>
          </table:table-cell>
          <table:table-cell table:formula="of:=[.B30]-[.$B$1]" office:value-type="float" office:value="-4.68521082957744" calcext:value-type="float">
            <text:p>-4,68521082957744</text:p>
          </table:table-cell>
          <table:table-cell table:number-columns-repeated="2"/>
        </table:table-row>
        <table:table-row table:style-name="ro1">
          <table:table-cell table:formula="of:=[.A30]+0.1" office:value-type="float" office:value="3.5" calcext:value-type="float">
            <text:p>3,5</text:p>
          </table:table-cell>
          <table:table-cell table:formula="of:=30+10*LOG([.A31])" office:value-type="float" office:value="35.4406804435028" calcext:value-type="float">
            <text:p>35,4406804435028</text:p>
          </table:table-cell>
          <table:table-cell table:formula="of:=[.B31]-[.$B$1]" office:value-type="float" office:value="-4.55931955649724" calcext:value-type="float">
            <text:p>-4,55931955649724</text:p>
          </table:table-cell>
          <table:table-cell table:number-columns-repeated="2"/>
        </table:table-row>
        <table:table-row table:style-name="ro1">
          <table:table-cell table:formula="of:=[.A31]+0.1" office:value-type="float" office:value="3.6" calcext:value-type="float">
            <text:p>3,6</text:p>
          </table:table-cell>
          <table:table-cell table:formula="of:=30+10*LOG([.A32])" office:value-type="float" office:value="35.5630250076729" calcext:value-type="float">
            <text:p>35,5630250076729</text:p>
          </table:table-cell>
          <table:table-cell table:formula="of:=[.B32]-[.$B$1]" office:value-type="float" office:value="-4.43697499232712" calcext:value-type="float">
            <text:p>-4,43697499232712</text:p>
          </table:table-cell>
          <table:table-cell table:number-columns-repeated="2"/>
        </table:table-row>
        <table:table-row table:style-name="ro1">
          <table:table-cell table:formula="of:=[.A32]+0.1" office:value-type="float" office:value="3.7" calcext:value-type="float">
            <text:p>3,7</text:p>
          </table:table-cell>
          <table:table-cell table:formula="of:=30+10*LOG([.A33])" office:value-type="float" office:value="35.6820172406699" calcext:value-type="float">
            <text:p>35,6820172406699</text:p>
          </table:table-cell>
          <table:table-cell table:formula="of:=[.B33]-[.$B$1]" office:value-type="float" office:value="-4.31798275933005" calcext:value-type="float">
            <text:p>-4,31798275933005</text:p>
          </table:table-cell>
          <table:table-cell table:number-columns-repeated="2"/>
        </table:table-row>
        <table:table-row table:style-name="ro1">
          <table:table-cell table:formula="of:=[.A33]+0.1" office:value-type="float" office:value="3.8" calcext:value-type="float">
            <text:p>3,8</text:p>
          </table:table-cell>
          <table:table-cell table:formula="of:=30+10*LOG([.A34])" office:value-type="float" office:value="35.7978359661681" calcext:value-type="float">
            <text:p>35,7978359661681</text:p>
          </table:table-cell>
          <table:table-cell table:formula="of:=[.B34]-[.$B$1]" office:value-type="float" office:value="-4.2021640338319" calcext:value-type="float">
            <text:p>-4,2021640338319</text:p>
          </table:table-cell>
          <table:table-cell table:number-columns-repeated="2"/>
        </table:table-row>
        <table:table-row table:style-name="ro1">
          <table:table-cell table:formula="of:=[.A34]+0.1" office:value-type="float" office:value="3.9" calcext:value-type="float">
            <text:p>3,9</text:p>
          </table:table-cell>
          <table:table-cell table:formula="of:=30+10*LOG([.A35])" office:value-type="float" office:value="35.910646070265" calcext:value-type="float">
            <text:p>35,910646070265</text:p>
          </table:table-cell>
          <table:table-cell table:formula="of:=[.B35]-[.$B$1]" office:value-type="float" office:value="-4.089353929735" calcext:value-type="float">
            <text:p>-4,089353929735</text:p>
          </table:table-cell>
          <table:table-cell table:number-columns-repeated="2"/>
        </table:table-row>
        <table:table-row table:style-name="ro1">
          <table:table-cell table:formula="of:=[.A35]+0.1" office:value-type="float" office:value="4" calcext:value-type="float">
            <text:p>4</text:p>
          </table:table-cell>
          <table:table-cell table:formula="of:=30+10*LOG([.A36])" office:value-type="float" office:value="36.0205999132796" calcext:value-type="float">
            <text:p>36,0205999132796</text:p>
          </table:table-cell>
          <table:table-cell table:formula="of:=[.B36]-[.$B$1]" office:value-type="float" office:value="-3.97940008672037" calcext:value-type="float">
            <text:p>-3,97940008672037</text:p>
          </table:table-cell>
          <table:table-cell table:number-columns-repeated="2"/>
        </table:table-row>
        <table:table-row table:style-name="ro1">
          <table:table-cell table:formula="of:=[.A36]+0.1" office:value-type="float" office:value="4.1" calcext:value-type="float">
            <text:p>4,1</text:p>
          </table:table-cell>
          <table:table-cell table:formula="of:=30+10*LOG([.A37])" office:value-type="float" office:value="36.1278385671974" calcext:value-type="float">
            <text:p>36,1278385671974</text:p>
          </table:table-cell>
          <table:table-cell table:formula="of:=[.B37]-[.$B$1]" office:value-type="float" office:value="-3.87216143280264" calcext:value-type="float">
            <text:p>-3,87216143280264</text:p>
          </table:table-cell>
          <table:table-cell table:number-columns-repeated="2"/>
        </table:table-row>
        <table:table-row table:style-name="ro1">
          <table:table-cell table:formula="of:=[.A37]+0.1" office:value-type="float" office:value="4.2" calcext:value-type="float">
            <text:p>4,2</text:p>
          </table:table-cell>
          <table:table-cell table:formula="of:=30+10*LOG([.A38])" office:value-type="float" office:value="36.232492903979" calcext:value-type="float">
            <text:p>36,232492903979</text:p>
          </table:table-cell>
          <table:table-cell table:formula="of:=[.B38]-[.$B$1]" office:value-type="float" office:value="-3.76750709602099" calcext:value-type="float">
            <text:p>-3,76750709602099</text:p>
          </table:table-cell>
          <table:table-cell table:number-columns-repeated="2"/>
        </table:table-row>
        <table:table-row table:style-name="ro1">
          <table:table-cell table:formula="of:=[.A38]+0.1" office:value-type="float" office:value="4.3" calcext:value-type="float">
            <text:p>4,3</text:p>
          </table:table-cell>
          <table:table-cell table:formula="of:=30+10*LOG([.A39])" office:value-type="float" office:value="36.3346845557959" calcext:value-type="float">
            <text:p>36,3346845557959</text:p>
          </table:table-cell>
          <table:table-cell table:formula="of:=[.B39]-[.$B$1]" office:value-type="float" office:value="-3.66531544420413" calcext:value-type="float">
            <text:p>-3,66531544420413</text:p>
          </table:table-cell>
          <table:table-cell table:number-columns-repeated="2"/>
        </table:table-row>
        <table:table-row table:style-name="ro1">
          <table:table-cell table:formula="of:=[.A39]+0.1" office:value-type="float" office:value="4.4" calcext:value-type="float">
            <text:p>4,4</text:p>
          </table:table-cell>
          <table:table-cell table:formula="of:=30+10*LOG([.A40])" office:value-type="float" office:value="36.4345267648619" calcext:value-type="float">
            <text:p>36,4345267648619</text:p>
          </table:table-cell>
          <table:table-cell table:formula="of:=[.B40]-[.$B$1]" office:value-type="float" office:value="-3.56547323513813" calcext:value-type="float">
            <text:p>-3,56547323513813</text:p>
          </table:table-cell>
          <table:table-cell table:number-columns-repeated="2"/>
        </table:table-row>
        <table:table-row table:style-name="ro1">
          <table:table-cell table:formula="of:=[.A40]+0.1" office:value-type="float" office:value="4.5" calcext:value-type="float">
            <text:p>4,5</text:p>
          </table:table-cell>
          <table:table-cell table:formula="of:=30+10*LOG([.A41])" office:value-type="float" office:value="36.5321251377534" calcext:value-type="float">
            <text:p>36,5321251377534</text:p>
          </table:table-cell>
          <table:table-cell table:formula="of:=[.B41]-[.$B$1]" office:value-type="float" office:value="-3.46787486224656" calcext:value-type="float">
            <text:p>-3,46787486224656</text:p>
          </table:table-cell>
          <table:table-cell table:number-columns-repeated="2"/>
        </table:table-row>
        <table:table-row table:style-name="ro1">
          <table:table-cell table:formula="of:=[.A41]+0.1" office:value-type="float" office:value="4.6" calcext:value-type="float">
            <text:p>4,6</text:p>
          </table:table-cell>
          <table:table-cell table:formula="of:=30+10*LOG([.A42])" office:value-type="float" office:value="36.6275783168157" calcext:value-type="float">
            <text:p>36,6275783168157</text:p>
          </table:table-cell>
          <table:table-cell table:formula="of:=[.B42]-[.$B$1]" office:value-type="float" office:value="-3.37242168318426" calcext:value-type="float">
            <text:p>-3,37242168318426</text:p>
          </table:table-cell>
          <table:table-cell table:number-columns-repeated="2"/>
        </table:table-row>
        <table:table-row table:style-name="ro1">
          <table:table-cell table:formula="of:=[.A42]+0.1" office:value-type="float" office:value="4.7" calcext:value-type="float">
            <text:p>4,7</text:p>
          </table:table-cell>
          <table:table-cell table:formula="of:=30+10*LOG([.A43])" office:value-type="float" office:value="36.7209785793572" calcext:value-type="float">
            <text:p>36,7209785793572</text:p>
          </table:table-cell>
          <table:table-cell table:formula="of:=[.B43]-[.$B$1]" office:value-type="float" office:value="-3.27902142064283" calcext:value-type="float">
            <text:p>-3,27902142064283</text:p>
          </table:table-cell>
          <table:table-cell table:number-columns-repeated="2"/>
        </table:table-row>
        <table:table-row table:style-name="ro1">
          <table:table-cell table:formula="of:=[.A43]+0.1" office:value-type="float" office:value="4.8" calcext:value-type="float">
            <text:p>4,8</text:p>
          </table:table-cell>
          <table:table-cell table:formula="of:=30+10*LOG([.A44])" office:value-type="float" office:value="36.8124123737559" calcext:value-type="float">
            <text:p>36,8124123737559</text:p>
          </table:table-cell>
          <table:table-cell table:formula="of:=[.B44]-[.$B$1]" office:value-type="float" office:value="-3.18758762624413" calcext:value-type="float">
            <text:p>-3,18758762624413</text:p>
          </table:table-cell>
          <table:table-cell table:number-columns-repeated="2"/>
        </table:table-row>
        <table:table-row table:style-name="ro1">
          <table:table-cell table:formula="of:=[.A44]+0.1" office:value-type="float" office:value="4.9" calcext:value-type="float">
            <text:p>4,9</text:p>
          </table:table-cell>
          <table:table-cell table:formula="of:=30+10*LOG([.A45])" office:value-type="float" office:value="36.9019608002851" calcext:value-type="float">
            <text:p>36,9019608002851</text:p>
          </table:table-cell>
          <table:table-cell table:formula="of:=[.B45]-[.$B$1]" office:value-type="float" office:value="-3.09803919971486" calcext:value-type="float">
            <text:p>-3,09803919971486</text:p>
          </table:table-cell>
          <table:table-cell table:number-columns-repeated="2"/>
        </table:table-row>
        <table:table-row table:style-name="ro1">
          <table:table-cell table:formula="of:=[.A45]+0.1" office:value-type="float" office:value="5" calcext:value-type="float">
            <text:p>5</text:p>
          </table:table-cell>
          <table:table-cell table:formula="of:=30+10*LOG([.A46])" office:value-type="float" office:value="36.9897000433602" calcext:value-type="float">
            <text:p>36,9897000433602</text:p>
          </table:table-cell>
          <table:table-cell table:formula="of:=[.B46]-[.$B$1]" office:value-type="float" office:value="-3.01029995663981" calcext:value-type="float">
            <text:p>-3,01029995663981</text:p>
          </table:table-cell>
          <table:table-cell table:number-columns-repeated="2"/>
        </table:table-row>
        <table:table-row table:style-name="ro1">
          <table:table-cell table:formula="of:=[.A46]+0.1" office:value-type="float" office:value="5.1" calcext:value-type="float">
            <text:p>5,1</text:p>
          </table:table-cell>
          <table:table-cell table:formula="of:=30+10*LOG([.A47])" office:value-type="float" office:value="37.0757017609794" calcext:value-type="float">
            <text:p>37,0757017609794</text:p>
          </table:table-cell>
          <table:table-cell table:formula="of:=[.B47]-[.$B$1]" office:value-type="float" office:value="-2.92429823902064" calcext:value-type="float">
            <text:p>-2,92429823902064</text:p>
          </table:table-cell>
          <table:table-cell table:number-columns-repeated="2"/>
        </table:table-row>
        <table:table-row table:style-name="ro1">
          <table:table-cell table:formula="of:=[.A47]+0.1" office:value-type="float" office:value="5.2" calcext:value-type="float">
            <text:p>5,2</text:p>
          </table:table-cell>
          <table:table-cell table:formula="of:=30+10*LOG([.A48])" office:value-type="float" office:value="37.160033436348" calcext:value-type="float">
            <text:p>37,160033436348</text:p>
          </table:table-cell>
          <table:table-cell table:formula="of:=[.B48]-[.$B$1]" office:value-type="float" office:value="-2.83996656365201" calcext:value-type="float">
            <text:p>-2,83996656365201</text:p>
          </table:table-cell>
          <table:table-cell table:number-columns-repeated="2"/>
        </table:table-row>
        <table:table-row table:style-name="ro1">
          <table:table-cell table:formula="of:=[.A48]+0.1" office:value-type="float" office:value="5.3" calcext:value-type="float">
            <text:p>5,3</text:p>
          </table:table-cell>
          <table:table-cell table:formula="of:=30+10*LOG([.A49])" office:value-type="float" office:value="37.2427586960079" calcext:value-type="float">
            <text:p>37,2427586960079</text:p>
          </table:table-cell>
          <table:table-cell table:formula="of:=[.B49]-[.$B$1]" office:value-type="float" office:value="-2.75724130399211" calcext:value-type="float">
            <text:p>-2,75724130399211</text:p>
          </table:table-cell>
          <table:table-cell table:number-columns-repeated="2"/>
        </table:table-row>
        <table:table-row table:style-name="ro1">
          <table:table-cell table:formula="of:=[.A49]+0.1" office:value-type="float" office:value="5.4" calcext:value-type="float">
            <text:p>5,4</text:p>
          </table:table-cell>
          <table:table-cell table:formula="of:=30+10*LOG([.A50])" office:value-type="float" office:value="37.3239375982297" calcext:value-type="float">
            <text:p>37,3239375982297</text:p>
          </table:table-cell>
          <table:table-cell table:formula="of:=[.B50]-[.$B$1]" office:value-type="float" office:value="-2.67606240177032" calcext:value-type="float">
            <text:p>-2,67606240177032</text:p>
          </table:table-cell>
          <table:table-cell table:number-columns-repeated="2"/>
        </table:table-row>
        <table:table-row table:style-name="ro1">
          <table:table-cell table:formula="of:=[.A50]+0.1" office:value-type="float" office:value="5.5" calcext:value-type="float">
            <text:p>5,5</text:p>
          </table:table-cell>
          <table:table-cell table:formula="of:=30+10*LOG([.A51])" office:value-type="float" office:value="37.4036268949424" calcext:value-type="float">
            <text:p>37,4036268949424</text:p>
          </table:table-cell>
          <table:table-cell table:formula="of:=[.B51]-[.$B$1]" office:value-type="float" office:value="-2.59637310505757" calcext:value-type="float">
            <text:p>-2,59637310505757</text:p>
          </table:table-cell>
          <table:table-cell table:number-columns-repeated="2"/>
        </table:table-row>
        <table:table-row table:style-name="ro1">
          <table:table-cell table:formula="of:=[.A51]+0.1" office:value-type="float" office:value="5.6" calcext:value-type="float">
            <text:p>5,6</text:p>
          </table:table-cell>
          <table:table-cell table:formula="of:=30+10*LOG([.A52])" office:value-type="float" office:value="37.481880270062" calcext:value-type="float">
            <text:p>37,481880270062</text:p>
          </table:table-cell>
          <table:table-cell table:formula="of:=[.B52]-[.$B$1]" office:value-type="float" office:value="-2.518119729938" calcext:value-type="float">
            <text:p>-2,518119729938</text:p>
          </table:table-cell>
          <table:table-cell table:number-columns-repeated="2"/>
        </table:table-row>
        <table:table-row table:style-name="ro1">
          <table:table-cell table:formula="of:=[.A52]+0.1" office:value-type="float" office:value="5.7" calcext:value-type="float">
            <text:p>5,7</text:p>
          </table:table-cell>
          <table:table-cell table:formula="of:=30+10*LOG([.A53])" office:value-type="float" office:value="37.5587485567249" calcext:value-type="float">
            <text:p>37,5587485567249</text:p>
          </table:table-cell>
          <table:table-cell table:formula="of:=[.B53]-[.$B$1]" office:value-type="float" office:value="-2.44125144327509" calcext:value-type="float">
            <text:p>-2,44125144327509</text:p>
          </table:table-cell>
          <table:table-cell table:number-columns-repeated="2"/>
        </table:table-row>
        <table:table-row table:style-name="ro1">
          <table:table-cell table:formula="of:=[.A53]+0.1" office:value-type="float" office:value="5.8" calcext:value-type="float">
            <text:p>5,8</text:p>
          </table:table-cell>
          <table:table-cell table:formula="of:=30+10*LOG([.A54])" office:value-type="float" office:value="37.6342799356294" calcext:value-type="float">
            <text:p>37,6342799356294</text:p>
          </table:table-cell>
          <table:table-cell table:formula="of:=[.B54]-[.$B$1]" office:value-type="float" office:value="-2.36572006437063" calcext:value-type="float">
            <text:p>-2,36572006437063</text:p>
          </table:table-cell>
          <table:table-cell table:number-columns-repeated="2"/>
        </table:table-row>
        <table:table-row table:style-name="ro1">
          <table:table-cell table:formula="of:=[.A54]+0.1" office:value-type="float" office:value="5.9" calcext:value-type="float">
            <text:p>5,9</text:p>
          </table:table-cell>
          <table:table-cell table:formula="of:=30+10*LOG([.A55])" office:value-type="float" office:value="37.7085201164214" calcext:value-type="float">
            <text:p>37,7085201164214</text:p>
          </table:table-cell>
          <table:table-cell table:formula="of:=[.B55]-[.$B$1]" office:value-type="float" office:value="-2.29147988357856" calcext:value-type="float">
            <text:p>-2,29147988357856</text:p>
          </table:table-cell>
          <table:table-cell table:number-columns-repeated="2"/>
        </table:table-row>
        <table:table-row table:style-name="ro1">
          <table:table-cell table:formula="of:=[.A55]+0.1" office:value-type="float" office:value="6" calcext:value-type="float">
            <text:p>6</text:p>
          </table:table-cell>
          <table:table-cell table:formula="of:=30+10*LOG([.A56])" office:value-type="float" office:value="37.7815125038364" calcext:value-type="float">
            <text:p>37,7815125038364</text:p>
          </table:table-cell>
          <table:table-cell table:formula="of:=[.B56]-[.$B$1]" office:value-type="float" office:value="-2.21848749616357" calcext:value-type="float">
            <text:p>-2,21848749616357</text:p>
          </table:table-cell>
          <table:table-cell table:number-columns-repeated="2"/>
        </table:table-row>
        <table:table-row table:style-name="ro1">
          <table:table-cell table:formula="of:=[.A56]+0.1" office:value-type="float" office:value="6.1" calcext:value-type="float">
            <text:p>6,1</text:p>
          </table:table-cell>
          <table:table-cell table:formula="of:=30+10*LOG([.A57])" office:value-type="float" office:value="37.8532983501077" calcext:value-type="float">
            <text:p>37,8532983501077</text:p>
          </table:table-cell>
          <table:table-cell table:formula="of:=[.B57]-[.$B$1]" office:value-type="float" office:value="-2.14670164989234" calcext:value-type="float">
            <text:p>-2,14670164989234</text:p>
          </table:table-cell>
          <table:table-cell table:number-columns-repeated="2"/>
        </table:table-row>
        <table:table-row table:style-name="ro1">
          <table:table-cell table:formula="of:=[.A57]+0.1" office:value-type="float" office:value="6.2" calcext:value-type="float">
            <text:p>6,2</text:p>
          </table:table-cell>
          <table:table-cell table:formula="of:=30+10*LOG([.A58])" office:value-type="float" office:value="37.9239168949825" calcext:value-type="float">
            <text:p>37,9239168949825</text:p>
          </table:table-cell>
          <table:table-cell table:formula="of:=[.B58]-[.$B$1]" office:value-type="float" office:value="-2.07608310501747" calcext:value-type="float">
            <text:p>-2,07608310501747</text:p>
          </table:table-cell>
          <table:table-cell table:number-columns-repeated="2"/>
        </table:table-row>
        <table:table-row table:style-name="ro1">
          <table:table-cell table:formula="of:=[.A58]+0.1" office:value-type="float" office:value="6.29999999999999" calcext:value-type="float">
            <text:p>6,29999999999999</text:p>
          </table:table-cell>
          <table:table-cell table:formula="of:=30+10*LOG([.A59])" office:value-type="float" office:value="37.9934054945358" calcext:value-type="float">
            <text:p>37,9934054945358</text:p>
          </table:table-cell>
          <table:table-cell table:formula="of:=[.B59]-[.$B$1]" office:value-type="float" office:value="-2.00659450546419" calcext:value-type="float">
            <text:p>-2,00659450546419</text:p>
          </table:table-cell>
          <table:table-cell table:number-columns-repeated="2"/>
        </table:table-row>
        <table:table-row table:style-name="ro1">
          <table:table-cell table:formula="of:=[.A59]+0.1" office:value-type="float" office:value="6.39999999999999" calcext:value-type="float">
            <text:p>6,39999999999999</text:p>
          </table:table-cell>
          <table:table-cell table:formula="of:=30+10*LOG([.A60])" office:value-type="float" office:value="38.0617997398389" calcext:value-type="float">
            <text:p>38,0617997398389</text:p>
          </table:table-cell>
          <table:table-cell table:formula="of:=[.B60]-[.$B$1]" office:value-type="float" office:value="-1.93820026016113" calcext:value-type="float">
            <text:p>-1,93820026016113</text:p>
          </table:table-cell>
          <table:table-cell table:number-columns-repeated="2"/>
        </table:table-row>
        <table:table-row table:style-name="ro1">
          <table:table-cell table:formula="of:=[.A60]+0.1" office:value-type="float" office:value="6.49999999999999" calcext:value-type="float">
            <text:p>6,49999999999999</text:p>
          </table:table-cell>
          <table:table-cell table:formula="of:=30+10*LOG([.A61])" office:value-type="float" office:value="38.1291335664285" calcext:value-type="float">
            <text:p>38,1291335664285</text:p>
          </table:table-cell>
          <table:table-cell table:formula="of:=[.B61]-[.$B$1]" office:value-type="float" office:value="-1.87086643357145" calcext:value-type="float">
            <text:p>-1,87086643357145</text:p>
          </table:table-cell>
          <table:table-cell table:number-columns-repeated="2"/>
        </table:table-row>
        <table:table-row table:style-name="ro1">
          <table:table-cell table:formula="of:=[.A61]+0.1" office:value-type="float" office:value="6.59999999999999" calcext:value-type="float">
            <text:p>6,59999999999999</text:p>
          </table:table-cell>
          <table:table-cell table:formula="of:=30+10*LOG([.A62])" office:value-type="float" office:value="38.1954393554187" calcext:value-type="float">
            <text:p>38,1954393554187</text:p>
          </table:table-cell>
          <table:table-cell table:formula="of:=[.B62]-[.$B$1]" office:value-type="float" office:value="-1.80456064458132" calcext:value-type="float">
            <text:p>-1,80456064458132</text:p>
          </table:table-cell>
          <table:table-cell table:number-columns-repeated="2"/>
        </table:table-row>
        <table:table-row table:style-name="ro1">
          <table:table-cell table:formula="of:=[.A62]+0.1" office:value-type="float" office:value="6.69999999999999" calcext:value-type="float">
            <text:p>6,69999999999999</text:p>
          </table:table-cell>
          <table:table-cell table:formula="of:=30+10*LOG([.A63])" office:value-type="float" office:value="38.2607480270083" calcext:value-type="float">
            <text:p>38,2607480270083</text:p>
          </table:table-cell>
          <table:table-cell table:formula="of:=[.B63]-[.$B$1]" office:value-type="float" office:value="-1.73925197299174" calcext:value-type="float">
            <text:p>-1,73925197299174</text:p>
          </table:table-cell>
          <table:table-cell table:number-columns-repeated="2"/>
        </table:table-row>
        <table:table-row table:style-name="ro1">
          <table:table-cell table:formula="of:=[.A63]+0.1" office:value-type="float" office:value="6.79999999999999" calcext:value-type="float">
            <text:p>6,79999999999999</text:p>
          </table:table-cell>
          <table:table-cell table:formula="of:=30+10*LOG([.A64])" office:value-type="float" office:value="38.3250891270624" calcext:value-type="float">
            <text:p>38,3250891270624</text:p>
          </table:table-cell>
          <table:table-cell table:formula="of:=[.B64]-[.$B$1]" office:value-type="float" office:value="-1.67491087293764" calcext:value-type="float">
            <text:p>-1,67491087293764</text:p>
          </table:table-cell>
          <table:table-cell table:number-columns-repeated="2"/>
        </table:table-row>
        <table:table-row table:style-name="ro1">
          <table:table-cell table:formula="of:=[.A64]+0.1" office:value-type="float" office:value="6.89999999999999" calcext:value-type="float">
            <text:p>6,89999999999999</text:p>
          </table:table-cell>
          <table:table-cell table:formula="of:=30+10*LOG([.A65])" office:value-type="float" office:value="38.3884909073725" calcext:value-type="float">
            <text:p>38,3884909073725</text:p>
          </table:table-cell>
          <table:table-cell table:formula="of:=[.B65]-[.$B$1]" office:value-type="float" office:value="-1.61150909262745" calcext:value-type="float">
            <text:p>-1,61150909262745</text:p>
          </table:table-cell>
          <table:table-cell table:number-columns-repeated="2"/>
        </table:table-row>
        <table:table-row table:style-name="ro1">
          <table:table-cell table:formula="of:=[.A65]+0.1" office:value-type="float" office:value="6.99999999999999" calcext:value-type="float">
            <text:p>6,99999999999999</text:p>
          </table:table-cell>
          <table:table-cell table:formula="of:=30+10*LOG([.A66])" office:value-type="float" office:value="38.4509804001426" calcext:value-type="float">
            <text:p>38,4509804001426</text:p>
          </table:table-cell>
          <table:table-cell table:formula="of:=[.B66]-[.$B$1]" office:value-type="float" office:value="-1.54901959985744" calcext:value-type="float">
            <text:p>-1,54901959985744</text:p>
          </table:table-cell>
          <table:table-cell table:number-columns-repeated="2"/>
        </table:table-row>
        <table:table-row table:style-name="ro1">
          <table:table-cell table:formula="of:=[.A66]+0.1" office:value-type="float" office:value="7.09999999999999" calcext:value-type="float">
            <text:p>7,09999999999999</text:p>
          </table:table-cell>
          <table:table-cell table:formula="of:=30+10*LOG([.A67])" office:value-type="float" office:value="38.5125834871907" calcext:value-type="float">
            <text:p>38,5125834871907</text:p>
          </table:table-cell>
          <table:table-cell table:formula="of:=[.B67]-[.$B$1]" office:value-type="float" office:value="-1.48741651280925" calcext:value-type="float">
            <text:p>-1,48741651280925</text:p>
          </table:table-cell>
          <table:table-cell table:number-columns-repeated="2"/>
        </table:table-row>
        <table:table-row table:style-name="ro1">
          <table:table-cell table:formula="of:=[.A67]+0.1" office:value-type="float" office:value="7.19999999999999" calcext:value-type="float">
            <text:p>7,19999999999999</text:p>
          </table:table-cell>
          <table:table-cell table:formula="of:=30+10*LOG([.A68])" office:value-type="float" office:value="38.5733249643127" calcext:value-type="float">
            <text:p>38,5733249643127</text:p>
          </table:table-cell>
          <table:table-cell table:formula="of:=[.B68]-[.$B$1]" office:value-type="float" office:value="-1.42667503568732" calcext:value-type="float">
            <text:p>-1,42667503568732</text:p>
          </table:table-cell>
          <table:table-cell table:number-columns-repeated="2"/>
        </table:table-row>
        <table:table-row table:style-name="ro1">
          <table:table-cell table:formula="of:=[.A68]+0.1" office:value-type="float" office:value="7.29999999999999" calcext:value-type="float">
            <text:p>7,29999999999999</text:p>
          </table:table-cell>
          <table:table-cell table:formula="of:=30+10*LOG([.A69])" office:value-type="float" office:value="38.6332286012045" calcext:value-type="float">
            <text:p>38,6332286012045</text:p>
          </table:table-cell>
          <table:table-cell table:formula="of:=[.B69]-[.$B$1]" office:value-type="float" office:value="-1.36677139879545" calcext:value-type="float">
            <text:p>-1,36677139879545</text:p>
          </table:table-cell>
          <table:table-cell table:number-columns-repeated="2"/>
        </table:table-row>
        <table:table-row table:style-name="ro1">
          <table:table-cell table:formula="of:=[.A69]+0.1" office:value-type="float" office:value="7.39999999999999" calcext:value-type="float">
            <text:p>7,39999999999999</text:p>
          </table:table-cell>
          <table:table-cell table:formula="of:=30+10*LOG([.A70])" office:value-type="float" office:value="38.6923171973098" calcext:value-type="float">
            <text:p>38,6923171973098</text:p>
          </table:table-cell>
          <table:table-cell table:formula="of:=[.B70]-[.$B$1]" office:value-type="float" office:value="-1.30768280269024" calcext:value-type="float">
            <text:p>-1,30768280269024</text:p>
          </table:table-cell>
          <table:table-cell table:number-columns-repeated="2"/>
        </table:table-row>
        <table:table-row table:style-name="ro1">
          <table:table-cell table:formula="of:=[.A70]+0.1" office:value-type="float" office:value="7.49999999999999" calcext:value-type="float">
            <text:p>7,49999999999999</text:p>
          </table:table-cell>
          <table:table-cell table:formula="of:=30+10*LOG([.A71])" office:value-type="float" office:value="38.750612633917" calcext:value-type="float">
            <text:p>38,750612633917</text:p>
          </table:table-cell>
          <table:table-cell table:formula="of:=[.B71]-[.$B$1]" office:value-type="float" office:value="-1.24938736608301" calcext:value-type="float">
            <text:p>-1,24938736608301</text:p>
          </table:table-cell>
          <table:table-cell table:number-columns-repeated="2"/>
        </table:table-row>
        <table:table-row table:style-name="ro1">
          <table:table-cell table:formula="of:=[.A71]+0.1" office:value-type="float" office:value="7.59999999999999" calcext:value-type="float">
            <text:p>7,59999999999999</text:p>
          </table:table-cell>
          <table:table-cell table:formula="of:=30+10*LOG([.A72])" office:value-type="float" office:value="38.8081359228079" calcext:value-type="float">
            <text:p>38,8081359228079</text:p>
          </table:table-cell>
          <table:table-cell table:formula="of:=[.B72]-[.$B$1]" office:value-type="float" office:value="-1.19186407719209" calcext:value-type="float">
            <text:p>-1,19186407719209</text:p>
          </table:table-cell>
          <table:table-cell table:number-columns-repeated="2"/>
        </table:table-row>
        <table:table-row table:style-name="ro1">
          <table:table-cell table:formula="of:=[.A72]+0.1" office:value-type="float" office:value="7.69999999999999" calcext:value-type="float">
            <text:p>7,69999999999999</text:p>
          </table:table-cell>
          <table:table-cell table:formula="of:=30+10*LOG([.A73])" office:value-type="float" office:value="38.8649072517248" calcext:value-type="float">
            <text:p>38,8649072517248</text:p>
          </table:table-cell>
          <table:table-cell table:formula="of:=[.B73]-[.$B$1]" office:value-type="float" office:value="-1.13509274827518" calcext:value-type="float">
            <text:p>-1,13509274827518</text:p>
          </table:table-cell>
          <table:table-cell table:number-columns-repeated="2"/>
        </table:table-row>
        <table:table-row table:style-name="ro1">
          <table:table-cell table:formula="of:=[.A73]+0.1" office:value-type="float" office:value="7.79999999999999" calcext:value-type="float">
            <text:p>7,79999999999999</text:p>
          </table:table-cell>
          <table:table-cell table:formula="of:=30+10*LOG([.A74])" office:value-type="float" office:value="38.9209460269048" calcext:value-type="float">
            <text:p>38,9209460269048</text:p>
          </table:table-cell>
          <table:table-cell table:formula="of:=[.B74]-[.$B$1]" office:value-type="float" office:value="-1.07905397309521" calcext:value-type="float">
            <text:p>-1,07905397309521</text:p>
          </table:table-cell>
          <table:table-cell table:number-columns-repeated="2"/>
        </table:table-row>
        <table:table-row table:style-name="ro1">
          <table:table-cell table:formula="of:=[.A74]+0.1" office:value-type="float" office:value="7.89999999999999" calcext:value-type="float">
            <text:p>7,89999999999999</text:p>
          </table:table-cell>
          <table:table-cell table:formula="of:=30+10*LOG([.A75])" office:value-type="float" office:value="38.9762709129044" calcext:value-type="float">
            <text:p>38,9762709129044</text:p>
          </table:table-cell>
          <table:table-cell table:formula="of:=[.B75]-[.$B$1]" office:value-type="float" office:value="-1.02372908709559" calcext:value-type="float">
            <text:p>-1,02372908709559</text:p>
          </table:table-cell>
          <table:table-cell table:number-columns-repeated="2"/>
        </table:table-row>
        <table:table-row table:style-name="ro1">
          <table:table-cell table:formula="of:=[.A75]+0.1" office:value-type="float" office:value="7.99999999999999" calcext:value-type="float">
            <text:p>7,99999999999999</text:p>
          </table:table-cell>
          <table:table-cell table:formula="of:=30+10*LOG([.A76])" office:value-type="float" office:value="39.0308998699194" calcext:value-type="float">
            <text:p>39,0308998699194</text:p>
          </table:table-cell>
          <table:table-cell table:formula="of:=[.B76]-[.$B$1]" office:value-type="float" office:value="-0.96910013008057" calcext:value-type="float">
            <text:p>-0,96910013008057</text:p>
          </table:table-cell>
          <table:table-cell table:number-columns-repeated="2"/>
        </table:table-row>
        <table:table-row table:style-name="ro1">
          <table:table-cell table:formula="of:=[.A76]+0.1" office:value-type="float" office:value="8.09999999999999" calcext:value-type="float">
            <text:p>8,09999999999999</text:p>
          </table:table-cell>
          <table:table-cell table:formula="of:=30+10*LOG([.A77])" office:value-type="float" office:value="39.0848501887865" calcext:value-type="float">
            <text:p>39,0848501887865</text:p>
          </table:table-cell>
          <table:table-cell table:formula="of:=[.B77]-[.$B$1]" office:value-type="float" office:value="-0.91514981121351" calcext:value-type="float">
            <text:p>-0,91514981121351</text:p>
          </table:table-cell>
          <table:table-cell table:number-columns-repeated="2"/>
        </table:table-row>
        <table:table-row table:style-name="ro1">
          <table:table-cell table:formula="of:=[.A77]+0.1" office:value-type="float" office:value="8.19999999999999" calcext:value-type="float">
            <text:p>8,19999999999999</text:p>
          </table:table-cell>
          <table:table-cell table:formula="of:=30+10*LOG([.A78])" office:value-type="float" office:value="39.1381385238372" calcext:value-type="float">
            <text:p>39,1381385238372</text:p>
          </table:table-cell>
          <table:table-cell table:formula="of:=[.B78]-[.$B$1]" office:value-type="float" office:value="-0.861861476162844" calcext:value-type="float">
            <text:p>-0,861861476162844</text:p>
          </table:table-cell>
          <table:table-cell table:number-columns-repeated="2"/>
        </table:table-row>
        <table:table-row table:style-name="ro1">
          <table:table-cell table:formula="of:=[.A78]+0.1" office:value-type="float" office:value="8.29999999999999" calcext:value-type="float">
            <text:p>8,29999999999999</text:p>
          </table:table-cell>
          <table:table-cell table:formula="of:=30+10*LOG([.A79])" office:value-type="float" office:value="39.1907809237607" calcext:value-type="float">
            <text:p>39,1907809237607</text:p>
          </table:table-cell>
          <table:table-cell table:formula="of:=[.B79]-[.$B$1]" office:value-type="float" office:value="-0.809219076239266" calcext:value-type="float">
            <text:p>-0,809219076239266</text:p>
          </table:table-cell>
          <table:table-cell table:number-columns-repeated="2"/>
        </table:table-row>
        <table:table-row table:style-name="ro1">
          <table:table-cell table:formula="of:=[.A79]+0.1" office:value-type="float" office:value="8.39999999999999" calcext:value-type="float">
            <text:p>8,39999999999999</text:p>
          </table:table-cell>
          <table:table-cell table:formula="of:=30+10*LOG([.A80])" office:value-type="float" office:value="39.2427928606188" calcext:value-type="float">
            <text:p>39,2427928606188</text:p>
          </table:table-cell>
          <table:table-cell table:formula="of:=[.B80]-[.$B$1]" office:value-type="float" office:value="-0.757207139381194" calcext:value-type="float">
            <text:p>-0,757207139381194</text:p>
          </table:table-cell>
          <table:table-cell table:number-columns-repeated="2"/>
        </table:table-row>
        <table:table-row table:style-name="ro1">
          <table:table-cell table:formula="of:=[.A80]+0.1" office:value-type="float" office:value="8.49999999999999" calcext:value-type="float">
            <text:p>8,49999999999999</text:p>
          </table:table-cell>
          <table:table-cell table:formula="of:=30+10*LOG([.A81])" office:value-type="float" office:value="39.2941892571429" calcext:value-type="float">
            <text:p>39,2941892571429</text:p>
          </table:table-cell>
          <table:table-cell table:formula="of:=[.B81]-[.$B$1]" office:value-type="float" office:value="-0.705810742857082" calcext:value-type="float">
            <text:p>-0,705810742857082</text:p>
          </table:table-cell>
          <table:table-cell table:number-columns-repeated="2"/>
        </table:table-row>
        <table:table-row table:style-name="ro1">
          <table:table-cell table:formula="of:=[.A81]+0.1" office:value-type="float" office:value="8.59999999999999" calcext:value-type="float">
            <text:p>8,59999999999999</text:p>
          </table:table-cell>
          <table:table-cell table:formula="of:=30+10*LOG([.A82])" office:value-type="float" office:value="39.3449845124357" calcext:value-type="float">
            <text:p>39,3449845124357</text:p>
          </table:table-cell>
          <table:table-cell table:formula="of:=[.B82]-[.$B$1]" office:value-type="float" office:value="-0.655015487564327" calcext:value-type="float">
            <text:p>-0,655015487564327</text:p>
          </table:table-cell>
          <table:table-cell table:number-columns-repeated="2"/>
        </table:table-row>
        <table:table-row table:style-name="ro1">
          <table:table-cell table:formula="of:=[.A82]+0.1" office:value-type="float" office:value="8.69999999999999" calcext:value-type="float">
            <text:p>8,69999999999999</text:p>
          </table:table-cell>
          <table:table-cell table:formula="of:=30+10*LOG([.A83])" office:value-type="float" office:value="39.3951925261862" calcext:value-type="float">
            <text:p>39,3951925261862</text:p>
          </table:table-cell>
          <table:table-cell table:formula="of:=[.B83]-[.$B$1]" office:value-type="float" office:value="-0.604807473813821" calcext:value-type="float">
            <text:p>-0,604807473813821</text:p>
          </table:table-cell>
          <table:table-cell table:number-columns-repeated="2"/>
        </table:table-row>
        <table:table-row table:style-name="ro1">
          <table:table-cell table:formula="of:=[.A83]+0.1" office:value-type="float" office:value="8.79999999999999" calcext:value-type="float">
            <text:p>8,79999999999999</text:p>
          </table:table-cell>
          <table:table-cell table:formula="of:=30+10*LOG([.A84])" office:value-type="float" office:value="39.4448267215017" calcext:value-type="float">
            <text:p>39,4448267215017</text:p>
          </table:table-cell>
          <table:table-cell table:formula="of:=[.B84]-[.$B$1]" office:value-type="float" office:value="-0.555173278498323" calcext:value-type="float">
            <text:p>-0,555173278498323</text:p>
          </table:table-cell>
          <table:table-cell table:number-columns-repeated="2"/>
        </table:table-row>
        <table:table-row table:style-name="ro1">
          <table:table-cell table:formula="of:=[.A84]+0.1" office:value-type="float" office:value="8.89999999999999" calcext:value-type="float">
            <text:p>8,89999999999999</text:p>
          </table:table-cell>
          <table:table-cell table:formula="of:=30+10*LOG([.A85])" office:value-type="float" office:value="39.4939000664491" calcext:value-type="float">
            <text:p>39,4939000664491</text:p>
          </table:table-cell>
          <table:table-cell table:formula="of:=[.B85]-[.$B$1]" office:value-type="float" office:value="-0.506099933550885" calcext:value-type="float">
            <text:p>-0,506099933550885</text:p>
          </table:table-cell>
          <table:table-cell table:number-columns-repeated="2"/>
        </table:table-row>
        <table:table-row table:style-name="ro1">
          <table:table-cell table:formula="of:=[.A85]+0.1" office:value-type="float" office:value="8.99999999999999" calcext:value-type="float">
            <text:p>8,99999999999999</text:p>
          </table:table-cell>
          <table:table-cell table:formula="of:=30+10*LOG([.A86])" office:value-type="float" office:value="39.5424250943932" calcext:value-type="float">
            <text:p>39,5424250943932</text:p>
          </table:table-cell>
          <table:table-cell table:formula="of:=[.B86]-[.$B$1]" office:value-type="float" office:value="-0.457574905606762" calcext:value-type="float">
            <text:p>-0,457574905606762</text:p>
          </table:table-cell>
          <table:table-cell table:number-columns-repeated="2"/>
        </table:table-row>
        <table:table-row table:style-name="ro1">
          <table:table-cell table:formula="of:=[.A86]+0.1" office:value-type="float" office:value="9.09999999999999" calcext:value-type="float">
            <text:p>9,09999999999999</text:p>
          </table:table-cell>
          <table:table-cell table:formula="of:=30+10*LOG([.A87])" office:value-type="float" office:value="39.5904139232109" calcext:value-type="float">
            <text:p>39,5904139232109</text:p>
          </table:table-cell>
          <table:table-cell table:formula="of:=[.B87]-[.$B$1]" office:value-type="float" office:value="-0.409586076789068" calcext:value-type="float">
            <text:p>-0,409586076789068</text:p>
          </table:table-cell>
          <table:table-cell table:number-columns-repeated="2"/>
        </table:table-row>
        <table:table-row table:style-name="ro1">
          <table:table-cell table:formula="of:=[.A87]+0.1" office:value-type="float" office:value="9.19999999999999" calcext:value-type="float">
            <text:p>9,19999999999999</text:p>
          </table:table-cell>
          <table:table-cell table:formula="of:=30+10*LOG([.A88])" office:value-type="float" office:value="39.6378782734555" calcext:value-type="float">
            <text:p>39,6378782734555</text:p>
          </table:table-cell>
          <table:table-cell table:formula="of:=[.B88]-[.$B$1]" office:value-type="float" office:value="-0.362121726544458" calcext:value-type="float">
            <text:p>-0,362121726544458</text:p>
          </table:table-cell>
          <table:table-cell table:number-columns-repeated="2"/>
        </table:table-row>
        <table:table-row table:style-name="ro1">
          <table:table-cell table:formula="of:=[.A88]+0.1" office:value-type="float" office:value="9.29999999999999" calcext:value-type="float">
            <text:p>9,29999999999999</text:p>
          </table:table-cell>
          <table:table-cell table:formula="of:=30+10*LOG([.A89])" office:value-type="float" office:value="39.6848294855393" calcext:value-type="float">
            <text:p>39,6848294855393</text:p>
          </table:table-cell>
          <table:table-cell table:formula="of:=[.B89]-[.$B$1]" office:value-type="float" office:value="-0.315170514460661" calcext:value-type="float">
            <text:p>-0,315170514460661</text:p>
          </table:table-cell>
          <table:table-cell table:number-columns-repeated="2"/>
        </table:table-row>
        <table:table-row table:style-name="ro1">
          <table:table-cell table:formula="of:=[.A89]+0.1" office:value-type="float" office:value="9.39999999999998" calcext:value-type="float">
            <text:p>9,39999999999998</text:p>
          </table:table-cell>
          <table:table-cell table:formula="of:=30+10*LOG([.A90])" office:value-type="float" office:value="39.731278535997" calcext:value-type="float">
            <text:p>39,731278535997</text:p>
          </table:table-cell>
          <table:table-cell table:formula="of:=[.B90]-[.$B$1]" office:value-type="float" office:value="-0.268721464003022" calcext:value-type="float">
            <text:p>-0,268721464003022</text:p>
          </table:table-cell>
          <table:table-cell table:number-columns-repeated="2"/>
        </table:table-row>
        <table:table-row table:style-name="ro1">
          <table:table-cell table:formula="of:=[.A90]+0.1" office:value-type="float" office:value="9.49999999999998" calcext:value-type="float">
            <text:p>9,49999999999998</text:p>
          </table:table-cell>
          <table:table-cell table:formula="of:=30+10*LOG([.A91])" office:value-type="float" office:value="39.7772360528885" calcext:value-type="float">
            <text:p>39,7772360528885</text:p>
          </table:table-cell>
          <table:table-cell table:formula="of:=[.B91]-[.$B$1]" office:value-type="float" office:value="-0.222763947111531" calcext:value-type="float">
            <text:p>-0,222763947111531</text:p>
          </table:table-cell>
          <table:table-cell table:number-columns-repeated="2"/>
        </table:table-row>
        <table:table-row table:style-name="ro1">
          <table:table-cell table:formula="of:=[.A91]+0.1" office:value-type="float" office:value="9.59999999999998" calcext:value-type="float">
            <text:p>9,59999999999998</text:p>
          </table:table-cell>
          <table:table-cell table:formula="of:=30+10*LOG([.A92])" office:value-type="float" office:value="39.8227123303957" calcext:value-type="float">
            <text:p>39,8227123303957</text:p>
          </table:table-cell>
          <table:table-cell table:formula="of:=[.B92]-[.$B$1]" office:value-type="float" office:value="-0.177287669604326" calcext:value-type="float">
            <text:p>-0,177287669604326</text:p>
          </table:table-cell>
          <table:table-cell table:number-columns-repeated="2"/>
        </table:table-row>
        <table:table-row table:style-name="ro1">
          <table:table-cell table:formula="of:=[.A92]+0.1" office:value-type="float" office:value="9.69999999999998" calcext:value-type="float">
            <text:p>9,69999999999998</text:p>
          </table:table-cell>
          <table:table-cell table:formula="of:=30+10*LOG([.A93])" office:value-type="float" office:value="39.8677173426624" calcext:value-type="float">
            <text:p>39,8677173426624</text:p>
          </table:table-cell>
          <table:table-cell table:formula="of:=[.B93]-[.$B$1]" office:value-type="float" office:value="-0.132282657337555" calcext:value-type="float">
            <text:p>-0,132282657337555</text:p>
          </table:table-cell>
          <table:table-cell table:number-columns-repeated="2"/>
        </table:table-row>
        <table:table-row table:style-name="ro1">
          <table:table-cell table:formula="of:=[.A93]+0.1" office:value-type="float" office:value="9.79999999999998" calcext:value-type="float">
            <text:p>9,79999999999998</text:p>
          </table:table-cell>
          <table:table-cell table:formula="of:=30+10*LOG([.A94])" office:value-type="float" office:value="39.9122607569249" calcext:value-type="float">
            <text:p>39,9122607569249</text:p>
          </table:table-cell>
          <table:table-cell table:formula="of:=[.B94]-[.$B$1]" office:value-type="float" office:value="-0.0877392430750632" calcext:value-type="float">
            <text:p>-0,087739243075063</text:p>
          </table:table-cell>
          <table:table-cell table:number-columns-repeated="2"/>
        </table:table-row>
        <table:table-row table:style-name="ro1">
          <table:table-cell table:formula="of:=[.A94]+0.1" office:value-type="float" office:value="9.89999999999998" calcext:value-type="float">
            <text:p>9,89999999999998</text:p>
          </table:table-cell>
          <table:table-cell table:formula="of:=30+10*LOG([.A95])" office:value-type="float" office:value="39.9563519459755" calcext:value-type="float">
            <text:p>39,9563519459755</text:p>
          </table:table-cell>
          <table:table-cell table:formula="of:=[.B95]-[.$B$1]" office:value-type="float" office:value="-0.0436480540245086" calcext:value-type="float">
            <text:p>-0,043648054024509</text:p>
          </table:table-cell>
          <table:table-cell table:number-columns-repeated="2"/>
        </table:table-row>
        <table:table-row table:style-name="ro1">
          <table:table-cell table:formula="of:=[.A95]+0.1" office:value-type="float" office:value="9.99999999999998" calcext:value-type="float">
            <text:p>9,99999999999998</text:p>
          </table:table-cell>
          <table:table-cell table:formula="of:=30+10*LOG([.A96])" office:value-type="float" office:value="40" calcext:value-type="float">
            <text:p>40</text:p>
          </table:table-cell>
          <table:table-cell table:formula="of:=[.B96]-[.$B$1]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7">00/00/0000</text:date>, <text:time style:data-style-name="N2" text:time-value="08:03:09.9511356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ce F4BJH</meta:initial-creator>
    <meta:creation-date>2019-06-30T19:15:12.043751144</meta:creation-date>
    <dc:date>2019-07-07T11:08:50.438110420</dc:date>
    <meta:editing-duration>PT11H58M27S</meta:editing-duration>
    <meta:editing-cycles>51</meta:editing-cycles>
    <meta:generator>LibreOffice/5.2.7.2$Linux_X86_64 LibreOffice_project/20m0$Build-2</meta:generator>
    <dc:creator>Fabrice F4BJH</dc:creator>
    <meta:document-statistic meta:table-count="4" meta:cell-count="98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97cm" svg:y="0.316cm" chart:style-name="ch2">
          <text:p>500MHz</text:p>
        </chart:title>
        <chart:plot-area chart:style-name="ch3" table:cell-range-address="Données_QUCS.C5:Données_QUCS.D47 Données_QUCS.B4:Données_QUCS.B4" chart:data-source-has-labels="both" svg:x="1.331cm" svg:y="1.275cm" svg:width="14.349cm" svg:height="6.564cm">
          <chartooo:coordinate-region svg:x="2.614cm" svg:y="1.275cm" svg:width="12.627cm" svg:height="4.394cm"/>
          <chart:axis chart:dimension="x" chart:name="primary-x" chart:style-name="ch4" chartooo:axis-type="auto">
            <chartooo:date-scale/>
            <chart:title svg:x="7.773cm" svg:y="8.019cm" chart:style-name="ch5">
              <text:p>Pin(dBm)</text:p>
            </chart:title>
            <chart:categories table:cell-range-address="Données_QUCS.C5:Données_QUCS.C47"/>
          </chart:axis>
          <chart:axis chart:dimension="y" chart:name="primary-y" chart:style-name="ch6">
            <chart:title svg:x="0.451cm" svg:y="5.143cm" chart:style-name="ch7">
              <text:p>Vout(V)</text:p>
            </chart:title>
            <chart:grid chart:style-name="ch8" chart:class="major"/>
          </chart:axis>
          <chart:series chart:style-name="ch9" chart:values-cell-range-address="Données_QUCS.D5:Données_QUCS.D47" chart:label-cell-address="Données_QUCS.B4:Données_QUCS.B4" chart:class="chart:line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</text:p>
                <draw:g>
                  <svg:desc>Données_QUCS.B4:Données_QUCS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in détecteur</text:p>
                <draw:g>
                  <svg:desc>Données_QUCS.C5:Données_QUCS.C47</svg:desc>
                </draw:g>
              </table:table-cell>
              <table:table-cell office:value-type="float" office:value="NaN">
                <text:p>NaN</text:p>
                <draw:g>
                  <svg:desc>Données_QUCS.D5:Données_QUCS.D47</svg:desc>
                </draw:g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00722">
                <text:p>0.000722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00244">
                <text:p>0.0024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00529">
                <text:p>0.00529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522">
                <text:p>0.05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38">
                <text:p>0.93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.14">
                <text:p>5.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chart-properties loext:regression-name="Law Square Region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Fine_20_Dashed" svg:stroke-width="0.1cm" svg:stroke-color="#f10d0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32cm" svg:y="0.316cm" chart:style-name="ch2">
          <text:p>Pin=[-12;4]</text:p>
        </chart:title>
        <chart:plot-area chart:style-name="ch3" table:cell-range-address="Données_QUCS.C5:Données_QUCS.C47 Données_QUCS.B4:Données_QUCS.B4 Données_QUCS.D5:Données_QUCS.D23" chart:data-source-has-labels="both" svg:x="1.331cm" svg:y="1.275cm" svg:width="14.349cm" svg:height="6.564cm">
          <chartooo:coordinate-region svg:x="2.614cm" svg:y="1.474cm" svg:width="12.972cm" svg:height="5.32cm"/>
          <chart:axis chart:dimension="x" chart:name="primary-x" chart:style-name="ch4" chartooo:axis-type="auto">
            <chartooo:date-scale/>
            <chart:title svg:x="7.773cm" svg:y="8.019cm" chart:style-name="ch5">
              <text:p>Pin(dBm)</text:p>
            </chart:title>
            <chart:categories table:cell-range-address="Données_QUCS.C5:Données_QUCS.C47"/>
          </chart:axis>
          <chart:axis chart:dimension="y" chart:name="primary-y" chart:style-name="ch6">
            <chart:title svg:x="0.451cm" svg:y="5.143cm" chart:style-name="ch7">
              <text:p>Vout(V)</text:p>
            </chart:title>
            <chart:grid chart:style-name="ch8" chart:class="major"/>
          </chart:axis>
          <chart:series chart:style-name="ch9" chart:values-cell-range-address="Données_QUCS.D5:Données_QUCS.D23" chart:label-cell-address="Données_QUCS.B4:Données_QUCS.B4" chart:class="chart:line">
            <chart:regression-curve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</text:p>
                <draw:g>
                  <svg:desc>Données_QUCS.B4:Données_QUCS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in détecteur</text:p>
                <draw:g>
                  <svg:desc>Données_QUCS.C5:Données_QUCS.C47</svg:desc>
                </draw:g>
              </table:table-cell>
              <table:table-cell office:value-type="float" office:value="NaN">
                <text:p>NaN</text:p>
                <draw:g>
                  <svg:desc>Données_QUCS.D5:Données_QUCS.D23</svg:desc>
                </draw:g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00722">
                <text:p>0.000722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00244">
                <text:p>0.0024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00529">
                <text:p>0.00529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522">
                <text:p>0.05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5">
                <text:p>0.1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0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'Courbes Vout=f(Pin)'.A25:'Courbes Vout=f(Pin)'.B45" chart:data-source-has-labels="column" svg:x="0.32cm" svg:y="0.18cm" svg:width="12.428cm" svg:height="8.64cm">
          <chartooo:coordinate-region svg:x="1.418cm" svg:y="0.379cm" svg:width="9.027cm" svg:height="7.794cm"/>
          <chart:axis chart:dimension="x" chart:name="primary-x" chart:style-name="ch4" chartooo:axis-type="auto">
            <chartooo:date-scale/>
            <chart:categories table:cell-range-address="'Courbes Vout=f(Pin)'.A25:'Courbes Vout=f(Pin)'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urbes Vout=f(Pin)'.B25:'Courbes Vout=f(Pin)'.B45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ourbes Vout=f(Pin)'.A25:'Courbes Vout=f(Pin)'.A45</svg:desc>
                </draw:g>
              </table:table-cell>
              <table:table-cell office:value-type="float" office:value="1">
                <text:p>1</text:p>
                <draw:g>
                  <svg:desc>'Courbes Vout=f(Pin)'.B25:'Courbes Vout=f(Pin)'.B4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00000000">
                <text:p>10000000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0000000000">
                <text:p>1000000000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00000000000">
                <text:p>100000000000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000000000000">
                <text:p>1000000000000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0000000000000">
                <text:p>1000000000000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00000000000000">
                <text:p>10000000000000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E+016">
                <text:p>1E+01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E+017">
                <text:p>1E+0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E+018">
                <text:p>1E+0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E+019">
                <text:p>1E+0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E+020">
                <text:p>1E+0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952cm" style:legend-expansion="high" chart:style-name="ch2"/>
        <chart:plot-area chart:style-name="ch3" table:cell-range-address="Calibration.B95:Calibration.B117 Calibration.H95:Calibration.H117" svg:x="0.32cm" svg:y="0.18cm" svg:width="12.428cm" svg:height="8.64cm">
          <chartooo:coordinate-region svg:x="0.941cm" svg:y="0.379cm" svg:width="11.6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libration.B95:Calibration.B117" chart:class="chart:line">
            <chart:data-point chart:repeated="23"/>
          </chart:series>
          <chart:series chart:style-name="ch7" chart:values-cell-range-address="Calibration.H95:Calibration.H117" chart:class="chart:line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libration.B95:Calibration.B117</svg:desc>
                </draw:g>
              </table:table-cell>
              <table:table-cell office:value-type="float" office:value="30">
                <text:p>30</text:p>
                <draw:g>
                  <svg:desc>Calibration.H95:Calibration.H1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892541179417">
                <text:p>1.25892541179417</text:p>
              </table:table-cell>
              <table:table-cell office:value-type="float" office:value="30.0724573819178">
                <text:p>30.0724573819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8489319246111">
                <text:p>1.58489319246111</text:p>
              </table:table-cell>
              <table:table-cell office:value-type="float" office:value="30.1374122319913">
                <text:p>30.13741223199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9526231496888">
                <text:p>1.99526231496888</text:p>
              </table:table-cell>
              <table:table-cell office:value-type="float" office:value="30.2709179030123">
                <text:p>30.2709179030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1188643150958">
                <text:p>2.51188643150958</text:p>
              </table:table-cell>
              <table:table-cell office:value-type="float" office:value="30.4620148218333">
                <text:p>30.4620148218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31.1194148332917">
                <text:p>31.11941483329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31.402794241772">
                <text:p>31.4027942417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1187233627272">
                <text:p>5.01187233627272</text:p>
              </table:table-cell>
              <table:table-cell office:value-type="float" office:value="32.2370979547063">
                <text:p>32.23709795470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30957344480193">
                <text:p>6.30957344480193</text:p>
              </table:table-cell>
              <table:table-cell office:value-type="float" office:value="33.8711376835519">
                <text:p>33.87113768355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94328234724282">
                <text:p>7.94328234724282</text:p>
              </table:table-cell>
              <table:table-cell office:value-type="float" office:value="36.3151953331557">
                <text:p>36.31519533315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" chart:maximum="45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Fine_20_Dashed" svg:stroke-width="0.1cm" svg:stroke-color="#ff0000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613cm" svg:height="14.407cm" xlink:href=".." xlink:type="simple" chart:class="chart:line" chart:style-name="ch1">
        <chart:legend chart:legend-position="end" svg:x="16.484cm" svg:y="6.157cm" style:legend-expansion="high" chart:style-name="ch2"/>
        <chart:plot-area chart:style-name="ch3" table:cell-range-address="Calibration.C95:Calibration.D105 Calibration.D94:Calibration.D94 Calibration.K93:Calibration.K93 Calibration.K95:Calibration.K105 Calibration.H93:Calibration.H93 Calibration.H95:Calibration.H105" chart:data-source-has-labels="both" svg:x="0.512cm" svg:y="0.288cm" svg:width="15.46cm" svg:height="13.831cm">
          <chartooo:coordinate-region svg:x="1.424cm" svg:y="0.288cm" svg:width="14.054cm" svg:height="11.77cm"/>
          <chart:axis chart:dimension="x" chart:name="primary-x" chart:style-name="ch4" chartooo:axis-type="auto">
            <chartooo:date-scale/>
            <chart:categories table:cell-range-address="Calibration.C95:Calibration.C1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ibration.D95:Calibration.D105" chart:label-cell-address="Calibration.D94:Calibration.D94" chart:class="chart:line">
            <chart:regression-curve chart:style-name="ch8">
              <chart:equation chart:display-equation="true" chart:display-r-square="false"/>
            </chart:regression-curve>
            <chart:data-point chart:repeated="11"/>
          </chart:series>
          <chart:series chart:style-name="ch9" chart:values-cell-range-address="Calibration.K95:Calibration.K105" chart:label-cell-address="Calibration.K93:Calibration.K93" chart:class="chart:line">
            <chart:data-point chart:repeated="11"/>
          </chart:series>
          <chart:series chart:style-name="ch10" chart:values-cell-range-address="Calibration.H95:Calibration.H105" chart:label-cell-address="Calibration.H93:Calibration.H93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n</text:p>
                <draw:g>
                  <svg:desc>Calibration.D94:Calibration.D94</svg:desc>
                </draw:g>
              </table:table-cell>
              <table:table-cell office:value-type="string">
                <text:p>interpolation exp par LOGREG de Libre Office</text:p>
                <draw:g>
                  <svg:desc>Calibration.K93:Calibration.K93</svg:desc>
                </draw:g>
              </table:table-cell>
              <table:table-cell office:value-type="string">
                <text:p>interpolation exp sur 2 points</text:p>
                <draw:g>
                  <svg:desc>Calibration.H93:Calibration.H93</svg:desc>
                </draw:g>
              </table:table-cell>
            </table:table-row>
          </table:table-header-rows>
          <table:table-rows>
            <table:table-row>
              <table:table-cell office:value-type="float" office:value="0.0003125">
                <text:p>0.0003125</text:p>
                <draw:g>
                  <svg:desc>Calibration.C95:Calibration.C105</svg:desc>
                </draw:g>
              </table:table-cell>
              <table:table-cell office:value-type="float" office:value="30">
                <text:p>30</text:p>
                <draw:g>
                  <svg:desc>Calibration.D95:Calibration.D105</svg:desc>
                </draw:g>
              </table:table-cell>
              <table:table-cell office:value-type="float" office:value="32.7465657479697">
                <text:p>32.7465657479697</text:p>
                <draw:g>
                  <svg:desc>Calibration.K95:Calibration.K105</svg:desc>
                </draw:g>
              </table:table-cell>
              <table:table-cell office:value-type="float" office:value="30">
                <text:p>30</text:p>
                <draw:g>
                  <svg:desc>Calibration.H95:Calibration.H105</svg:desc>
                </draw:g>
              </table:table-cell>
            </table:table-row>
            <table:table-row>
              <table:table-cell office:value-type="float" office:value="0.0005640625">
                <text:p>0.0005640625</text:p>
              </table:table-cell>
              <table:table-cell office:value-type="float" office:value="31">
                <text:p>31</text:p>
              </table:table-cell>
              <table:table-cell office:value-type="float" office:value="32.8157019570712">
                <text:p>32.8157019570712</text:p>
              </table:table-cell>
              <table:table-cell office:value-type="float" office:value="30.0724573819178">
                <text:p>30.0724573819178</text:p>
              </table:table-cell>
            </table:table-row>
            <table:table-row>
              <table:table-cell office:value-type="float" office:value="0.0007890625">
                <text:p>0.0007890625</text:p>
              </table:table-cell>
              <table:table-cell office:value-type="float" office:value="32">
                <text:p>32</text:p>
              </table:table-cell>
              <table:table-cell office:value-type="float" office:value="32.8776617194378">
                <text:p>32.8776617194378</text:p>
              </table:table-cell>
              <table:table-cell office:value-type="float" office:value="30.1374122319913">
                <text:p>30.1374122319913</text:p>
              </table:table-cell>
            </table:table-row>
            <table:table-row>
              <table:table-cell office:value-type="float" office:value="0.00125">
                <text:p>0.00125</text:p>
              </table:table-cell>
              <table:table-cell office:value-type="float" office:value="33">
                <text:p>33</text:p>
              </table:table-cell>
              <table:table-cell office:value-type="float" office:value="33.0049587347134">
                <text:p>33.0049587347134</text:p>
              </table:table-cell>
              <table:table-cell office:value-type="float" office:value="30.2709179030123">
                <text:p>30.2709179030123</text:p>
              </table:table-cell>
            </table:table-row>
            <table:table-row>
              <table:table-cell office:value-type="float" office:value="0.00190625">
                <text:p>0.00190625</text:p>
              </table:table-cell>
              <table:table-cell office:value-type="float" office:value="34">
                <text:p>34</text:p>
              </table:table-cell>
              <table:table-cell office:value-type="float" office:value="33.1870460154472">
                <text:p>33.1870460154472</text:p>
              </table:table-cell>
              <table:table-cell office:value-type="float" office:value="30.4620148218333">
                <text:p>30.4620148218333</text:p>
              </table:table-cell>
            </table:table-row>
            <table:table-row>
              <table:table-cell office:value-type="float" office:value="0.0041328125">
                <text:p>0.0041328125</text:p>
              </table:table-cell>
              <table:table-cell office:value-type="float" office:value="35">
                <text:p>35</text:p>
              </table:table-cell>
              <table:table-cell office:value-type="float" office:value="33.8123613741859">
                <text:p>33.8123613741859</text:p>
              </table:table-cell>
              <table:table-cell office:value-type="float" office:value="31.1194148332917">
                <text:p>31.1194148332917</text:p>
              </table:table-cell>
            </table:table-row>
            <table:table-row>
              <table:table-cell office:value-type="float" office:value="0.005078125">
                <text:p>0.005078125</text:p>
              </table:table-cell>
              <table:table-cell office:value-type="float" office:value="36">
                <text:p>36</text:p>
              </table:table-cell>
              <table:table-cell office:value-type="float" office:value="34.0813964025306">
                <text:p>34.0813964025306</text:p>
              </table:table-cell>
              <table:table-cell office:value-type="float" office:value="31.402794241772">
                <text:p>31.402794241772</text:p>
              </table:table-cell>
            </table:table-row>
            <table:table-row>
              <table:table-cell office:value-type="float" office:value="0.0078125">
                <text:p>0.0078125</text:p>
              </table:table-cell>
              <table:table-cell office:value-type="float" office:value="37">
                <text:p>37</text:p>
              </table:table-cell>
              <table:table-cell office:value-type="float" office:value="34.8717086985067">
                <text:p>34.8717086985067</text:p>
              </table:table-cell>
              <table:table-cell office:value-type="float" office:value="32.2370979547063">
                <text:p>32.2370979547063</text:p>
              </table:table-cell>
            </table:table-row>
            <table:table-row>
              <table:table-cell office:value-type="float" office:value="0.01296875">
                <text:p>0.01296875</text:p>
              </table:table-cell>
              <table:table-cell office:value-type="float" office:value="38">
                <text:p>38</text:p>
              </table:table-cell>
              <table:table-cell office:value-type="float" office:value="36.4122161416507">
                <text:p>36.4122161416507</text:p>
              </table:table-cell>
              <table:table-cell office:value-type="float" office:value="33.8711376835519">
                <text:p>33.8711376835519</text:p>
              </table:table-cell>
            </table:table-row>
            <table:table-row>
              <table:table-cell office:value-type="float" office:value="0.020234375">
                <text:p>0.020234375</text:p>
              </table:table-cell>
              <table:table-cell office:value-type="float" office:value="39">
                <text:p>39</text:p>
              </table:table-cell>
              <table:table-cell office:value-type="float" office:value="38.6991317319452">
                <text:p>38.6991317319452</text:p>
              </table:table-cell>
              <table:table-cell office:value-type="float" office:value="36.3151953331557">
                <text:p>36.3151953331557</text:p>
              </table:table-cell>
            </table:table-row>
            <table:table-row>
              <table:table-cell office:value-type="float" office:value="0.0303125">
                <text:p>0.0303125</text:p>
              </table:table-cell>
              <table:table-cell office:value-type="float" office:value="40">
                <text:p>40</text:p>
              </table:table-cell>
              <table:table-cell office:value-type="float" office:value="42.1110073614293">
                <text:p>42.1110073614293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